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7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8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9" style:family="paragraph" style:parent-style-name="Standard">
      <style:text-properties fo:font-weight="bold" officeooo:paragraph-rsid="00ed5b35" style:font-weight-asian="bold" style:font-weight-complex="bold"/>
    </style:style>
    <style:style style:name="P10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11" style:family="paragraph" style:parent-style-name="Standard">
      <style:text-properties officeooo:rsid="0011b025" officeooo:paragraph-rsid="0011b025"/>
    </style:style>
    <style:style style:name="P12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3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4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5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6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7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18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19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0" style:family="paragraph" style:parent-style-name="Standard">
      <style:text-properties fo:font-style="italic" officeooo:paragraph-rsid="00a639f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100a303" officeooo:paragraph-rsid="0100a303" style:font-style-asian="italic" style:font-style-complex="italic"/>
    </style:style>
    <style:style style:name="P32" style:family="paragraph" style:parent-style-name="Standard">
      <style:text-properties fo:font-style="italic" officeooo:rsid="0100a303" officeooo:paragraph-rsid="0176ee1b" style:font-style-asian="italic" style:font-style-complex="italic"/>
    </style:style>
    <style:style style:name="P33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4" style:family="paragraph" style:parent-style-name="Standard">
      <style:text-properties fo:font-style="italic" officeooo:paragraph-rsid="013013d9" style:font-style-asian="italic" style:font-style-complex="italic"/>
    </style:style>
    <style:style style:name="P35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6" style:family="paragraph" style:parent-style-name="Standard">
      <style:text-properties fo:font-style="italic" officeooo:paragraph-rsid="01408f03" style:font-style-asian="italic" style:font-style-complex="italic"/>
    </style:style>
    <style:style style:name="P37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8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9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style:text-underline-style="none" officeooo:paragraph-rsid="00a639f7" style:font-style-asian="italic" style:font-style-complex="italic"/>
    </style:style>
    <style:style style:name="P62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63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64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65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66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67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68" style:family="paragraph" style:parent-style-name="Standard">
      <style:text-properties fo:font-style="italic" style:text-underline-style="none" officeooo:rsid="0100a303" officeooo:paragraph-rsid="0103a2f0" style:font-style-asian="italic" style:font-style-complex="italic"/>
    </style:style>
    <style:style style:name="P69" style:family="paragraph" style:parent-style-name="Standard">
      <style:text-properties fo:font-style="italic" style:text-underline-style="none" officeooo:rsid="0100a303" officeooo:paragraph-rsid="0100a303" style:font-style-asian="italic" style:font-style-complex="italic"/>
    </style:style>
    <style:style style:name="P70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71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72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73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74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75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76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77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78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79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80" style:family="paragraph" style:parent-style-name="Standard">
      <style:text-properties officeooo:rsid="0015f1ff" officeooo:paragraph-rsid="0015f1ff"/>
    </style:style>
    <style:style style:name="P81" style:family="paragraph" style:parent-style-name="Standard">
      <style:text-properties officeooo:rsid="0015f1ff" officeooo:paragraph-rsid="009c1b54"/>
    </style:style>
    <style:style style:name="P82" style:family="paragraph" style:parent-style-name="Standard">
      <style:text-properties officeooo:rsid="0015f1ff" officeooo:paragraph-rsid="0013268f"/>
    </style:style>
    <style:style style:name="P83" style:family="paragraph" style:parent-style-name="Standard">
      <style:text-properties officeooo:rsid="0015f1ff" officeooo:paragraph-rsid="00c0d7c6"/>
    </style:style>
    <style:style style:name="P84" style:family="paragraph" style:parent-style-name="Standard">
      <style:text-properties officeooo:rsid="0019f535" officeooo:paragraph-rsid="0019f535"/>
    </style:style>
    <style:style style:name="P85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86" style:family="paragraph" style:parent-style-name="Standard">
      <style:text-properties fo:font-style="normal" officeooo:rsid="005aa0ca" officeooo:paragraph-rsid="00be4749" style:font-style-asian="normal" style:font-style-complex="normal"/>
    </style:style>
    <style:style style:name="P87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88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89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90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91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92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93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94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95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96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97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98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99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00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01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02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03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04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05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06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line-height="100%"/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a07f5d" officeooo:paragraph-rsid="00a07f5d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a43bb7" officeooo:paragraph-rsid="00a639f7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45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46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49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50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51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52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59" style:family="paragraph" style:parent-style-name="Standard">
      <style:paragraph-properties fo:line-height="150%"/>
      <style:text-properties fo:font-style="normal" style:text-underline-style="none" officeooo:rsid="00ae61b4" officeooo:paragraph-rsid="00ae61b4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62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63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64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65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66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67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68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69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70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71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72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73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74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75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76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77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78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79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80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81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82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183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184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185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186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188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189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190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191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192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193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194" style:family="paragraph" style:parent-style-name="Standard">
      <style:text-properties fo:font-style="normal" style:text-underline-style="none" officeooo:rsid="00f55bb2" officeooo:paragraph-rsid="00f5260b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f990c2" officeooo:paragraph-rsid="00f990c2" style:font-style-asian="normal" style:font-style-complex="normal"/>
    </style:style>
    <style:style style:name="P197" style:family="paragraph" style:parent-style-name="Standard">
      <style:text-properties fo:font-style="normal" style:text-underline-style="none" officeooo:rsid="00f990c2" officeooo:paragraph-rsid="00fde6f2" style:font-style-asian="normal" style:font-style-complex="normal"/>
    </style:style>
    <style:style style:name="P198" style:family="paragraph" style:parent-style-name="Standard">
      <style:text-properties fo:font-style="normal" style:text-underline-style="none" officeooo:rsid="00fde6f2" officeooo:paragraph-rsid="00fde6f2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02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13013d9" officeooo:paragraph-rsid="013013d9" style:font-style-asian="normal" style:font-style-complex="normal"/>
    </style:style>
    <style:style style:name="P207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08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13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16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17" style:family="paragraph" style:parent-style-name="Standard">
      <style:text-properties officeooo:rsid="0033fbdf" officeooo:paragraph-rsid="0033fbdf"/>
    </style:style>
    <style:style style:name="P218" style:family="paragraph" style:parent-style-name="Standard">
      <style:text-properties officeooo:rsid="0034ed8b" officeooo:paragraph-rsid="0106c767"/>
    </style:style>
    <style:style style:name="P219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220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21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22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23" style:family="paragraph" style:parent-style-name="Standard">
      <style:text-properties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style:text-line-through-style="none" style:text-line-through-type="none" fo:font-style="italic" style:text-underline-style="none" officeooo:rsid="00367935" officeooo:paragraph-rsid="0122678f" style:font-style-asian="italic" style:font-style-complex="italic"/>
    </style:style>
    <style:style style:name="P225" style:family="paragraph" style:parent-style-name="Standard">
      <style:text-properties officeooo:rsid="0012a0dc" officeooo:paragraph-rsid="0012a0dc"/>
    </style:style>
    <style:style style:name="P226" style:family="paragraph" style:parent-style-name="Standard">
      <style:text-properties officeooo:paragraph-rsid="003eeb50"/>
    </style:style>
    <style:style style:name="P227" style:family="paragraph" style:parent-style-name="Standard">
      <style:text-properties officeooo:rsid="00205d85" officeooo:paragraph-rsid="005f7223"/>
    </style:style>
    <style:style style:name="P228" style:family="paragraph" style:parent-style-name="Standard">
      <style:text-properties officeooo:rsid="002436f5" officeooo:paragraph-rsid="00ed9297"/>
    </style:style>
    <style:style style:name="P229" style:family="paragraph" style:parent-style-name="Standard">
      <style:text-properties officeooo:rsid="0056d959" officeooo:paragraph-rsid="0056d959"/>
    </style:style>
    <style:style style:name="P230" style:family="paragraph" style:parent-style-name="Standard">
      <style:paragraph-properties fo:line-height="150%"/>
      <style:text-properties officeooo:paragraph-rsid="0013268f"/>
    </style:style>
    <style:style style:name="P231" style:family="paragraph" style:parent-style-name="Standard">
      <style:paragraph-properties fo:line-height="150%"/>
      <style:text-properties officeooo:paragraph-rsid="0040eb9d"/>
    </style:style>
    <style:style style:name="P232" style:family="paragraph" style:parent-style-name="Standard">
      <style:paragraph-properties fo:line-height="150%"/>
      <style:text-properties officeooo:paragraph-rsid="0045286d"/>
    </style:style>
    <style:style style:name="P233" style:family="paragraph" style:parent-style-name="Standard">
      <style:paragraph-properties fo:line-height="150%"/>
      <style:text-properties officeooo:paragraph-rsid="00c6421c"/>
    </style:style>
    <style:style style:name="P234" style:family="paragraph" style:parent-style-name="Standard">
      <style:paragraph-properties fo:line-height="150%"/>
      <style:text-properties officeooo:paragraph-rsid="00fde6f2"/>
    </style:style>
    <style:style style:name="P235" style:family="paragraph" style:parent-style-name="Standard">
      <style:paragraph-properties fo:line-height="150%"/>
      <style:text-properties officeooo:paragraph-rsid="0106c767"/>
    </style:style>
    <style:style style:name="P236" style:family="paragraph" style:parent-style-name="Standard">
      <style:paragraph-properties fo:line-height="150%"/>
      <style:text-properties officeooo:paragraph-rsid="01851c1f"/>
    </style:style>
    <style:style style:name="P237" style:family="paragraph" style:parent-style-name="Standard">
      <style:text-properties officeooo:paragraph-rsid="0071f6b3"/>
    </style:style>
    <style:style style:name="P238" style:family="paragraph" style:parent-style-name="Standard">
      <style:text-properties officeooo:paragraph-rsid="006a9ead"/>
    </style:style>
    <style:style style:name="P239" style:family="paragraph" style:parent-style-name="Standard">
      <style:text-properties officeooo:paragraph-rsid="007b744f"/>
    </style:style>
    <style:style style:name="P240" style:family="paragraph" style:parent-style-name="Standard">
      <style:text-properties officeooo:paragraph-rsid="007f9b5f"/>
    </style:style>
    <style:style style:name="P241" style:family="paragraph" style:parent-style-name="Standard">
      <style:text-properties officeooo:paragraph-rsid="005eeb02"/>
    </style:style>
    <style:style style:name="P242" style:family="paragraph" style:parent-style-name="Standard">
      <style:text-properties officeooo:paragraph-rsid="00883289"/>
    </style:style>
    <style:style style:name="P243" style:family="paragraph" style:parent-style-name="Standard">
      <style:text-properties officeooo:paragraph-rsid="00885557"/>
    </style:style>
    <style:style style:name="P244" style:family="paragraph" style:parent-style-name="Standard">
      <style:text-properties officeooo:rsid="008872eb" officeooo:paragraph-rsid="008872eb"/>
    </style:style>
    <style:style style:name="P245" style:family="paragraph" style:parent-style-name="Standard">
      <style:text-properties officeooo:paragraph-rsid="008d7148"/>
    </style:style>
    <style:style style:name="P246" style:family="paragraph" style:parent-style-name="Standard">
      <style:text-properties officeooo:paragraph-rsid="009622c6"/>
    </style:style>
    <style:style style:name="P247" style:family="paragraph" style:parent-style-name="Standard">
      <style:text-properties officeooo:paragraph-rsid="009af966"/>
    </style:style>
    <style:style style:name="P248" style:family="paragraph" style:parent-style-name="Standard">
      <style:text-properties officeooo:paragraph-rsid="00a75993"/>
    </style:style>
    <style:style style:name="P249" style:family="paragraph" style:parent-style-name="Standard">
      <style:text-properties officeooo:rsid="003eeb50" officeooo:paragraph-rsid="00ac1d69"/>
    </style:style>
    <style:style style:name="P250" style:family="paragraph" style:parent-style-name="Standard">
      <style:text-properties officeooo:paragraph-rsid="00b6be7d"/>
    </style:style>
    <style:style style:name="P251" style:family="paragraph" style:parent-style-name="Standard">
      <style:paragraph-properties fo:line-height="150%"/>
      <style:text-properties style:use-window-font-color="true" officeooo:rsid="00a8a4b1" officeooo:paragraph-rsid="00c0d7c6"/>
    </style:style>
    <style:style style:name="P252" style:family="paragraph" style:parent-style-name="Standard">
      <style:text-properties style:use-window-font-color="true" officeooo:paragraph-rsid="00c0d7c6"/>
    </style:style>
    <style:style style:name="P253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54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55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56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58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259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260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68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269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270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271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27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27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274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275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276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277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278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279" style:family="paragraph" style:parent-style-name="Standard">
      <style:text-properties officeooo:paragraph-rsid="00ba4170"/>
    </style:style>
    <style:style style:name="P280" style:family="paragraph" style:parent-style-name="Standard">
      <style:text-properties officeooo:paragraph-rsid="00bbbf73"/>
    </style:style>
    <style:style style:name="P281" style:family="paragraph" style:parent-style-name="Standard">
      <style:text-properties officeooo:rsid="00bd11a0" officeooo:paragraph-rsid="00bd11a0"/>
    </style:style>
    <style:style style:name="P282" style:family="paragraph" style:parent-style-name="Standard">
      <style:text-properties officeooo:paragraph-rsid="00be4749"/>
    </style:style>
    <style:style style:name="P283" style:family="paragraph" style:parent-style-name="Standard">
      <style:text-properties officeooo:rsid="00beb82f" officeooo:paragraph-rsid="00beb82f"/>
    </style:style>
    <style:style style:name="P284" style:family="paragraph" style:parent-style-name="Standard">
      <style:text-properties officeooo:paragraph-rsid="00beb82f"/>
    </style:style>
    <style:style style:name="P285" style:family="paragraph" style:parent-style-name="Standard">
      <style:text-properties officeooo:rsid="00c0d7c6" officeooo:paragraph-rsid="00c0d7c6"/>
    </style:style>
    <style:style style:name="P286" style:family="paragraph" style:parent-style-name="Standard">
      <style:text-properties officeooo:paragraph-rsid="008dd7a7"/>
    </style:style>
    <style:style style:name="P287" style:family="paragraph" style:parent-style-name="Standard">
      <style:text-properties officeooo:rsid="005521a3" officeooo:paragraph-rsid="005521a3"/>
    </style:style>
    <style:style style:name="P288" style:family="paragraph" style:parent-style-name="Standard">
      <style:text-properties officeooo:paragraph-rsid="00d2fc06"/>
    </style:style>
    <style:style style:name="P289" style:family="paragraph" style:parent-style-name="Standard">
      <style:paragraph-properties fo:line-height="150%"/>
      <style:text-properties officeooo:rsid="00d5826a" officeooo:paragraph-rsid="00d5826a"/>
    </style:style>
    <style:style style:name="P290" style:family="paragraph" style:parent-style-name="Standard">
      <style:text-properties officeooo:paragraph-rsid="00d77d7d"/>
    </style:style>
    <style:style style:name="P291" style:family="paragraph" style:parent-style-name="Standard">
      <style:text-properties officeooo:rsid="00d9c9e4" officeooo:paragraph-rsid="00d9c9e4"/>
    </style:style>
    <style:style style:name="P292" style:family="paragraph" style:parent-style-name="Standard">
      <style:text-properties officeooo:paragraph-rsid="00e4290b"/>
    </style:style>
    <style:style style:name="P293" style:family="paragraph" style:parent-style-name="Standard">
      <style:text-properties officeooo:paragraph-rsid="00e5f586"/>
    </style:style>
    <style:style style:name="P294" style:family="paragraph" style:parent-style-name="Standard">
      <style:text-properties officeooo:paragraph-rsid="00eb50e0"/>
    </style:style>
    <style:style style:name="P295" style:family="paragraph" style:parent-style-name="Standard">
      <style:paragraph-properties fo:line-height="150%"/>
      <style:text-properties officeooo:rsid="00f2503e" officeooo:paragraph-rsid="00f2503e"/>
    </style:style>
    <style:style style:name="P296" style:family="paragraph" style:parent-style-name="Standard">
      <style:text-properties officeooo:rsid="00f2503e" officeooo:paragraph-rsid="01222be5"/>
    </style:style>
    <style:style style:name="P297" style:family="paragraph" style:parent-style-name="Standard">
      <style:text-properties officeooo:rsid="00d1487d" officeooo:paragraph-rsid="00d2fc06"/>
    </style:style>
    <style:style style:name="P298" style:family="paragraph" style:parent-style-name="Standard">
      <style:text-properties officeooo:paragraph-rsid="00f5260b"/>
    </style:style>
    <style:style style:name="P299" style:family="paragraph" style:parent-style-name="Standard">
      <style:text-properties officeooo:paragraph-rsid="00fecca9"/>
    </style:style>
    <style:style style:name="P300" style:family="paragraph" style:parent-style-name="Standard">
      <style:text-properties officeooo:paragraph-rsid="00c0d7c6"/>
    </style:style>
    <style:style style:name="P301" style:family="paragraph" style:parent-style-name="Standard">
      <style:text-properties officeooo:paragraph-rsid="010c486e"/>
    </style:style>
    <style:style style:name="P302" style:family="paragraph" style:parent-style-name="Standard">
      <style:text-properties officeooo:paragraph-rsid="00367935"/>
    </style:style>
    <style:style style:name="P303" style:family="paragraph" style:parent-style-name="Standard">
      <style:text-properties officeooo:paragraph-rsid="011fc384"/>
    </style:style>
    <style:style style:name="P304" style:family="paragraph" style:parent-style-name="Standard">
      <style:text-properties officeooo:paragraph-rsid="0122678f"/>
    </style:style>
    <style:style style:name="P305" style:family="paragraph" style:parent-style-name="Standard">
      <style:text-properties officeooo:paragraph-rsid="012dfde8"/>
    </style:style>
    <style:style style:name="P306" style:family="paragraph" style:parent-style-name="Standard">
      <style:text-properties officeooo:paragraph-rsid="0130fd48"/>
    </style:style>
    <style:style style:name="P307" style:family="paragraph" style:parent-style-name="Standard">
      <style:text-properties officeooo:paragraph-rsid="013282b3"/>
    </style:style>
    <style:style style:name="P308" style:family="paragraph" style:parent-style-name="Standard">
      <style:text-properties officeooo:paragraph-rsid="013f3c54"/>
    </style:style>
    <style:style style:name="P309" style:family="paragraph" style:parent-style-name="Standard">
      <style:text-properties officeooo:paragraph-rsid="0152f194"/>
    </style:style>
    <style:style style:name="P310" style:family="paragraph" style:parent-style-name="Standard">
      <style:text-properties officeooo:paragraph-rsid="0150aafa"/>
    </style:style>
    <style:style style:name="P311" style:family="paragraph" style:parent-style-name="Standard">
      <style:paragraph-properties fo:line-height="100%"/>
      <style:text-properties officeooo:paragraph-rsid="016aa5ac"/>
    </style:style>
    <style:style style:name="P312" style:family="paragraph" style:parent-style-name="Standard">
      <style:paragraph-properties fo:line-height="100%"/>
      <style:text-properties officeooo:paragraph-rsid="016d2800"/>
    </style:style>
    <style:style style:name="P313" style:family="paragraph" style:parent-style-name="Standard">
      <style:paragraph-properties fo:line-height="100%"/>
      <style:text-properties officeooo:paragraph-rsid="0171553b"/>
    </style:style>
    <style:style style:name="P314" style:family="paragraph" style:parent-style-name="Standard">
      <style:paragraph-properties fo:line-height="100%"/>
      <style:text-properties officeooo:paragraph-rsid="0176ee1b"/>
    </style:style>
    <style:style style:name="P315" style:family="paragraph" style:parent-style-name="Standard">
      <style:paragraph-properties fo:line-height="100%"/>
      <style:text-properties officeooo:paragraph-rsid="017941db"/>
    </style:style>
    <style:style style:name="P316" style:family="paragraph" style:parent-style-name="Standard">
      <style:paragraph-properties fo:line-height="100%"/>
      <style:text-properties officeooo:paragraph-rsid="017a7161"/>
    </style:style>
    <style:style style:name="P317" style:family="paragraph" style:parent-style-name="Standard">
      <style:paragraph-properties fo:line-height="100%"/>
      <style:text-properties officeooo:paragraph-rsid="018105ab"/>
    </style:style>
    <style:style style:name="P318" style:family="paragraph" style:parent-style-name="Standard">
      <style:paragraph-properties fo:line-height="100%"/>
      <style:text-properties officeooo:paragraph-rsid="01851c1f"/>
    </style:style>
    <style:style style:name="P319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320" style:family="paragraph" style:parent-style-name="Standard">
      <style:paragraph-properties fo:line-height="100%"/>
      <style:text-properties officeooo:rsid="016b9044" officeooo:paragraph-rsid="016b9044"/>
    </style:style>
    <style:style style:name="P321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322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323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324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325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326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327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328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329" style:family="paragraph" style:parent-style-name="Table_20_Contents">
      <style:paragraph-properties fo:text-align="center" style:justify-single-word="false"/>
    </style:style>
    <style:style style:name="P330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331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332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333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334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335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336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337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338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339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340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341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342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343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344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345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346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347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348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349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350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351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352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353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break-before="page"/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355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356" style:family="paragraph" style:parent-style-name="Standard">
      <style:paragraph-properties fo:line-height="150%" fo:break-before="page"/>
      <style:text-properties officeooo:paragraph-rsid="00cab904"/>
    </style:style>
    <style:style style:name="P357" style:family="paragraph" style:parent-style-name="Standard">
      <style:paragraph-properties fo:break-before="page"/>
      <style:text-properties officeooo:paragraph-rsid="00f8c8b1"/>
    </style:style>
    <style:style style:name="P35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360" style:family="paragraph" style:parent-style-name="Standard" style:list-style-name="L1">
      <style:text-properties officeooo:rsid="0013268f" officeooo:paragraph-rsid="0013268f"/>
    </style:style>
    <style:style style:name="P361" style:family="paragraph" style:parent-style-name="Standard" style:list-style-name="L2">
      <style:text-properties style:use-window-font-color="true" officeooo:rsid="00a8a4b1" officeooo:paragraph-rsid="00e38bf0"/>
    </style:style>
    <style:style style:name="P362" style:family="paragraph" style:parent-style-name="Standard" style:list-style-name="L2">
      <style:text-properties style:use-window-font-color="true" officeooo:rsid="00a8a4b1" officeooo:paragraph-rsid="00c0d7c6"/>
    </style:style>
    <style:style style:name="P363" style:family="paragraph" style:parent-style-name="Standard" style:list-style-name="L2">
      <style:text-properties style:use-window-font-color="true" officeooo:rsid="00a8a4b1" officeooo:paragraph-rsid="00e1434b"/>
    </style:style>
    <style:style style:name="P364" style:family="paragraph" style:parent-style-name="Standard" style:list-style-name="L2">
      <style:text-properties style:use-window-font-color="true" officeooo:rsid="00aa3d77" officeooo:paragraph-rsid="00e38bf0"/>
    </style:style>
    <style:style style:name="P365" style:family="paragraph" style:parent-style-name="Standard" style:list-style-name="L3">
      <style:text-properties style:use-window-font-color="true" officeooo:paragraph-rsid="00118c4a"/>
    </style:style>
    <style:style style:name="P366" style:family="paragraph" style:parent-style-name="Standard" style:list-style-name="L3">
      <style:text-properties style:use-window-font-color="true" officeooo:rsid="0011b025" officeooo:paragraph-rsid="0011b025"/>
    </style:style>
    <style:style style:name="P367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368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370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371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372" style:family="paragraph" style:parent-style-name="Standard" style:list-style-name="L4">
      <style:text-properties officeooo:rsid="0012a0dc" officeooo:paragraph-rsid="0012a0dc"/>
    </style:style>
    <style:style style:name="P373" style:family="paragraph" style:parent-style-name="Standard" style:list-style-name="L5">
      <style:text-properties officeooo:rsid="0033fbdf" officeooo:paragraph-rsid="0033fbdf"/>
    </style:style>
    <style:style style:name="P374" style:family="paragraph" style:parent-style-name="Standard" style:list-style-name="L9">
      <style:text-properties officeooo:rsid="0033fbdf" officeooo:paragraph-rsid="0106c767"/>
    </style:style>
    <style:style style:name="P375" style:family="paragraph" style:parent-style-name="Standard" style:list-style-name="L6">
      <style:text-properties officeooo:paragraph-rsid="005b5cd3"/>
    </style:style>
    <style:style style:name="P376" style:family="paragraph" style:parent-style-name="Standard" style:list-style-name="L7">
      <style:text-properties officeooo:paragraph-rsid="00367935"/>
    </style:style>
    <style:style style:name="P377" style:family="paragraph" style:parent-style-name="Standard" style:list-style-name="L7">
      <style:text-properties officeooo:rsid="00367935" officeooo:paragraph-rsid="00367935"/>
    </style:style>
    <style:style style:name="P378" style:family="paragraph" style:parent-style-name="Standard" style:list-style-name="L8">
      <style:text-properties officeooo:rsid="00386ddb" officeooo:paragraph-rsid="00386ddb"/>
    </style:style>
    <style:style style:name="P379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380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81" style:family="paragraph" style:parent-style-name="Standard" style:list-style-name="L12">
      <style:paragraph-properties fo:line-height="100%"/>
      <style:text-properties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382" style:family="paragraph" style:parent-style-name="Standard" style:list-style-name="L13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383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4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5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6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7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88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89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90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391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392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393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394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395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396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397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398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399" style:family="paragraph" style:parent-style-name="Standard" style:list-style-name="L31">
      <style:text-properties fo:font-style="normal" style:text-underline-style="none" officeooo:rsid="00fde6f2" officeooo:paragraph-rsid="00fde6f2" style:font-style-asian="normal" style:font-style-complex="normal"/>
    </style:style>
    <style:style style:name="P400" style:family="paragraph" style:parent-style-name="Standard">
      <style:paragraph-properties fo:line-height="100%"/>
      <style:text-properties fo:font-style="normal" style:text-underline-style="none" officeooo:rsid="0146ec17" officeooo:paragraph-rsid="0146ec17" style:font-style-asian="normal" style:font-style-complex="normal"/>
    </style:style>
    <style:style style:name="P401" style:family="paragraph" style:parent-style-name="Standard" style:list-style-name="L12">
      <style:paragraph-properties fo:line-height="100%"/>
      <style:text-properties officeooo:rsid="00fde6f2" officeooo:paragraph-rsid="00fde6f2"/>
    </style:style>
    <style:style style:name="P402" style:family="paragraph" style:parent-style-name="Standard" style:list-style-name="L20">
      <style:text-properties officeooo:paragraph-rsid="00a4ce44"/>
    </style:style>
    <style:style style:name="P403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404" style:family="paragraph" style:parent-style-name="Standard" style:list-style-name="L25">
      <style:text-properties officeooo:paragraph-rsid="00beb82f"/>
    </style:style>
    <style:style style:name="P405" style:family="paragraph" style:parent-style-name="Standard" style:list-style-name="L26">
      <style:text-properties officeooo:paragraph-rsid="00d139a0"/>
    </style:style>
    <style:style style:name="P406" style:family="paragraph" style:parent-style-name="Standard" style:list-style-name="L29">
      <style:text-properties officeooo:paragraph-rsid="00f2503e"/>
    </style:style>
    <style:style style:name="P407" style:family="paragraph" style:parent-style-name="Standard" style:list-style-name="L30">
      <style:text-properties officeooo:rsid="00f3f4f5" officeooo:paragraph-rsid="00f5260b"/>
    </style:style>
    <style:style style:name="P408" style:family="paragraph" style:parent-style-name="Standard" style:list-style-name="L30">
      <style:text-properties officeooo:rsid="00f3f4f5" officeooo:paragraph-rsid="00f3f4f5"/>
    </style:style>
    <style:style style:name="P409" style:family="paragraph" style:parent-style-name="Standard" style:list-style-name="L31">
      <style:text-properties officeooo:paragraph-rsid="00fde6f2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 fo:font-weight="normal" style:font-weight-asian="normal" style:font-weight-complex="normal"/>
    </style:style>
    <style:style style:name="T30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33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34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35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36" style:family="text">
      <style:text-properties style:use-window-font-color="true" fo:font-style="italic" officeooo:rsid="016778b3" style:font-style-asian="italic" style:font-style-complex="italic"/>
    </style:style>
    <style:style style:name="T37" style:family="text">
      <style:text-properties style:use-window-font-color="true" officeooo:rsid="0063f3c5"/>
    </style:style>
    <style:style style:name="T38" style:family="text">
      <style:text-properties style:use-window-font-color="true" officeooo:rsid="0027fcfd"/>
    </style:style>
    <style:style style:name="T39" style:family="text">
      <style:text-properties style:use-window-font-color="true" officeooo:rsid="01095847"/>
    </style:style>
    <style:style style:name="T40" style:family="text">
      <style:text-properties style:use-window-font-color="true" officeooo:rsid="0082538a"/>
    </style:style>
    <style:style style:name="T41" style:family="text">
      <style:text-properties style:use-window-font-color="true" officeooo:rsid="00c0d7c6"/>
    </style:style>
    <style:style style:name="T42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43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44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5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4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7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8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9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50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5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52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53" style:family="text">
      <style:text-properties style:use-window-font-color="true" fo:font-style="normal" officeooo:rsid="016860b9" style:font-style-asian="normal" style:font-style-complex="normal"/>
    </style:style>
    <style:style style:name="T54" style:family="text">
      <style:text-properties style:use-window-font-color="true" fo:font-style="normal" officeooo:rsid="0171553b" style:font-style-asian="normal" style:font-style-complex="normal"/>
    </style:style>
    <style:style style:name="T55" style:family="text">
      <style:text-properties style:use-window-font-color="true" fo:font-style="normal" officeooo:rsid="016c9d08" style:font-style-asian="normal" style:font-style-complex="normal"/>
    </style:style>
    <style:style style:name="T56" style:family="text">
      <style:text-properties style:use-window-font-color="true" fo:font-style="normal" officeooo:rsid="016778b3" style:font-style-asian="normal" style:font-style-complex="normal"/>
    </style:style>
    <style:style style:name="T57" style:family="text">
      <style:text-properties style:use-window-font-color="true" fo:font-weight="normal" style:font-weight-asian="normal" style:font-weight-complex="normal"/>
    </style:style>
    <style:style style:name="T58" style:family="text">
      <style:text-properties style:use-window-font-color="true" fo:font-weight="normal" officeooo:rsid="016aa5ac" style:font-weight-asian="normal" style:font-weight-complex="normal"/>
    </style:style>
    <style:style style:name="T59" style:family="text">
      <style:text-properties style:use-window-font-color="true" fo:font-weight="normal" officeooo:rsid="016a5b23" style:font-weight-asian="normal" style:font-weight-complex="normal"/>
    </style:style>
    <style:style style:name="T60" style:family="text">
      <style:text-properties style:use-window-font-color="true" fo:font-weight="normal" officeooo:rsid="0171553b" style:font-weight-asian="normal" style:font-weight-complex="normal"/>
    </style:style>
    <style:style style:name="T61" style:family="text">
      <style:text-properties style:use-window-font-color="true" officeooo:rsid="016f0506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c27f0" style:font-weight-asian="normal" style:font-weight-complex="normal"/>
    </style:style>
    <style:style style:name="T64" style:family="text">
      <style:text-properties fo:font-weight="normal" officeooo:rsid="003cb407" style:font-weight-asian="normal" style:font-weight-complex="normal"/>
    </style:style>
    <style:style style:name="T65" style:family="text">
      <style:text-properties fo:font-weight="normal" officeooo:rsid="00205d85" style:font-weight-asian="normal" style:font-weight-complex="normal"/>
    </style:style>
    <style:style style:name="T66" style:family="text">
      <style:text-properties fo:font-weight="normal" officeooo:rsid="00beb82f" style:font-weight-asian="normal" style:font-weight-complex="normal"/>
    </style:style>
    <style:style style:name="T67" style:family="text">
      <style:text-properties fo:font-weight="normal" officeooo:rsid="016860b9" style:font-weight-asian="normal" style:font-weight-complex="normal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0256ecc" style:font-style-asian="italic" style:font-style-complex="italic"/>
    </style:style>
    <style:style style:name="T70" style:family="text">
      <style:text-properties fo:font-style="italic" officeooo:rsid="006317f8" style:font-style-asian="italic" style:font-style-complex="italic"/>
    </style:style>
    <style:style style:name="T71" style:family="text">
      <style:text-properties fo:font-style="italic" officeooo:rsid="00672a68" style:font-style-asian="italic" style:font-style-complex="italic"/>
    </style:style>
    <style:style style:name="T72" style:family="text">
      <style:text-properties fo:font-style="italic" officeooo:rsid="006c1d47" style:font-style-asian="italic" style:font-style-complex="italic"/>
    </style:style>
    <style:style style:name="T73" style:family="text">
      <style:text-properties fo:font-style="italic" officeooo:rsid="00838393" style:font-style-asian="italic" style:font-style-complex="italic"/>
    </style:style>
    <style:style style:name="T74" style:family="text">
      <style:text-properties fo:font-style="italic" officeooo:rsid="00e09913" style:font-style-asian="italic" style:font-style-complex="italic"/>
    </style:style>
    <style:style style:name="T75" style:family="text">
      <style:text-properties fo:font-style="italic" officeooo:rsid="005b5cd3" style:font-style-asian="italic" style:font-style-complex="italic"/>
    </style:style>
    <style:style style:name="T76" style:family="text">
      <style:text-properties fo:font-style="italic" officeooo:rsid="0034ed8b" style:font-style-asian="italic" style:font-style-complex="italic"/>
    </style:style>
    <style:style style:name="T77" style:family="text">
      <style:text-properties fo:font-style="italic" officeooo:rsid="00367935" style:font-style-asian="italic" style:font-style-complex="italic"/>
    </style:style>
    <style:style style:name="T78" style:family="text">
      <style:text-properties fo:font-style="italic" officeooo:rsid="00ce5fa1" style:font-style-asian="italic" style:font-style-complex="italic"/>
    </style:style>
    <style:style style:name="T79" style:family="text">
      <style:text-properties fo:font-style="italic" officeooo:rsid="003b4e50" style:font-style-asian="italic" style:font-style-complex="italic"/>
    </style:style>
    <style:style style:name="T80" style:family="text">
      <style:text-properties fo:font-style="italic" officeooo:rsid="01758a0f" style:font-style-asian="italic" style:font-style-complex="italic"/>
    </style:style>
    <style:style style:name="T81" style:family="text">
      <style:text-properties fo:font-style="italic" officeooo:rsid="0071f6b3" style:font-style-asian="italic" style:font-style-complex="italic"/>
    </style:style>
    <style:style style:name="T82" style:family="text">
      <style:text-properties fo:font-style="italic" officeooo:rsid="0080477a" style:font-style-asian="italic" style:font-style-complex="italic"/>
    </style:style>
    <style:style style:name="T83" style:family="text">
      <style:text-properties fo:font-style="italic" officeooo:rsid="01113d34" style:font-style-asian="italic" style:font-style-complex="italic"/>
    </style:style>
    <style:style style:name="T84" style:family="text">
      <style:text-properties fo:font-style="italic" officeooo:rsid="01023882" style:font-style-asian="italic" style:font-style-complex="italic"/>
    </style:style>
    <style:style style:name="T85" style:family="text">
      <style:text-properties fo:font-style="italic" officeooo:rsid="00fde6f2" style:font-style-asian="italic" style:font-style-complex="italic"/>
    </style:style>
    <style:style style:name="T86" style:family="text">
      <style:text-properties fo:font-style="italic" officeooo:rsid="018c0d5b" style:font-style-asian="italic" style:font-style-complex="italic"/>
    </style:style>
    <style:style style:name="T8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8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90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92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80477a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69cf92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fecca9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112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113" style:family="text">
      <style:text-properties fo:font-style="italic" style:text-underline-style="none" style:font-style-asian="italic" style:font-style-complex="italic"/>
    </style:style>
    <style:style style:name="T114" style:family="text">
      <style:text-properties fo:font-style="italic" style:text-underline-style="none" officeooo:rsid="00baae4f" style:font-style-asian="italic" style:font-style-complex="italic"/>
    </style:style>
    <style:style style:name="T115" style:family="text">
      <style:text-properties fo:font-style="italic" style:text-underline-style="none" officeooo:rsid="00d708a6" style:font-style-asian="italic" style:font-style-complex="italic"/>
    </style:style>
    <style:style style:name="T116" style:family="text">
      <style:text-properties fo:font-style="italic" style:text-underline-style="none" officeooo:rsid="00beb82f" style:font-style-asian="italic" style:font-style-complex="italic"/>
    </style:style>
    <style:style style:name="T117" style:family="text">
      <style:text-properties fo:font-style="italic" style:text-underline-style="none" officeooo:rsid="00d9c9e4" style:font-style-asian="italic" style:font-style-complex="italic"/>
    </style:style>
    <style:style style:name="T118" style:family="text">
      <style:text-properties fo:font-style="italic" style:text-underline-style="none" officeooo:rsid="00f55bb2" style:font-style-asian="italic" style:font-style-complex="italic"/>
    </style:style>
    <style:style style:name="T119" style:family="text">
      <style:text-properties fo:font-style="italic" style:text-underline-style="none" officeooo:rsid="00f74e17" style:font-style-asian="italic" style:font-style-complex="italic"/>
    </style:style>
    <style:style style:name="T120" style:family="text">
      <style:text-properties fo:font-style="italic" style:text-underline-style="none" officeooo:rsid="00fde6f2" style:font-style-asian="italic" style:font-style-complex="italic"/>
    </style:style>
    <style:style style:name="T121" style:family="text">
      <style:text-properties fo:font-style="italic" style:text-underline-style="none" officeooo:rsid="0130fd48" style:font-style-asian="italic" style:font-style-complex="italic"/>
    </style:style>
    <style:style style:name="T122" style:family="text">
      <style:text-properties fo:font-style="italic" style:text-underline-style="none" officeooo:rsid="013401b3" style:font-style-asian="italic" style:font-style-complex="italic"/>
    </style:style>
    <style:style style:name="T123" style:family="text">
      <style:text-properties fo:font-style="italic" style:text-underline-style="none" officeooo:rsid="013f3c54" style:font-style-asian="italic" style:font-style-complex="italic"/>
    </style:style>
    <style:style style:name="T124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1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7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128" style:family="text">
      <style:text-properties officeooo:rsid="00205d85"/>
    </style:style>
    <style:style style:name="T129" style:family="text">
      <style:text-properties officeooo:rsid="0027fcfd"/>
    </style:style>
    <style:style style:name="T130" style:family="text">
      <style:text-properties officeooo:rsid="0029525d"/>
    </style:style>
    <style:style style:name="T131" style:family="text">
      <style:text-properties officeooo:rsid="0034ed8b"/>
    </style:style>
    <style:style style:name="T132" style:family="text">
      <style:text-properties officeooo:rsid="00367935"/>
    </style:style>
    <style:style style:name="T133" style:family="text">
      <style:text-properties officeooo:rsid="00398ddf"/>
    </style:style>
    <style:style style:name="T134" style:family="text">
      <style:text-properties officeooo:rsid="003b4e50"/>
    </style:style>
    <style:style style:name="T135" style:family="text">
      <style:text-properties officeooo:rsid="0043121f"/>
    </style:style>
    <style:style style:name="T1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fo:font-weight="normal" officeooo:rsid="003cb407" style:font-style-asian="normal" style:font-weight-asian="normal" style:font-style-complex="normal" style:font-weight-complex="normal"/>
    </style:style>
    <style:style style:name="T156" style:family="text">
      <style:text-properties fo:font-style="normal" style:text-underline-style="none" fo:font-weight="normal" officeooo:rsid="0082538a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180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181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182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183" style:family="text">
      <style:text-properties fo:font-style="normal" style:text-underline-style="none" fo:font-weight="bold" officeooo:rsid="007477e8" style:font-style-asian="normal" style:font-weight-asian="bold" style:font-style-complex="normal" style:font-weight-complex="bold"/>
    </style:style>
    <style:style style:name="T184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185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186" style:family="text">
      <style:text-properties fo:font-style="normal" style:text-underline-style="none" fo:font-weight="bold" officeooo:rsid="01408f03" style:font-style-asian="normal" style:font-weight-asian="bold" style:font-style-complex="normal" style:font-weight-complex="bold"/>
    </style:style>
    <style:style style:name="T187" style:family="text">
      <style:text-properties fo:font-style="normal" style:text-underline-style="none" style:font-style-asian="normal" style:font-style-complex="normal"/>
    </style:style>
    <style:style style:name="T188" style:family="text">
      <style:text-properties fo:font-style="normal" style:text-underline-style="none" officeooo:rsid="00a8a4b1" style:font-style-asian="normal" style:font-style-complex="normal"/>
    </style:style>
    <style:style style:name="T189" style:family="text">
      <style:text-properties fo:font-style="normal" style:text-underline-style="none" officeooo:rsid="00ba4170" style:font-style-asian="normal" style:font-style-complex="normal"/>
    </style:style>
    <style:style style:name="T190" style:family="text">
      <style:text-properties fo:font-style="normal" style:text-underline-style="none" officeooo:rsid="00b1e303" style:font-style-asian="normal" style:font-style-complex="normal"/>
    </style:style>
    <style:style style:name="T191" style:family="text">
      <style:text-properties fo:font-style="normal" style:text-underline-style="none" officeooo:rsid="00baae4f" style:font-style-asian="normal" style:font-style-complex="normal"/>
    </style:style>
    <style:style style:name="T192" style:family="text">
      <style:text-properties fo:font-style="normal" style:text-underline-style="none" officeooo:rsid="00bbbf73" style:font-style-asian="normal" style:font-style-complex="normal"/>
    </style:style>
    <style:style style:name="T193" style:family="text">
      <style:text-properties fo:font-style="normal" style:text-underline-style="none" officeooo:rsid="00be4749" style:font-style-asian="normal" style:font-style-complex="normal"/>
    </style:style>
    <style:style style:name="T194" style:family="text">
      <style:text-properties fo:font-style="normal" style:text-underline-style="none" officeooo:rsid="00d139a0" style:font-style-asian="normal" style:font-style-complex="normal"/>
    </style:style>
    <style:style style:name="T195" style:family="text">
      <style:text-properties fo:font-style="normal" style:text-underline-style="none" officeooo:rsid="00d1487d" style:font-style-asian="normal" style:font-style-complex="normal"/>
    </style:style>
    <style:style style:name="T196" style:family="text">
      <style:text-properties fo:font-style="normal" style:text-underline-style="none" officeooo:rsid="00d2fc06" style:font-style-asian="normal" style:font-style-complex="normal"/>
    </style:style>
    <style:style style:name="T197" style:family="text">
      <style:text-properties fo:font-style="normal" style:text-underline-style="none" officeooo:rsid="00d40111" style:font-style-asian="normal" style:font-style-complex="normal"/>
    </style:style>
    <style:style style:name="T198" style:family="text">
      <style:text-properties fo:font-style="normal" style:text-underline-style="none" officeooo:rsid="00d4c5ce" style:font-style-asian="normal" style:font-style-complex="normal"/>
    </style:style>
    <style:style style:name="T199" style:family="text">
      <style:text-properties fo:font-style="normal" style:text-underline-style="none" officeooo:rsid="00d708a6" style:font-style-asian="normal" style:font-style-complex="normal"/>
    </style:style>
    <style:style style:name="T200" style:family="text">
      <style:text-properties fo:font-style="normal" style:text-underline-style="none" officeooo:rsid="00d77d7d" style:font-style-asian="normal" style:font-style-complex="normal"/>
    </style:style>
    <style:style style:name="T201" style:family="text">
      <style:text-properties fo:font-style="normal" style:text-underline-style="none" officeooo:rsid="00d83381" style:font-style-asian="normal" style:font-style-complex="normal"/>
    </style:style>
    <style:style style:name="T202" style:family="text">
      <style:text-properties fo:font-style="normal" style:text-underline-style="none" officeooo:rsid="00d75809" style:font-style-asian="normal" style:font-style-complex="normal"/>
    </style:style>
    <style:style style:name="T203" style:family="text">
      <style:text-properties fo:font-style="normal" style:text-underline-style="none" officeooo:rsid="00dd6c8d" style:font-style-asian="normal" style:font-style-complex="normal"/>
    </style:style>
    <style:style style:name="T204" style:family="text">
      <style:text-properties fo:font-style="normal" style:text-underline-style="none" officeooo:rsid="00dedcd7" style:font-style-asian="normal" style:font-style-complex="normal"/>
    </style:style>
    <style:style style:name="T205" style:family="text">
      <style:text-properties fo:font-style="normal" style:text-underline-style="none" officeooo:rsid="00beb82f" style:font-style-asian="normal" style:font-style-complex="normal"/>
    </style:style>
    <style:style style:name="T206" style:family="text">
      <style:text-properties fo:font-style="normal" style:text-underline-style="none" officeooo:rsid="00e4290b" style:font-style-asian="normal" style:font-style-complex="normal"/>
    </style:style>
    <style:style style:name="T207" style:family="text">
      <style:text-properties fo:font-style="normal" style:text-underline-style="none" officeooo:rsid="00eb50e0" style:font-style-asian="normal" style:font-style-complex="normal"/>
    </style:style>
    <style:style style:name="T208" style:family="text">
      <style:text-properties fo:font-style="normal" style:text-underline-style="none" officeooo:rsid="00d9c9e4" style:font-style-asian="normal" style:font-style-complex="normal"/>
    </style:style>
    <style:style style:name="T209" style:family="text">
      <style:text-properties fo:font-style="normal" style:text-underline-style="none" officeooo:rsid="00ec1e8c" style:font-style-asian="normal" style:font-style-complex="normal"/>
    </style:style>
    <style:style style:name="T210" style:family="text">
      <style:text-properties fo:font-style="normal" style:text-underline-style="none" officeooo:rsid="00f0f7f8" style:font-style-asian="normal" style:font-style-complex="normal"/>
    </style:style>
    <style:style style:name="T211" style:family="text">
      <style:text-properties fo:font-style="normal" style:text-underline-style="none" officeooo:rsid="00f2503e" style:font-style-asian="normal" style:font-style-complex="normal"/>
    </style:style>
    <style:style style:name="T212" style:family="text">
      <style:text-properties fo:font-style="normal" style:text-underline-style="none" officeooo:rsid="00f5260b" style:font-style-asian="normal" style:font-style-complex="normal"/>
    </style:style>
    <style:style style:name="T213" style:family="text">
      <style:text-properties fo:font-style="normal" style:text-underline-style="none" officeooo:rsid="00f55bb2" style:font-style-asian="normal" style:font-style-complex="normal"/>
    </style:style>
    <style:style style:name="T214" style:family="text">
      <style:text-properties fo:font-style="normal" style:text-underline-style="none" officeooo:rsid="00f74e17" style:font-style-asian="normal" style:font-style-complex="normal"/>
    </style:style>
    <style:style style:name="T215" style:family="text">
      <style:text-properties fo:font-style="normal" style:text-underline-style="none" officeooo:rsid="00fbef0d" style:font-style-asian="normal" style:font-style-complex="normal"/>
    </style:style>
    <style:style style:name="T216" style:family="text">
      <style:text-properties fo:font-style="normal" style:text-underline-style="none" officeooo:rsid="00fde6f2" style:font-style-asian="normal" style:font-style-complex="normal"/>
    </style:style>
    <style:style style:name="T217" style:family="text">
      <style:text-properties fo:font-style="normal" style:text-underline-style="none" officeooo:rsid="010185dc" style:font-style-asian="normal" style:font-style-complex="normal"/>
    </style:style>
    <style:style style:name="T218" style:family="text">
      <style:text-properties fo:font-style="normal" style:text-underline-style="none" officeooo:rsid="0103be48" style:font-style-asian="normal" style:font-style-complex="normal"/>
    </style:style>
    <style:style style:name="T219" style:family="text">
      <style:text-properties fo:font-style="normal" style:text-underline-style="none" officeooo:rsid="010c486e" style:font-style-asian="normal" style:font-style-complex="normal"/>
    </style:style>
    <style:style style:name="T220" style:family="text">
      <style:text-properties fo:font-style="normal" style:text-underline-style="none" officeooo:rsid="010db770" style:font-style-asian="normal" style:font-style-complex="normal"/>
    </style:style>
    <style:style style:name="T221" style:family="text">
      <style:text-properties fo:font-style="normal" style:text-underline-style="none" officeooo:rsid="011cabfd" style:font-style-asian="normal" style:font-style-complex="normal"/>
    </style:style>
    <style:style style:name="T222" style:family="text">
      <style:text-properties fo:font-style="normal" style:text-underline-style="none" officeooo:rsid="011d9595" style:font-style-asian="normal" style:font-style-complex="normal"/>
    </style:style>
    <style:style style:name="T223" style:family="text">
      <style:text-properties fo:font-style="normal" style:text-underline-style="none" officeooo:rsid="011fc384" style:font-style-asian="normal" style:font-style-complex="normal"/>
    </style:style>
    <style:style style:name="T224" style:family="text">
      <style:text-properties fo:font-style="normal" style:text-underline-style="none" officeooo:rsid="012dfde8" style:font-style-asian="normal" style:font-style-complex="normal"/>
    </style:style>
    <style:style style:name="T225" style:family="text">
      <style:text-properties fo:font-style="normal" style:text-underline-style="none" officeooo:rsid="0130fd48" style:font-style-asian="normal" style:font-style-complex="normal"/>
    </style:style>
    <style:style style:name="T226" style:family="text">
      <style:text-properties fo:font-style="normal" style:text-underline-style="none" officeooo:rsid="013282b3" style:font-style-asian="normal" style:font-style-complex="normal"/>
    </style:style>
    <style:style style:name="T227" style:family="text">
      <style:text-properties fo:font-style="normal" style:text-underline-style="none" officeooo:rsid="013401b3" style:font-style-asian="normal" style:font-style-complex="normal"/>
    </style:style>
    <style:style style:name="T228" style:family="text">
      <style:text-properties fo:font-style="normal" style:text-underline-style="none" officeooo:rsid="013a8584" style:font-style-asian="normal" style:font-style-complex="normal"/>
    </style:style>
    <style:style style:name="T229" style:family="text">
      <style:text-properties fo:font-style="normal" style:text-underline-style="none" officeooo:rsid="013f3c54" style:font-style-asian="normal" style:font-style-complex="normal"/>
    </style:style>
    <style:style style:name="T230" style:family="text">
      <style:text-properties fo:font-style="normal" style:text-underline-style="none" officeooo:rsid="013e347a" style:font-style-asian="normal" style:font-style-complex="normal"/>
    </style:style>
    <style:style style:name="T231" style:family="text">
      <style:text-properties fo:font-style="normal" style:text-underline-style="none" officeooo:rsid="01408f03" style:font-style-asian="normal" style:font-style-complex="normal"/>
    </style:style>
    <style:style style:name="T232" style:family="text">
      <style:text-properties fo:font-style="normal" style:text-underline-style="none" officeooo:rsid="013cc971" style:font-style-asian="normal" style:font-style-complex="normal"/>
    </style:style>
    <style:style style:name="T233" style:family="text">
      <style:text-properties fo:font-style="normal" style:text-underline-style="none" officeooo:rsid="0150aafa" style:font-style-asian="normal" style:font-style-complex="normal"/>
    </style:style>
    <style:style style:name="T234" style:family="text">
      <style:text-properties fo:font-style="normal" style:text-underline-style="none" officeooo:rsid="0152f194" style:font-style-asian="normal" style:font-style-complex="normal"/>
    </style:style>
    <style:style style:name="T235" style:family="text">
      <style:text-properties fo:font-style="normal" style:text-underline-style="none" officeooo:rsid="0157e2d4" style:font-style-asian="normal" style:font-style-complex="normal"/>
    </style:style>
    <style:style style:name="T236" style:family="text">
      <style:text-properties fo:font-style="normal" style:text-underline-style="none" officeooo:rsid="015c452a" style:font-style-asian="normal" style:font-style-complex="normal"/>
    </style:style>
    <style:style style:name="T237" style:family="text">
      <style:text-properties fo:font-style="normal" style:text-underline-style="none" officeooo:rsid="0176ee1b" style:font-style-asian="normal" style:font-style-complex="normal"/>
    </style:style>
    <style:style style:name="T238" style:family="text">
      <style:text-properties fo:font-style="normal" style:font-style-asian="normal" style:font-style-complex="normal"/>
    </style:style>
    <style:style style:name="T239" style:family="text">
      <style:text-properties fo:font-style="normal" officeooo:rsid="00524926" style:font-style-asian="normal" style:font-style-complex="normal"/>
    </style:style>
    <style:style style:name="T240" style:family="text">
      <style:text-properties fo:font-style="normal" officeooo:rsid="0033fbdf" style:font-style-asian="normal" style:font-style-complex="normal"/>
    </style:style>
    <style:style style:name="T241" style:family="text">
      <style:text-properties fo:font-style="normal" officeooo:rsid="0034ed8b" style:font-style-asian="normal" style:font-style-complex="normal"/>
    </style:style>
    <style:style style:name="T242" style:family="text">
      <style:text-properties fo:font-style="normal" officeooo:rsid="0052a33a" style:font-style-asian="normal" style:font-style-complex="normal"/>
    </style:style>
    <style:style style:name="T243" style:family="text">
      <style:text-properties fo:font-style="normal" officeooo:rsid="0012a0dc" style:font-style-asian="normal" style:font-style-complex="normal"/>
    </style:style>
    <style:style style:name="T244" style:family="text">
      <style:text-properties fo:font-style="normal" officeooo:rsid="005aa0ca" style:font-style-asian="normal" style:font-style-complex="normal"/>
    </style:style>
    <style:style style:name="T245" style:family="text">
      <style:text-properties fo:font-style="normal" officeooo:rsid="0092f82d" style:font-style-asian="normal" style:font-style-complex="normal"/>
    </style:style>
    <style:style style:name="T246" style:family="text">
      <style:text-properties fo:font-style="normal" officeooo:rsid="00c6421c" style:font-style-asian="normal" style:font-style-complex="normal"/>
    </style:style>
    <style:style style:name="T247" style:family="text">
      <style:text-properties fo:font-style="normal" officeooo:rsid="00cc5bce" style:font-style-asian="normal" style:font-style-complex="normal"/>
    </style:style>
    <style:style style:name="T248" style:family="text">
      <style:text-properties fo:font-style="normal" officeooo:rsid="0106c767" style:font-style-asian="normal" style:font-style-complex="normal"/>
    </style:style>
    <style:style style:name="T249" style:family="text">
      <style:text-properties fo:font-style="normal" officeooo:rsid="00ce5fa1" style:font-style-asian="normal" style:font-style-complex="normal"/>
    </style:style>
    <style:style style:name="T250" style:family="text">
      <style:text-properties fo:font-style="normal" officeooo:rsid="0164a6ee" style:font-style-asian="normal" style:font-style-complex="normal"/>
    </style:style>
    <style:style style:name="T251" style:family="text">
      <style:text-properties fo:font-style="normal" officeooo:rsid="0168d8d5" style:font-style-asian="normal" style:font-style-complex="normal"/>
    </style:style>
    <style:style style:name="T252" style:family="text">
      <style:text-properties fo:font-style="normal" officeooo:rsid="0179221f" style:font-style-asian="normal" style:font-style-complex="normal"/>
    </style:style>
    <style:style style:name="T253" style:family="text">
      <style:text-properties fo:font-style="normal" officeooo:rsid="017941db" style:font-style-asian="normal" style:font-style-complex="normal"/>
    </style:style>
    <style:style style:name="T254" style:family="text">
      <style:text-properties fo:font-style="normal" officeooo:rsid="017a7161" style:font-style-asian="normal" style:font-style-complex="normal"/>
    </style:style>
    <style:style style:name="T255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256" style:family="text">
      <style:text-properties officeooo:rsid="004d4d0b"/>
    </style:style>
    <style:style style:name="T257" style:family="text">
      <style:text-properties officeooo:rsid="0013268f"/>
    </style:style>
    <style:style style:name="T258" style:family="text">
      <style:text-properties officeooo:rsid="004f4350"/>
    </style:style>
    <style:style style:name="T259" style:family="text">
      <style:text-properties officeooo:rsid="00501b3c"/>
    </style:style>
    <style:style style:name="T260" style:family="text">
      <style:text-properties officeooo:rsid="00147dd9"/>
    </style:style>
    <style:style style:name="T261" style:family="text">
      <style:text-properties officeooo:rsid="005521a3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officeooo:rsid="005f7223" style:font-weight-asian="bold" style:font-weight-complex="bold"/>
    </style:style>
    <style:style style:name="T264" style:family="text">
      <style:text-properties fo:font-weight="bold" officeooo:rsid="01871851" style:font-weight-asian="bold" style:font-weight-complex="bold"/>
    </style:style>
    <style:style style:name="T265" style:family="text">
      <style:text-properties officeooo:rsid="005b5f51"/>
    </style:style>
    <style:style style:name="T266" style:family="text">
      <style:text-properties officeooo:rsid="005d12fa"/>
    </style:style>
    <style:style style:name="T267" style:family="text">
      <style:text-properties officeooo:rsid="003cb407"/>
    </style:style>
    <style:style style:name="T268" style:family="text">
      <style:text-properties officeooo:rsid="005f7223"/>
    </style:style>
    <style:style style:name="T269" style:family="text">
      <style:text-properties officeooo:rsid="006317f8"/>
    </style:style>
    <style:style style:name="T270" style:family="text">
      <style:text-properties officeooo:rsid="00672a68"/>
    </style:style>
    <style:style style:name="T271" style:family="text">
      <style:text-properties style:text-underline-style="none"/>
    </style:style>
    <style:style style:name="T272" style:family="text">
      <style:text-properties style:text-underline-style="none" fo:font-weight="normal" style:font-weight-asian="normal" style:font-weight-complex="normal"/>
    </style:style>
    <style:style style:name="T273" style:family="text">
      <style:text-properties style:text-underline-style="none" fo:font-weight="normal" officeooo:rsid="00721e09" style:font-weight-asian="normal" style:font-weight-complex="normal"/>
    </style:style>
    <style:style style:name="T274" style:family="text">
      <style:text-properties style:text-underline-style="none" fo:font-weight="normal" officeooo:rsid="00722a19" style:font-weight-asian="normal" style:font-weight-complex="normal"/>
    </style:style>
    <style:style style:name="T275" style:family="text">
      <style:text-properties style:text-underline-style="none" fo:font-weight="normal" officeooo:rsid="006a9ead" style:font-weight-asian="normal" style:font-weight-complex="normal"/>
    </style:style>
    <style:style style:name="T276" style:family="text">
      <style:text-properties style:text-underline-style="none" fo:font-weight="normal" officeooo:rsid="008d7148" style:font-weight-asian="normal" style:font-weight-complex="normal"/>
    </style:style>
    <style:style style:name="T277" style:family="text">
      <style:text-properties style:text-underline-style="none" fo:font-weight="normal" officeooo:rsid="00a639f7" style:font-weight-asian="normal" style:font-weight-complex="normal"/>
    </style:style>
    <style:style style:name="T278" style:family="text">
      <style:text-properties style:text-underline-style="none" fo:font-weight="normal" officeooo:rsid="00a69bec" style:font-weight-asian="normal" style:font-weight-complex="normal"/>
    </style:style>
    <style:style style:name="T279" style:family="text">
      <style:text-properties style:text-underline-style="none" fo:font-weight="normal" officeooo:rsid="009e29ef" style:font-weight-asian="normal" style:font-weight-complex="normal"/>
    </style:style>
    <style:style style:name="T280" style:family="text">
      <style:text-properties style:text-underline-style="none" fo:font-weight="normal" officeooo:rsid="00a75993" style:font-weight-asian="normal" style:font-weight-complex="normal"/>
    </style:style>
    <style:style style:name="T281" style:family="text">
      <style:text-properties style:text-underline-style="none" fo:font-weight="normal" officeooo:rsid="00e7b674" style:font-weight-asian="normal" style:font-weight-complex="normal"/>
    </style:style>
    <style:style style:name="T282" style:family="text">
      <style:text-properties style:text-underline-style="none" fo:font-weight="bold" style:font-weight-asian="bold" style:font-weight-complex="bold"/>
    </style:style>
    <style:style style:name="T283" style:family="text">
      <style:text-properties style:text-underline-style="none" fo:font-weight="bold" officeooo:rsid="00a75993" style:font-weight-asian="bold" style:font-weight-complex="bold"/>
    </style:style>
    <style:style style:name="T284" style:family="text">
      <style:text-properties style:text-underline-style="none" fo:font-weight="bold" officeooo:rsid="013013d9" style:font-weight-asian="bold" style:font-weight-complex="bold"/>
    </style:style>
    <style:style style:name="T285" style:family="text">
      <style:text-properties style:text-underline-style="none" fo:font-weight="bold" officeooo:rsid="01408f03" style:font-weight-asian="bold" style:font-weight-complex="bold"/>
    </style:style>
    <style:style style:name="T286" style:family="text">
      <style:text-properties style:text-underline-style="none" officeooo:rsid="00a639f7"/>
    </style:style>
    <style:style style:name="T287" style:family="text">
      <style:text-properties style:text-underline-style="none" officeooo:rsid="00bbbf73"/>
    </style:style>
    <style:style style:name="T288" style:family="text">
      <style:text-properties style:text-underline-style="none" officeooo:rsid="00d40111"/>
    </style:style>
    <style:style style:name="T289" style:family="text">
      <style:text-properties style:text-underline-style="none" officeooo:rsid="00d708a6"/>
    </style:style>
    <style:style style:name="T290" style:family="text">
      <style:text-properties style:text-underline-style="none" officeooo:rsid="00d5826a"/>
    </style:style>
    <style:style style:name="T291" style:family="text">
      <style:text-properties style:text-underline-style="none" officeooo:rsid="00d9c9e4"/>
    </style:style>
    <style:style style:name="T292" style:family="text">
      <style:text-properties style:text-underline-style="none" officeooo:rsid="00ec1e8c"/>
    </style:style>
    <style:style style:name="T293" style:family="text">
      <style:text-properties style:text-underline-style="none" officeooo:rsid="00fde6f2"/>
    </style:style>
    <style:style style:name="T294" style:family="text">
      <style:text-properties style:text-underline-style="none" officeooo:rsid="0123bb39"/>
    </style:style>
    <style:style style:name="T295" style:family="text">
      <style:text-properties style:text-underline-style="none" officeooo:rsid="013013d9"/>
    </style:style>
    <style:style style:name="T296" style:family="text">
      <style:text-properties style:text-underline-style="none" officeooo:rsid="0137af9f"/>
    </style:style>
    <style:style style:name="T297" style:family="text">
      <style:text-properties style:text-underline-style="none" officeooo:rsid="013282b3"/>
    </style:style>
    <style:style style:name="T298" style:family="text">
      <style:text-properties style:text-underline-style="none" officeooo:rsid="01408f03"/>
    </style:style>
    <style:style style:name="T299" style:family="text">
      <style:text-properties style:text-underline-style="none" officeooo:rsid="01416cb6"/>
    </style:style>
    <style:style style:name="T300" style:family="text">
      <style:text-properties style:text-underline-style="none" officeooo:rsid="01435f2a"/>
    </style:style>
    <style:style style:name="T301" style:family="text">
      <style:text-properties style:text-underline-style="none" officeooo:rsid="015f15fe"/>
    </style:style>
    <style:style style:name="T302" style:family="text">
      <style:text-properties officeooo:rsid="0071f6b3"/>
    </style:style>
    <style:style style:name="T303" style:family="text">
      <style:text-properties officeooo:rsid="00722a19"/>
    </style:style>
    <style:style style:name="T304" style:family="text">
      <style:text-properties officeooo:rsid="007477e8"/>
    </style:style>
    <style:style style:name="T305" style:family="text">
      <style:text-properties officeooo:rsid="0081154c"/>
    </style:style>
    <style:style style:name="T306" style:family="text">
      <style:text-properties officeooo:rsid="0082538a"/>
    </style:style>
    <style:style style:name="T307" style:family="text">
      <style:text-properties officeooo:rsid="00838393"/>
    </style:style>
    <style:style style:name="T308" style:family="text">
      <style:text-properties officeooo:rsid="008a06de"/>
    </style:style>
    <style:style style:name="T309" style:family="text">
      <style:text-properties officeooo:rsid="00937b11"/>
    </style:style>
    <style:style style:name="T310" style:family="text">
      <style:text-properties officeooo:rsid="0093b191"/>
    </style:style>
    <style:style style:name="T311" style:family="text">
      <style:text-properties officeooo:rsid="00b502cc"/>
    </style:style>
    <style:style style:name="T312" style:family="text">
      <style:text-properties officeooo:rsid="00ba4170"/>
    </style:style>
    <style:style style:name="T313" style:family="text">
      <style:text-properties officeooo:rsid="00bbbf73"/>
    </style:style>
    <style:style style:name="T314" style:family="text">
      <style:text-properties officeooo:rsid="00bd3f9d"/>
    </style:style>
    <style:style style:name="T315" style:family="text">
      <style:text-properties officeooo:rsid="00beb82f"/>
    </style:style>
    <style:style style:name="T316" style:family="text">
      <style:text-properties officeooo:rsid="00c2a166"/>
    </style:style>
    <style:style style:name="T317" style:family="text">
      <style:text-properties officeooo:rsid="00c7406f"/>
    </style:style>
    <style:style style:name="T318" style:family="text">
      <style:text-properties officeooo:rsid="00c93592"/>
    </style:style>
    <style:style style:name="T319" style:family="text">
      <style:text-properties officeooo:rsid="00ce5fa1"/>
    </style:style>
    <style:style style:name="T320" style:family="text">
      <style:text-properties officeooo:rsid="00cf9e9f"/>
    </style:style>
    <style:style style:name="T321" style:family="text">
      <style:text-properties officeooo:rsid="00d83381"/>
    </style:style>
    <style:style style:name="T322" style:family="text">
      <style:text-properties officeooo:rsid="00e09913"/>
    </style:style>
    <style:style style:name="T323" style:family="text">
      <style:text-properties officeooo:rsid="00ed9297"/>
    </style:style>
    <style:style style:name="T324" style:family="text">
      <style:text-properties officeooo:rsid="00ef4875"/>
    </style:style>
    <style:style style:name="T325" style:family="text">
      <style:text-properties officeooo:rsid="00f0f7f8"/>
    </style:style>
    <style:style style:name="T326" style:family="text">
      <style:text-properties officeooo:rsid="00f5260b"/>
    </style:style>
    <style:style style:name="T327" style:family="text">
      <style:text-properties officeooo:rsid="00fde6f2"/>
    </style:style>
    <style:style style:name="T328" style:family="text">
      <style:text-properties officeooo:rsid="010185dc"/>
    </style:style>
    <style:style style:name="T329" style:family="text">
      <style:text-properties officeooo:rsid="01023882"/>
    </style:style>
    <style:style style:name="T330" style:family="text">
      <style:text-properties officeooo:rsid="01095847"/>
    </style:style>
    <style:style style:name="T331" style:family="text">
      <style:text-properties officeooo:rsid="010f422a"/>
    </style:style>
    <style:style style:name="T332" style:family="text">
      <style:text-properties officeooo:rsid="01113d34"/>
    </style:style>
    <style:style style:name="T333" style:family="text">
      <style:text-properties officeooo:rsid="011bd541"/>
    </style:style>
    <style:style style:name="T334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35" style:family="text">
      <style:text-properties style:text-line-through-style="none" style:text-line-through-type="none" fo:font-style="normal" style:text-underline-style="none" officeooo:rsid="0125eea9" style:font-style-asian="normal" style:font-style-complex="normal"/>
    </style:style>
    <style:style style:name="T336" style:family="text">
      <style:text-properties officeooo:rsid="0152f194"/>
    </style:style>
    <style:style style:name="T337" style:family="text">
      <style:text-properties officeooo:rsid="016860b9"/>
    </style:style>
    <style:style style:name="T338" style:family="text">
      <style:text-properties officeooo:rsid="01758a0f"/>
    </style:style>
    <style:style style:name="T339" style:family="text">
      <style:text-properties officeooo:rsid="01871851"/>
    </style:style>
    <style:style style:name="T340" style:family="text">
      <style:text-properties officeooo:rsid="0188ed42"/>
    </style:style>
    <style:style style:name="T341" style:family="text">
      <style:text-properties officeooo:rsid="018c0d5b"/>
    </style:style>
    <style:style style:name="T342" style:family="text">
      <style:text-properties officeooo:rsid="019479eb"/>
    </style:style>
    <style:style style:name="T343" style:family="text">
      <style:text-properties officeooo:rsid="0198a2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61">А</text:span>нглийско<text:span text:style-name="T261">е</text:span> предложени<text:span text:style-name="T261">е</text:span></text:p>
      <text:p text:style-name="P1"/>
      <text:p text:style-name="P230"><text:span text:style-name="T257">Слова </text:span><text:span text:style-name="T258">в предложении </text:span><text:span text:style-name="T257">делятся на </text:span><text:span text:style-name="T330">две</text:span><text:span text:style-name="T257"> смысловые группы:</text:span></text:p>
      <text:list xml:id="list4088771563" text:style-name="L1">
        <text:list-item>
          <text:p text:style-name="P360">главные члены предложения — <text:span text:style-name="T306">это </text:span>подлежащее и сказуемое;</text:p>
        </text:list-item>
        <text:list-item>
          <text:p text:style-name="P360">второстепенные члены предложения — определение, дополнение и обстоятельтсво.</text:p>
        </text:list-item>
      </text:list>
      <text:p text:style-name="P82"/>
      <text:p text:style-name="P285">Подлежащее — эт<text:span text:style-name="T338">о</text:span> автор действия (существительное в именительном падеже).</text:p>
      <text:p text:style-name="P285">Сказуемое — это действие совершенное автором (т. е. глагол).</text:p>
      <text:p text:style-name="P80"/>
      <text:p text:style-name="P300"><text:span text:style-name="T37">С</text:span><text:span text:style-name="T38">казуемое </text:span><text:span text:style-name="T37">п</text:span><text:span text:style-name="T38">очти всегда делится на </text:span><text:span text:style-name="T39">две</text:span><text:span text:style-name="T38"> части: </text:span><text:span text:style-name="T40">на </text:span><text:span text:style-name="T38">вспомогательный </text:span><text:span text:style-name="T41">глагол </text:span><text:span text:style-name="T38">и смысловой.</text:span></text:p>
      <text:p text:style-name="P252"><text:span text:style-name="T129">Вспомогательный глагол не переводится. Он </text:span><text:span text:style-name="T130">сообщает</text:span><text:span text:style-name="T129"> о том, в каком времени нужно переводить смысловой. Смысловой глогол передает суть действия.</text:span></text:p>
      <text:p text:style-name="P252"/>
      <text:p text:style-name="P251">Смысловой глагол имеет несколько форм:</text:p>
      <text:list xml:id="list1920934178" text:style-name="L2">
        <text:list-item>
          <text:p text:style-name="P361">начальная форма (инфинитив) — форма глагола, как в словаре (с частицей to);</text:p>
        </text:list-item>
        <text:list-item>
          <text:p text:style-name="P362">с окончанием <text:span text:style-name="T68">-s (-es)</text:span> — в утверждениях Present Simple после <text:span text:style-name="T68">he/she/it</text:span>;</text:p>
        </text:list-item>
        <text:list-item>
          <text:p text:style-name="P361">с окончанием <text:span text:style-name="T68">-ing</text:span> (причастие) — в основном для образования Present Continuous;</text:p>
        </text:list-item>
        <text:list-item>
          <text:p text:style-name="P363">2я форма <text:span text:style-name="T322">(с окончанием </text:span><text:span text:style-name="T74">-ed</text:span><text:span text:style-name="T322">)</text:span> — для образования Past Simple;</text:p>
        </text:list-item>
        <text:list-item>
          <text:p text:style-name="P364">3я форма (прошедшее причастие) — для времен группы Perfect и пассивного залога .</text:p>
        </text:list-item>
      </text:list>
      <text:p text:style-name="P83"/>
      <text:p text:style-name="P81">Дополнение — это то, на что направлено действие. Оно выражено существительным, </text:p>
      <text:p text:style-name="P81">перед которым может стоять предлог или глаголом, перед которым может стоять частица <text:span text:style-name="T68">to</text:span><text:span text:style-name="T152">. <text:s/></text:span>Обычно оно стоит в конце предложения, но иногда может быть в начале.</text:p>
      <text:p text:style-name="P80"/>
      <text:p text:style-name="P84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80"/>
      <text:p text:style-name="P226"><text:span text:style-name="T260">В английском </text:span><text:span text:style-name="T261">языке</text:span><text:span text:style-name="T260"> не бывает предложений без подлежащего и сказуемого.</text:span></text:p>
      <text:p text:style-name="P287">Исключение составляют разговорные фразы: <text:span text:style-name="T68">nice to meet you</text:span> и пр.</text:p>
      <text:p text:style-name="P2"/>
      <text:p text:style-name="P87"><text:span text:style-name="T316">Порядок слов в у</text:span>тведрдительны<text:span text:style-name="T316">х</text:span> и отрицательны<text:span text:style-name="T316">х</text:span> предложения<text:span text:style-name="T316">х</text:span>:</text:p>
      <text:list xml:id="list2378117998" text:style-name="L3">
        <text:list-item>
          <text:p text:style-name="P365"><text:span text:style-name="T14">подлежащее</text:span><text:span text:style-name="T1">;</text:span></text:p>
        </text:list-item>
        <text:list-item>
          <text:p text:style-name="P365"><text:span text:style-name="T18">сказуемое</text:span><text:span text:style-name="T2">;</text:span></text:p>
        </text:list-item>
        <text:list-item>
          <text:p text:style-name="P366"><text:span text:style-name="T9">дополнение</text:span>;</text:p>
        </text:list-item>
        <text:list-item>
          <text:p text:style-name="P366"><text:span text:style-name="T11">обстоятельство</text:span>.</text:p>
        </text:list-item>
      </text:list>
      <text:p text:style-name="P11"/>
      <text:p text:style-name="P12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2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3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1"/>
      <text:p text:style-name="P99"><text:span text:style-name="T316">Порядок слов в в</text:span>опросительны<text:span text:style-name="T316">х</text:span> предложения<text:span text:style-name="T316">х</text:span>:</text:p>
      <text:list xml:id="list1242131904" text:style-name="L4">
        <text:list-item>
          <text:p text:style-name="P372"><text:span text:style-name="T25">вопросительное слово</text:span>;</text:p>
        </text:list-item>
        <text:list-item>
          <text:p text:style-name="P372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372"><text:span text:style-name="T13">подлежащее</text:span>;</text:p>
        </text:list-item>
        <text:list-item>
          <text:p text:style-name="P372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372"><text:span text:style-name="T9">дополнение</text:span>;</text:p>
        </text:list-item>
        <text:list-item>
          <text:p text:style-name="P372"><text:span text:style-name="T11">обстоятельство</text:span>.</text:p>
        </text:list-item>
      </text:list>
      <text:p text:style-name="P225"/>
      <text:p text:style-name="P14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128">—</text:span> Что ты здесь делаешь?</text:p>
      <text:p text:style-name="P227"><text:span text:style-name="T4">Do</text:span><text:span text:style-name="T68"> </text:span><text:span text:style-name="T15">you</text:span><text:span text:style-name="T68"> </text:span><text:span text:style-name="T20">want</text:span><text:span text:style-name="T10"> to live </text:span><text:span text:style-name="T12">in Spain</text:span><text:span text:style-name="T68">? — Ты хочешь жить в Испании?</text:span></text:p>
      <text:p text:style-name="P282"><text:soft-page-break/><text:span text:style-name="T243">Вопрос не всегда бывает полным, какого-то элемента может не быть, </text:span><text:span text:style-name="T244">но при этом всегда </text:span></text:p>
      <text:p text:style-name="P86">есть подлежащие и вспомогательный глагол.</text:p>
      <text:p text:style-name="P85"/>
      <text:p text:style-name="P241"><text:span text:style-name="T155">Общий вопрос начинается со вспомогательного глагола и подразумевает ответ «</text:span><text:span text:style-name="T156">да/нет»</text:span><text:span text:style-name="T155">.</text:span></text:p>
      <text:p text:style-name="P108"/>
      <text:p text:style-name="P241"><text:span text:style-name="T141">Чтобы коротко ответить на </text:span><text:span text:style-name="T142">такой </text:span><text:span text:style-name="T141">вопрос, недостаточно просто написать </text:span><text:span text:style-name="T104">yes/no</text:span><text:span text:style-name="T141">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117"/>
      <text:p text:style-name="P47"><text:span text:style-name="T262">Do you play</text:span> the piano? <text:span text:style-name="T128">—</text:span> Yes, <text:span text:style-name="T263">I do</text:span><text:span text:style-name="T268">.</text:span></text:p>
      <text:p text:style-name="P47"><text:span text:style-name="T263">Does Rita play</text:span><text:span text:style-name="T268"> football? </text:span><text:span text:style-name="T128">— </text:span><text:span text:style-name="T268">No, </text:span><text:span text:style-name="T263">she doesn`t</text:span><text:span text:style-name="T268">.</text:span> </text:p>
      <text:p text:style-name="P47"/>
      <text:p text:style-name="P109"><text:span text:style-name="T267">Специальный вопрос начинается с вопросительного слова </text:span><text:span text:style-name="T270">или связки</text:span><text:span text:style-name="T267">. </text:span><text:span text:style-name="T269">Он служит, чтобы узнать дополнительную информацию.</text:span><text:span text:style-name="T267"> </text:span><text:span text:style-name="T269">После вопросительного слова обычно стоит существительное: </text:span><text:span text:style-name="T70">What </text:span><text:span text:style-name="T124">car</text:span><text:span text:style-name="T70"> does he have? </text:span><text:span text:style-name="T71">How much </text:span><text:span text:style-name="T125">money</text:span><text:span text:style-name="T71"> dow we have?</text:span></text:p>
      <text:p text:style-name="P47"/>
      <text:p text:style-name="P141">Местоимение <text:span text:style-name="T68">I</text:span> всегда пишется с большой буквы.</text:p>
      <text:p text:style-name="P223">В английском языке всего 2 падежа: именительный и объектный. <text:s/></text:p>
      <text:p text:style-name="P223"/>
      <text:p text:style-name="P249"><text:span text:style-name="T64">В предложениях, которые используют глаголы: </text:span><text:span text:style-name="T127">like, have, enjoy, need</text:span><text:span text:style-name="T63">, </text:span><text:span text:style-name="T64">подлежащие </text:span></text:p>
      <text:p text:style-name="P249"><text:span text:style-name="T64">не переводятся на русский в именительном падеже</text:span><text:span text:style-name="T65">:</text:span></text:p>
      <text:p text:style-name="P219"/>
      <text:p text:style-name="P40"><text:span text:style-name="T26">I l</text:span>ike my job — Мне нравится моя работа (а не «Я нравится моя работа»).</text:p>
      <text:p text:style-name="P40"/>
      <text:p text:style-name="P9"><text:span text:style-name="T324">Настоящее.</text:span> Present</text:p>
      <text:p text:style-name="P213"/>
      <text:p text:style-name="P213">Present Simple (я делаю это сейчас):</text:p>
      <text:p text:style-name="P42">I live in Spain — Я живу в испании (факт).</text:p>
      <text:p text:style-name="P214"/>
      <text:p text:style-name="P213">Present Continuous (я делаю это прямо сейчас):</text:p>
      <text:p text:style-name="P33">I am reading a book — Я читаю книгу (именно сейчас).</text:p>
      <text:p text:style-name="P215"/>
      <text:p text:style-name="P213">Present Perfect (я сделал это ранее, но именно сейчас это важно):</text:p>
      <text:p text:style-name="P41">I have lost the keys — Я потерял ключи (результат).</text:p>
      <text:p text:style-name="P41"/>
      <text:p text:style-name="P213">Present Perfect <text:span text:style-name="T323">Continuous (я делаю это уже какое-то время):</text:span></text:p>
      <text:p text:style-name="P228"><text:span text:style-name="T69">I have been reading for 2 hours — </text:span><text:span text:style-name="T102">Я читаю уже 2 часа</text:span></text:p>
      <text:p text:style-name="P59"/>
      <text:p text:style-name="P142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58"/>
      <text:p text:style-name="P10">Present Simple</text:p>
      <text:p text:style-name="P217"/>
      <text:p text:style-name="P89">Используется чтобы:</text:p>
      <text:list xml:id="list2176473868" text:style-name="L5">
        <text:list-item>
          <text:p text:style-name="P373">сообщить факты настоящего, описать текущую реальность;</text:p>
        </text:list-item>
        <text:list-item>
          <text:p text:style-name="P373">говорить о событиях, которые происходят с какой-то регулярностью.</text:p>
        </text:list-item>
      </text:list>
      <text:p text:style-name="P18"/>
      <text:p text:style-name="P88">В утверждениях глагол используется в 2х вариантах:</text:p>
      <text:list xml:id="list3661007287" text:style-name="L6">
        <text:list-item>
          <text:p text:style-name="P375">без изменений, если подлежащее в первом лице или множеств<text:span text:style-name="T306">ен.</text:span> числе <text:span text:style-name="T68">(</text:span><text:span text:style-name="T75">I</text:span><text:span text:style-name="T68">, </text:span><text:span text:style-name="T75">you</text:span><text:span text:style-name="T68">, </text:span><text:span text:style-name="T75">we,</text:span><text:span text:style-name="T68"> </text:span><text:span text:style-name="T75">they</text:span><text:span text:style-name="T68">)</text:span>;</text:p>
        </text:list-item>
        <text:list-item>
          <text:p text:style-name="P375"><text:span text:style-name="T131">с окончанием </text:span><text:span text:style-name="T76">-s </text:span><text:span text:style-name="T77">(-es)</text:span><text:span text:style-name="T131">, если подлежащ</text:span><text:span text:style-name="T265">ее</text:span><text:span text:style-name="T131"> в третьем лице, единств</text:span><text:span text:style-name="T266">ен</text:span><text:span text:style-name="T306">ном</text:span><text:span text:style-name="T131"> числе </text:span><text:span text:style-name="T76">(</text:span><text:span text:style-name="T75">he</text:span><text:span text:style-name="T76">, </text:span><text:span text:style-name="T75">she</text:span><text:span text:style-name="T76">, </text:span><text:span text:style-name="T75">it</text:span><text:span text:style-name="T76">)</text:span></text:p>
        </text:list-item>
      </text:list>
      <text:p text:style-name="P302"><text:soft-page-break/><text:span text:style-name="T334">I </text:span><text:span text:style-name="T23">live</text:span><text:span text:style-name="T334"> in New York — Я живу в Нью Йорке.</text:span></text:p>
      <text:p text:style-name="P304"><text:span text:style-name="T334">Peter </text:span><text:span text:style-name="T23">work</text:span><text:span text:style-name="T24">s</text:span><text:span text:style-name="T334"> in New York — Питер работает в Нью Йорке;</text:span></text:p>
      <text:p text:style-name="P224"/>
      <text:p text:style-name="P304"><text:span text:style-name="T335">Г</text:span><text:span text:style-name="T249">лагол</text:span><text:span text:style-name="T319"> </text:span><text:span text:style-name="T78">have</text:span><text:span text:style-name="T319"> не пишется с онончанием </text:span><text:span text:style-name="T78">-s</text:span><text:span text:style-name="T319">, а </text:span><text:span text:style-name="T320">преобразуется</text:span><text:span text:style-name="T319"> в </text:span><text:span text:style-name="T78">has</text:span><text:span text:style-name="T319">. </text:span></text:p>
      <text:p text:style-name="P91"/>
      <text:p text:style-name="P91">Окончание <text:span text:style-name="T68">-es</text:span> ставится, если глагол заканчивается: на гласную букву, </text:p>
      <text:p text:style-name="P90">на шипящий звук <text:span text:style-name="T68">(sh, ch)</text:span> <text:span text:style-name="T259">или</text:span> на букву <text:span text:style-name="T68">s/x</text:span>:</text:p>
      <text:list xml:id="list1494522075" text:style-name="L7">
        <text:list-item>
          <text:p text:style-name="P377"><text:span text:style-name="T133">go — </text:span>goes;</text:p>
        </text:list-item>
        <text:list-item>
          <text:p text:style-name="P377"><text:span text:style-name="T133">teach — </text:span>teaches;</text:p>
        </text:list-item>
        <text:list-item>
          <text:p text:style-name="P376"><text:span text:style-name="T133">mix — </text:span><text:span text:style-name="T132">mixes.</text:span></text:p>
        </text:list-item>
      </text:list>
      <text:p text:style-name="P217"/>
      <text:p text:style-name="P93">Если глагол заканчивается на букву y, перед которой согласная, то вместо y </text:p>
      <text:p text:style-name="P92">пишется <text:span text:style-name="T68">i</text:span> <text:span text:style-name="T134">(помимо добавления </text:span><text:span text:style-name="T79">-es</text:span><text:span text:style-name="T134">)</text:span>:</text:p>
      <text:list xml:id="list158673703" text:style-name="L8">
        <text:list-item>
          <text:p text:style-name="P378">fly — flies; </text:p>
        </text:list-item>
        <text:list-item>
          <text:p text:style-name="P378">cry — cries.</text:p>
        </text:list-item>
      </text:list>
      <text:p text:style-name="P217"/>
      <text:p text:style-name="P235"><text:span text:style-name="T239">П</text:span><text:span text:style-name="T240">еред сказуемым часто </text:span><text:span text:style-name="T242">стоят</text:span><text:span text:style-name="T240"> маячки времени </text:span><text:span text:style-name="T248">(</text:span><text:span text:style-name="T240">наречия частности</text:span><text:span text:style-name="T248">)</text:span><text:span text:style-name="T241">:</text:span></text:p>
      <text:list xml:id="list4176051640" text:style-name="L9">
        <text:list-item>
          <text:p text:style-name="P374">always - <text:span text:style-name="T131">всегда</text:span>;</text:p>
        </text:list-item>
        <text:list-item>
          <text:p text:style-name="P374">usually - <text:span text:style-name="T131">обычно</text:span>;</text:p>
        </text:list-item>
        <text:list-item>
          <text:p text:style-name="P374">often - <text:span text:style-name="T131">часто</text:span>;</text:p>
        </text:list-item>
        <text:list-item>
          <text:p text:style-name="P374">sometimes - <text:span text:style-name="T131">иногда</text:span>;</text:p>
        </text:list-item>
        <text:list-item>
          <text:p text:style-name="P374">never — <text:span text:style-name="T131">никогда</text:span>.</text:p>
        </text:list-item>
      </text:list>
      <text:p text:style-name="P19"/>
      <text:p text:style-name="P218"><text:span text:style-name="T68">I </text:span><text:span text:style-name="T126">always</text:span><text:span text:style-name="T68"> wash my hands before eating — Я всегда мою руки перед едой.</text:span></text:p>
      <text:p text:style-name="P217"/>
      <text:p text:style-name="P3">Отрицания в Present Simple</text:p>
      <text:p text:style-name="P3"/>
      <text:p text:style-name="P231"><text:span text:style-name="T139">Использу</text:span><text:span text:style-name="T140">ю</text:span><text:span text:style-name="T139">тся чтобы сказать о том, что что-либо:</text:span></text:p>
      <text:list xml:id="list3375937960" text:style-name="L10">
        <text:list-item>
          <text:p text:style-name="P379">не является фактом настоящего <text:span text:style-name="T266">или истиной</text:span>;</text:p>
        </text:list-item>
        <text:list-item>
          <text:p text:style-name="P379">не происходит с какой-то регулярностью.</text:p>
        </text:list-item>
      </text:list>
      <text:p text:style-name="P222"/>
      <text:p text:style-name="P221">За отрицание отвечает частица <text:span text:style-name="T68">not</text:span>, которая идет в паре со вспомогательным глаголом <text:span text:style-name="T68">do</text:span>.</text:p>
      <text:p text:style-name="P221">Если подлежащее <text:span text:style-name="T68">he/she/it</text:span>, то испольузется <text:span text:style-name="T68">does</text:span>. <text:span text:style-name="T256">Смысловой глагол без изменений.</text:span></text:p>
      <text:p text:style-name="P220"/>
      <text:p text:style-name="P43">People <text:span text:style-name="T3">do </text:span><text:span text:style-name="T28">not</text:span> <text:span text:style-name="T17">live</text:span> in space — Люди не живут в космосе.</text:p>
      <text:p text:style-name="P43">Water <text:span text:style-name="T3">does </text:span><text:span text:style-name="T28">not</text:span> <text:span text:style-name="T17">boil</text:span> at 50 degrees Celsius — Вода не кипит при 50 грудусах.</text:p>
      <text:p text:style-name="P43"/>
      <text:p text:style-name="P232"><text:span text:style-name="T137">Практически всегда </text:span><text:span text:style-name="T105">do/</text:span><text:span text:style-name="T106">does</text:span><text:span text:style-name="T105"> not</text:span><text:span text:style-name="T137"> использу</text:span><text:span text:style-name="T138">е</text:span><text:span text:style-name="T137">тся в сокращении: </text:span></text:p>
      <text:p text:style-name="P44">We don`t drink whisky — Мы не пьем виски.</text:p>
      <text:p text:style-name="P45">He doesn`t drink tea — Он не пьет чай.</text:p>
      <text:p text:style-name="P154"/>
      <text:p text:style-name="P154">Вопросы в Present Simple</text:p>
      <text:p text:style-name="P44"/>
      <text:p text:style-name="P107">Используюся чтобы:</text:p>
      <text:list xml:id="list2400733955" text:style-name="L11">
        <text:list-item>
          <text:p text:style-name="P380">узнать о фактах настоящего;</text:p>
        </text:list-item>
        <text:list-item>
          <text:p text:style-name="P380">о событиях, которые происходят с какой-то регулярностью.</text:p>
        </text:list-item>
      </text:list>
      <text:p text:style-name="P106"/>
      <text:p text:style-name="P106">Вопрос задается с помощью вспомогательного глагола <text:span text:style-name="T68">do/</text:span><text:span text:style-name="T80">does</text:span>, который ставится перед подлежащим. Смысловой глагол без изменений (в начальной форме).</text:p>
      <text:p text:style-name="P229"><text:soft-page-break/><text:span text:style-name="T7">Do</text:span><text:span text:style-name="T136"> you </text:span><text:span text:style-name="T22">like</text:span><text:span text:style-name="T136"> action movies? </text:span><text:span text:style-name="T88">— </text:span><text:span text:style-name="T136">Тебе нравятся экшен фильмы? </text:span></text:p>
      <text:p text:style-name="P46">What books <text:span text:style-name="T3">do</text:span> you <text:span text:style-name="T17">read</text:span>? <text:span text:style-name="T135">—</text:span> Какие книги тебе нравятся?</text:p>
      <text:p text:style-name="P6"/>
      <text:p text:style-name="P6">Глаголы <text:span text:style-name="T304">d</text:span>o и <text:span text:style-name="T304">b</text:span>e <text:span text:style-name="T305">в Present Simple</text:span></text:p>
      <text:p text:style-name="P4"/>
      <text:p text:style-name="P237"><text:span text:style-name="T148">Глагол</text:span><text:span text:style-name="T143"> d</text:span><text:span text:style-name="T144">o </text:span><text:span text:style-name="T145">означает</text:span><text:span text:style-name="T144"> «делать». В предложении </text:span><text:span text:style-name="T148">он</text:span><text:span text:style-name="T144"> может может встречаться несколько раз, </text:span></text:p>
      <text:p text:style-name="P237"><text:span text:style-name="T144">в качестве вспомогательного и смыслового: </text:span><text:span text:style-name="T89">What </text:span><text:span text:style-name="T5">do</text:span><text:span text:style-name="T89"> you </text:span><text:span text:style-name="T21">do</text:span><text:span text:style-name="T89">? </text:span><text:span text:style-name="T90">— </text:span><text:span text:style-name="T89">Что ты делаешь? </text:span></text:p>
      <text:p text:style-name="P56"/>
      <text:p text:style-name="P318"><text:span text:style-name="T107">To </text:span><text:span text:style-name="T108">be</text:span><text:span text:style-name="T143"> — </text:span><text:span text:style-name="T147">это начальная форма глагола</text:span><text:span text:style-name="T143"> «быть», </text:span><text:span text:style-name="T177">кот</text:span><text:span text:style-name="T178">орая</text:span><text:span text:style-name="T143"> меняется в</text:span></text:p>
      <text:p text:style-name="P236"><text:span text:style-name="T143">завис</text:span><text:span text:style-name="T148">имости</text:span><text:span text:style-name="T143"> от подлежащего, </text:span><text:span text:style-name="T178">на</text:span><text:span text:style-name="T143">: </text:span></text:p>
      <text:list xml:id="list1729461341" text:style-name="L12">
        <text:list-item>
          <text:p text:style-name="P401"><text:span text:style-name="T143">a</text:span><text:span text:style-name="T136">m — если подлежащее в первом лице (</text:span><text:span text:style-name="T87">I</text:span><text:span text:style-name="T136">);</text:span></text:p>
        </text:list-item>
        <text:list-item>
          <text:p text:style-name="P381">is — если подлежащее в третьем лице, единственном числе (<text:span text:style-name="T68">he/she/it</text:span>);</text:p>
        </text:list-item>
        <text:list-item>
          <text:p text:style-name="P381">are — если подлежащее во множественном числе (<text:span text:style-name="T68">you/we/they</text:span>).</text:p>
        </text:list-item>
      </text:list>
      <text:p text:style-name="P113"/>
      <text:p text:style-name="P240"><text:span text:style-name="T145">Э</text:span><text:span text:style-name="T149">ти формы </text:span><text:span text:style-name="T153">глагола</text:span><text:span text:style-name="T149"> </text:span><text:span text:style-name="T109">be</text:span><text:span text:style-name="T176"> </text:span><text:span text:style-name="T149">заменяют собой сказуемое в тех </text:span><text:span text:style-name="T150">ситуациях</text:span><text:span text:style-name="T149">, </text:span><text:span text:style-name="T150">когда</text:span><text:span text:style-name="T149"> оно отсутсвует</text:span></text:p>
      <text:p text:style-name="P299"><text:span text:style-name="T154">и помогают привязать предложение ко времени </text:span><text:span text:style-name="T149">(т. к. </text:span><text:span text:style-name="T148">для английского языка </text:span></text:p>
      <text:p text:style-name="P299"><text:span text:style-name="T148">не характерно, когда в предложении нет </text:span><text:span text:style-name="T149">сказуемого).</text:span></text:p>
      <text:p text:style-name="P112"/>
      <text:p text:style-name="P238"><text:span text:style-name="T30">I </text:span><text:span text:style-name="T6">am</text:span><text:span text:style-name="T91"> a doctor — Я (</text:span><text:span text:style-name="T92">есть</text:span><text:span text:style-name="T91">) доктор.</text:span></text:p>
      <text:p text:style-name="P17"><text:span text:style-name="T29">We</text:span><text:span text:style-name="T272"> </text:span><text:span text:style-name="T8">are</text:span><text:span text:style-name="T272"> happy </text:span><text:span text:style-name="T275">— </text:span><text:span text:style-name="T272">Мы (есть) счастливы.</text:span></text:p>
      <text:p text:style-name="P114"/>
      <text:p text:style-name="P125"><text:span text:style-name="T302">Г</text:span>лагол <text:span text:style-name="T81">be</text:span><text:span text:style-name="T302"> </text:span>появляется, когда говорят:</text:p>
      <text:list xml:id="list992078521" text:style-name="L13">
        <text:list-item>
          <text:p text:style-name="P382">кто человек по профессии <text:span text:style-name="T307">(</text:span><text:span text:style-name="T72">I am a football player</text:span><text:span text:style-name="T73">)</text:span>;</text:p>
        </text:list-item>
        <text:list-item>
          <text:p text:style-name="P382">в каком состоянии человек или объект <text:span text:style-name="T307">(</text:span><text:span text:style-name="T72">This dress is blue</text:span><text:span text:style-name="T73">)</text:span>;</text:p>
        </text:list-item>
        <text:list-item>
          <text:p text:style-name="P382">где находится человек или объект <text:span text:style-name="T307">(</text:span><text:span text:style-name="T72">Molly is in her office now</text:span><text:span text:style-name="T73">)</text:span>;</text:p>
        </text:list-item>
      </text:list>
      <text:p text:style-name="P111"/>
      <text:p text:style-name="P239"><text:span text:style-name="T154">Глагол</text:span><text:span text:style-name="T146"> </text:span><text:span text:style-name="T93">be</text:span><text:span text:style-name="T146"> может использоваться в связке с прилагательным. </text:span><text:span text:style-name="T151">При переводе таких связок можно подобрать отдельный глагол, которого нет в английском.</text:span></text:p>
      <text:p text:style-name="P110"/>
      <text:p text:style-name="P292"><text:span text:style-name="T93">I </text:span><text:span text:style-name="T111">am interested</text:span><text:span text:style-name="T93"> in art — Я</text:span><text:span text:style-name="T94"> </text:span><text:span text:style-name="T112">интересуюсь</text:span><text:span text:style-name="T103"> </text:span><text:span text:style-name="T94">искусством </text:span><text:span text:style-name="T103">(есть заинтересованный)</text:span><text:span text:style-name="T94">.</text:span></text:p>
      <text:p text:style-name="P243"><text:span text:style-name="T94">My hands </text:span><text:span text:style-name="T112">are cold</text:span><text:span text:style-name="T94"> — Мои руки</text:span><text:span text:style-name="T95"> </text:span><text:span text:style-name="T112">замерзли </text:span><text:span text:style-name="T103">(есть замерзшие)</text:span><text:span text:style-name="T95">.</text:span></text:p>
      <text:p text:style-name="P48"/>
      <text:p text:style-name="P115">В вопросительных предложениях глагол <text:span text:style-name="T68">be</text:span> меняется местами с подлежащим, </text:p>
      <text:p text:style-name="P115">а в отрицательных, используется с частицей <text:span text:style-name="T68">not</text:span>:</text:p>
      <text:p text:style-name="P115"/>
      <text:p text:style-name="P15"><text:span text:style-name="T273">I </text:span><text:span text:style-name="T272">am not a student — Я не студент.</text:span></text:p>
      <text:p text:style-name="P50">We are not English speakers — Они не англоговорящие люди.</text:p>
      <text:p text:style-name="P15"><text:span text:style-name="T273">I</text:span><text:span text:style-name="T272">s it dark? — Сейчас темно?</text:span></text:p>
      <text:p text:style-name="P50">Are they hungry? — Они голодны?</text:p>
      <text:p text:style-name="P50"/>
      <text:p text:style-name="P116">Если перед <text:span text:style-name="T82">am/is/are</text:span> нет вопросительного слова, то это общий вопрос. </text:p>
      <text:p text:style-name="P116">В корешке ответа вместо <text:span text:style-name="T68">do/does</text:span> используется <text:span text:style-name="T68">am/is/are</text:span>:</text:p>
      <text:p text:style-name="P116"/>
      <text:p text:style-name="P16"><text:span text:style-name="T272">Am I in danger? Yes, you are. </text:span><text:span text:style-name="T274">—</text:span><text:span text:style-name="T272"> Я в опасности? Да.</text:span></text:p>
      <text:p text:style-name="P16"><text:span text:style-name="T272">Is John married? - No, he isn`t. </text:span><text:span text:style-name="T274">— </text:span><text:span text:style-name="T272">Джон женат? </text:span><text:span text:style-name="T274">— </text:span><text:span text:style-name="T272">Нет.</text:span></text:p>
      <text:p text:style-name="P49"/>
      <text:p text:style-name="P49"><text:span text:style-name="T238">Специальный вопрос начинается с вопросительного слова </text:span><text:span text:style-name="T245">или связки</text:span><text:span text:style-name="T238">:</text:span> </text:p>
      <text:p text:style-name="P49">Where is Jill?<text:span text:style-name="T303"> </text:span>She is at school. <text:span text:style-name="T303">— </text:span>Где Джил? Она в школе.</text:p>
      <text:p text:style-name="P49"/>
      <text:p text:style-name="P245"><text:span text:style-name="T158">Очень часто </text:span><text:span text:style-name="T97">am/is/are</text:span><text:span text:style-name="T158"> сокращаются: </text:span><text:span text:style-name="T97">I am → I`m, he is → he`s, <text:s/></text:span></text:p>
      <text:p text:style-name="P245"><text:span text:style-name="T97">you are → you`re, John is → John`s, </text:span><text:span text:style-name="T99">t</text:span><text:span text:style-name="T97">hey are → </text:span><text:span text:style-name="T99">t</text:span><text:span text:style-name="T97">hey`re</text:span><text:span text:style-name="T98">. </text:span></text:p>
      <text:p text:style-name="P286"><text:soft-page-break/><text:span text:style-name="T159">С</text:span><text:span text:style-name="T160">окращать можно как по </text:span><text:span text:style-name="T161">вспом.</text:span><text:span text:style-name="T160"> глаголу, так и по частице </text:span><text:span text:style-name="T100">not</text:span><text:span text:style-name="T160">: </text:span><text:span text:style-name="T100">he is not → he`s not</text:span><text:span text:style-name="T101"> или</text:span><text:span text:style-name="T100"> he isn`t.</text:span></text:p>
      <text:p text:style-name="P94"><text:span text:style-name="T276">П</text:span><text:span text:style-name="T272">ри этом </text:span><text:span text:style-name="T87">am</text:span><text:span text:style-name="T272"> сокращается только по </text:span><text:span text:style-name="T87">am</text:span><text:span text:style-name="T272"> → </text:span><text:span text:style-name="T87">I`m not (I amn`t не существует).</text:span></text:p>
      <text:p text:style-name="P57"/>
      <text:p text:style-name="P145">Present Continuous</text:p>
      <text:p text:style-name="P118"/>
      <text:p text:style-name="P118">Указывает на событие, происходящее именно сейчас и которое еще не закончилось.</text:p>
      <text:p text:style-name="P121">Состоит из связки вспомогательного глагола <text:span text:style-name="T68">be</text:span> и смыслового с окончанием <text:span text:style-name="T68">-ing</text:span>:</text:p>
      <text:p text:style-name="P119"/>
      <text:p text:style-name="P51">She <text:span text:style-name="T262">is</text:span> driv<text:span text:style-name="T262">ing</text:span> to work. <text:span text:style-name="T303">—</text:span> Она (сейчас) едет на работу.</text:p>
      <text:p text:style-name="P52">You <text:span text:style-name="T262">are</text:span> do<text:span text:style-name="T262">ing</text:span> great! <text:span text:style-name="T303">—</text:span> У тебя отлично получается!</text:p>
      <text:p text:style-name="P118"/>
      <text:p text:style-name="P242"><text:span text:style-name="T157">Если глагол заканчивается на </text:span><text:span text:style-name="T96">-e</text:span><text:span text:style-name="T157">, то при добавлении </text:span><text:span text:style-name="T96">-ing</text:span><text:span text:style-name="T157"> она выпадает: </text:span><text:span text:style-name="T96">make → making.</text:span></text:p>
      <text:p text:style-name="P120">Если глагол заканчивается на <text:span text:style-name="T68">-ie</text:span>, то при добавлении <text:span text:style-name="T68">-ing</text:span> оно меняется на <text:span text:style-name="T68">-y</text:span>: <text:span text:style-name="T68">lie → lying. </text:span></text:p>
      <text:p text:style-name="P51"/>
      <text:p text:style-name="P120">Если глагол из 1 слога, с одной гласной буквой, после которой солгасная, то при </text:p>
      <text:p text:style-name="P242"><text:span text:style-name="T157">добавлении </text:span><text:span text:style-name="T96">-ing</text:span><text:span text:style-name="T157"> согласная удваивается: </text:span><text:span text:style-name="T96">hit → hitting, sit → sitting.</text:span></text:p>
      <text:p text:style-name="P120"/>
      <text:p text:style-name="P244"><text:span text:style-name="T157">В </text:span><text:span text:style-name="T136">окончании </text:span><text:span text:style-name="T87">-ing</text:span><text:span text:style-name="T136"> буква </text:span><text:span text:style-name="T87">g</text:span><text:span text:style-name="T136"> не произносится. Сочетание </text:span><text:span text:style-name="T87">ng</text:span><text:span text:style-name="T136"> образет необычный звук, которого нет в русском языке — носовой </text:span><text:span text:style-name="T87">n</text:span><text:span text:style-name="T136"> (при произнесении пускается воздух через нос).</text:span></text:p>
      <text:p text:style-name="P121"/>
      <text:p text:style-name="P122"><text:span text:style-name="T311">Слова-м</text:span>аячки Present Continuous:</text:p>
      <text:list xml:id="list1545723575" text:style-name="L14">
        <text:list-item>
          <text:p text:style-name="P383">look — смотри;</text:p>
        </text:list-item>
        <text:list-item>
          <text:p text:style-name="P383">now — сейчас (обычно стоит в конце);</text:p>
        </text:list-item>
        <text:list-item>
          <text:p text:style-name="P383">at the moment — в этот момент (обычно в конце).</text:p>
        </text:list-item>
      </text:list>
      <text:p text:style-name="P120"/>
      <text:p text:style-name="P52">I am working right <text:span text:style-name="T262">now</text:span>. — Прямо сейчас я работаю.</text:p>
      <text:p text:style-name="P52"><text:span text:style-name="T262">Look</text:span> out of the window! It`s raining. — Посмотри в окно. Идет дождь.</text:p>
      <text:p text:style-name="P123"/>
      <text:p text:style-name="P144">Отрицания в Present Continuous</text:p>
      <text:p text:style-name="P144"/>
      <text:p text:style-name="P124">Используется чтобы сказать, что что-то не происходит именно сейчас.</text:p>
      <text:p text:style-name="P124">Для этого к глаголу <text:span text:style-name="T68">be</text:span> добавляется частица <text:span text:style-name="T68">not</text:span>.</text:p>
      <text:p text:style-name="P124"/>
      <text:p text:style-name="P53">I`m not listening to you. <text:span text:style-name="T308">—</text:span> Я не слушаю тебя.</text:p>
      <text:p text:style-name="P53">He isn`t cleaning the carpet. <text:span text:style-name="T308">—</text:span> Он не чистит ковер.</text:p>
      <text:p text:style-name="P53"/>
      <text:p text:style-name="P149">Вопросы в Present Continuous</text:p>
      <text:p text:style-name="P54"/>
      <text:p text:style-name="P358">Здесь использ<text:span text:style-name="T310">уются</text:span> теже правила, что при составлении вопросов в </text:p>
      <text:p text:style-name="P359">Present Simple с глаголом <text:span text:style-name="T68">be</text:span>:</text:p>
      <text:p text:style-name="P54">Am I listening? <text:span text:style-name="T308">—</text:span> Я слушаю?</text:p>
      <text:p text:style-name="P54">Are you playing? Yes, I am. <text:span text:style-name="T308">—</text:span> Ты играешь? Да.</text:p>
      <text:p text:style-name="P54">Where is he going? <text:span text:style-name="T308">—</text:span> Куда он идет?</text:p>
      <text:p text:style-name="P55">What book is she reading? <text:span text:style-name="T308">— </text:span>Какую книгу она читает? <text:span text:style-name="T309">(сейчас)</text:span></text:p>
      <text:p text:style-name="P55"/>
      <text:p text:style-name="P246"><text:span text:style-name="T179">Глаголы, которые не использ. в</text:span><text:span text:style-name="T186">о всех</text:span><text:span text:style-name="T179"> </text:span><text:span text:style-name="T180">Continuous</text:span></text:p>
      <text:p text:style-name="P146"/>
      <text:p text:style-name="P126">Это глаголы, обозначающие состояние, которое не меняется под дейсвтием момента.</text:p>
      <text:p text:style-name="P247"><text:span text:style-name="T162">Как правило это </text:span><text:span text:style-name="T163">описание</text:span><text:span text:style-name="T162"> чувств или мыслей. </text:span><text:span text:style-name="T163">В особых случаях эти глаголы могут иметь переносное или контекстное значение, тогда их можно встретить в форме Continuous. </text:span></text:p>
      <text:p text:style-name="P130">Но в большинстве случаев следующие глаголы используются в форме Simple:</text:p>
      <text:p text:style-name="P131"><text:soft-page-break/>Глаголы восприятия:</text:p>
      <text:list xml:id="list1355643957" text:style-name="L15">
        <text:list-item>
          <text:p text:style-name="P384">see — видеть;</text:p>
        </text:list-item>
        <text:list-item>
          <text:p text:style-name="P384">hear — слышать;</text:p>
        </text:list-item>
        <text:list-item>
          <text:p text:style-name="P384">feel — чувствовать;</text:p>
        </text:list-item>
        <text:list-item>
          <text:p text:style-name="P384">taste — чувствовать вкус (пробовать);</text:p>
        </text:list-item>
        <text:list-item>
          <text:p text:style-name="P384">smell — чувствовать запах (нюхать).</text:p>
        </text:list-item>
      </text:list>
      <text:p text:style-name="P130"/>
      <text:p text:style-name="P131">Глаголы для выражения мнения:</text:p>
      <text:list xml:id="list1042954508" text:style-name="L16">
        <text:list-item>
          <text:p text:style-name="P385">belive — верить;</text:p>
        </text:list-item>
        <text:list-item>
          <text:p text:style-name="P385">doubt — сомневаться;</text:p>
        </text:list-item>
        <text:list-item>
          <text:p text:style-name="P385">think — думать.</text:p>
        </text:list-item>
      </text:list>
      <text:p text:style-name="P130"/>
      <text:p text:style-name="P131">Глаголы, показывающие состояние мыслей:</text:p>
      <text:list xml:id="list3484414825" text:style-name="L17">
        <text:list-item>
          <text:p text:style-name="P386">forget — забывать;</text:p>
        </text:list-item>
        <text:list-item>
          <text:p text:style-name="P386">imagine — представлять;</text:p>
        </text:list-item>
        <text:list-item>
          <text:p text:style-name="P386">know — знать;</text:p>
        </text:list-item>
        <text:list-item>
          <text:p text:style-name="P386">understand — понимать.</text:p>
        </text:list-item>
      </text:list>
      <text:p text:style-name="P130"/>
      <text:p text:style-name="P132">Глаголы, указывающие на эмоции и желания:</text:p>
      <text:list xml:id="list4072332143" text:style-name="L18">
        <text:list-item>
          <text:p text:style-name="P387">love — любить;</text:p>
        </text:list-item>
        <text:list-item>
          <text:p text:style-name="P387">like — нравиться;</text:p>
        </text:list-item>
        <text:list-item>
          <text:p text:style-name="P387">hate — ненавидеть;</text:p>
        </text:list-item>
        <text:list-item>
          <text:p text:style-name="P387">hope — надеяться;</text:p>
        </text:list-item>
        <text:list-item>
          <text:p text:style-name="P387">want — хотеть;</text:p>
        </text:list-item>
        <text:list-item>
          <text:p text:style-name="P387">wish — желать.</text:p>
        </text:list-item>
      </text:list>
      <text:p text:style-name="P133"/>
      <text:p text:style-name="P132">Другие глаголы:</text:p>
      <text:list xml:id="list2942979427" text:style-name="L19">
        <text:list-item>
          <text:p text:style-name="P388">look — выглядеть;</text:p>
        </text:list-item>
        <text:list-item>
          <text:p text:style-name="P388">have — иметь.</text:p>
        </text:list-item>
      </text:list>
      <text:p text:style-name="P133"/>
      <text:p text:style-name="P60">I think Amy is a strange girl. - Я думаю, Эмми странная девушка.</text:p>
      <text:p text:style-name="P60">Do you know this man? - Вы знаете этого мужчину?</text:p>
      <text:p text:style-name="P60">You look great! - Ты выглядишь отлично!</text:p>
      <text:p text:style-name="P150"/>
      <text:p text:style-name="P150">Present Perfect</text:p>
      <text:p text:style-name="P134"/>
      <text:p text:style-name="P248"><text:span text:style-name="T170">У</text:span><text:span text:style-name="T166">казывает на дейсвтие совершенное когда-то в прошлом, но подчеркивает, что результат важен сейчас </text:span><text:span text:style-name="T167">(т. е. к какому результату в итоге это привело)</text:span><text:span text:style-name="T166">.</text:span></text:p>
      <text:p text:style-name="P135"/>
      <text:p text:style-name="P250"><text:span text:style-name="T166">С</text:span><text:span text:style-name="T169">остоит и</text:span><text:span text:style-name="T171">з </text:span><text:span text:style-name="T172">2х частей:</text:span><text:span text:style-name="T169"> вспомогат</text:span><text:span text:style-name="T172">ельного</text:span><text:span text:style-name="T169"> глагола </text:span><text:span text:style-name="T110">have</text:span><text:span text:style-name="T169"> (который привязывает действие </text:span></text:p>
      <text:p text:style-name="P250"><text:span text:style-name="T169">к настоящему) и смыслового глагола в 3й форме (</text:span><text:span text:style-name="T173">переводится как «сделанный»</text:span><text:span text:style-name="T169">).</text:span></text:p>
      <text:p text:style-name="P138"/>
      <text:p text:style-name="P248"><text:span text:style-name="T166">На русский язык Present Perfect переводится в прошлом </text:span><text:span text:style-name="T168">(иногда настоящ</text:span><text:span text:style-name="T170">и</text:span><text:span text:style-name="T168">м, </text:span><text:span text:style-name="T170">для удобства</text:span><text:span text:style-name="T168">)</text:span><text:span text:style-name="T166">, </text:span></text:p>
      <text:p text:style-name="P139">а в английском принадлежит к катергории настоящих времен.</text:p>
      <text:p text:style-name="P138"/>
      <text:p text:style-name="P21"><text:span text:style-name="T278">I </text:span><text:span text:style-name="T282">have</text:span><text:span text:style-name="T272"> already </text:span><text:span text:style-name="T282">seen</text:span><text:span text:style-name="T272"> this movie. </text:span><text:span text:style-name="T279">—</text:span><text:span text:style-name="T272"> Я уже видел этот фильм (просмотрел, т. е. опыт).</text:span></text:p>
      <text:p text:style-name="P21"><text:span text:style-name="T272">You </text:span><text:span text:style-name="T282">have</text:span><text:span text:style-name="T272"> </text:span><text:span text:style-name="T282">broken</text:span><text:span text:style-name="T272"> the vase. </text:span><text:span text:style-name="T279">— </text:span><text:span text:style-name="T272">Ты разбил вазу. (есть очевидный результат, кот. случился ранее) </text:span></text:p>
      <text:p text:style-name="P22"><text:span text:style-name="T280">It`s the fitst time I </text:span><text:span text:style-name="T283">have</text:span><text:span text:style-name="T280"> </text:span><text:span text:style-name="T283">driven</text:span><text:span text:style-name="T280"> a car — Это впервые, когда я веду машину. (в настоящем)</text:span></text:p>
      <text:p text:style-name="P136"/>
      <text:p text:style-name="P143"/>
      <text:p text:style-name="P143"><text:soft-page-break/>Как проявляется результат:</text:p>
      <text:list xml:id="list1476194255" text:style-name="L20">
        <text:list-item>
          <text:p text:style-name="P403"><text:span text:style-name="T188">это </text:span><text:span text:style-name="T187">очевидные изменения;</text:span></text:p>
        </text:list-item>
        <text:list-item>
          <text:p text:style-name="P402"><text:span text:style-name="T167">полученный </text:span><text:span text:style-name="T171">ранее</text:span><text:span text:style-name="T167"> опыт или впечатления;</text:span></text:p>
        </text:list-item>
        <text:list-item>
          <text:p text:style-name="P389">недавно произошедшие события или новая информация.</text:p>
          <text:p text:style-name="P389"/>
        </text:list-item>
      </text:list>
      <text:p text:style-name="P140">Также Present Perfect используют, если что-то произошло впервые:</text:p>
      <text:p text:style-name="P137"/>
      <text:p text:style-name="P58">It`s the first time something has happend. - Этой первый раз, когда что-то произошло.</text:p>
      <text:p text:style-name="P58">(вместо first можно указать любое порядковое число: second, third)</text:p>
      <text:p text:style-name="P137"/>
      <text:p text:style-name="P140">Present Perferct — яркий пример того, что нельзя переводить английские </text:p>
      <text:p text:style-name="P140">предложения слово в слово:</text:p>
      <text:p text:style-name="P140"/>
      <text:p text:style-name="P20"><text:span text:style-name="T271">I have done. </text:span><text:span text:style-name="T277">—</text:span><text:span text:style-name="T271"> Я сделал (</text:span><text:span text:style-name="T286">досл. </text:span><text:span text:style-name="T271">Я имею сделанным).</text:span></text:p>
      <text:p text:style-name="P61"/>
      <text:p text:style-name="P159">Есть 2 варианта образования 3й формы глагола:</text:p>
      <text:list xml:id="list3867337400" text:style-name="L21">
        <text:list-item>
          <text:p text:style-name="P390">если глагол правильный, то добавляем к его начальной форме окончание <text:span text:style-name="T68">-ed</text:span>;</text:p>
        </text:list-item>
        <text:list-item>
          <text:p text:style-name="P390">если неправильный, то находим в таблице неправильных глаголов.</text:p>
        </text:list-item>
      </text:list>
      <text:p text:style-name="P160"/>
      <text:p text:style-name="P279"><text:span text:style-name="T189">Н</text:span><text:span text:style-name="T190">еправильны</text:span><text:span text:style-name="T189">й</text:span><text:span text:style-name="T190"> глагол </text:span><text:span text:style-name="T189">это </text:span><text:span text:style-name="T190">тот, который во 2й или 3й форме </text:span><text:span text:style-name="T204">записывается</text:span><text:span text:style-name="T190"> </text:span><text:span text:style-name="T204">по особенному</text:span><text:span text:style-name="T190">. </text:span></text:p>
      <text:p text:style-name="P161">Самые популярные неправильные глаголы нужно заучить (см. таблицу ниже).</text:p>
      <text:p text:style-name="P160"/>
      <text:p text:style-name="P163">Слова-маячки Present Perfect:</text:p>
      <text:list xml:id="list1546854718" text:style-name="L22">
        <text:list-item>
          <text:p text:style-name="P391">just — только что;</text:p>
        </text:list-item>
        <text:list-item>
          <text:p text:style-name="P391">already — уже;</text:p>
        </text:list-item>
        <text:list-item>
          <text:p text:style-name="P391">yet — еще не;</text:p>
        </text:list-item>
      </text:list>
      <text:p text:style-name="P165"/>
      <text:p text:style-name="P280"><text:span text:style-name="T114">Just</text:span><text:span text:style-name="T191"> и </text:span><text:span text:style-name="T114">already</text:span><text:span text:style-name="T191"> используются в утверждениях. </text:span><text:span text:style-name="T114">Yet</text:span><text:span text:style-name="T191"> — в вопросах и отрицаниях</text:span><text:span text:style-name="T192">. </text:span></text:p>
      <text:p text:style-name="P281"><text:span text:style-name="T192">(</text:span><text:span text:style-name="T113">already</text:span><text:span text:style-name="T187"> также можно ставить в вопросах).</text:span></text:p>
      <text:p text:style-name="P167"/>
      <text:p text:style-name="P166">Место <text:span text:style-name="T68">just</text:span>, <text:span text:style-name="T68">already</text:span> в предложении — между <text:span text:style-name="T68">have</text:span> и 3й формой глагола. </text:p>
      <text:p text:style-name="P166">Слово <text:span text:style-name="T68">yet</text:span> стоит в конце предложения.</text:p>
      <text:p text:style-name="P164"/>
      <text:p text:style-name="P62">I have <text:span text:style-name="T262">just</text:span> eaten a sandwich. <text:span text:style-name="T312">—</text:span> Я только что съел бутерброд.</text:p>
      <text:p text:style-name="P62">We have n<text:span text:style-name="T315">o</text:span>t finished <text:span text:style-name="T262">yet</text:span>. <text:span text:style-name="T312">—</text:span> Мы еще не закончили.</text:p>
      <text:p text:style-name="P162"/>
      <text:p text:style-name="P168">Другие указатели времени:</text:p>
      <text:list xml:id="list50477923" text:style-name="L23">
        <text:list-item>
          <text:p text:style-name="P392">ever — когда либо;</text:p>
        </text:list-item>
        <text:list-item>
          <text:p text:style-name="P392">never — никогда;</text:p>
        </text:list-item>
        <text:list-item>
          <text:p text:style-name="P392">recently — в последнее время;</text:p>
        </text:list-item>
        <text:list-item>
          <text:p text:style-name="P392">these days — в последние дни;</text:p>
        </text:list-item>
        <text:list-item>
          <text:p text:style-name="P392">словосочетание с this (this mornig, this week).</text:p>
        </text:list-item>
      </text:list>
      <text:p text:style-name="P167"/>
      <text:p text:style-name="P167">Место <text:span text:style-name="T68">ever</text:span>, <text:span text:style-name="T68">never</text:span> — перед 3й формой глагола, <text:span text:style-name="T314">а</text:span> <text:span text:style-name="T68">recently</text:span>, <text:span text:style-name="T68">these days</text:span> и </text:p>
      <text:p text:style-name="P167">словосочетания с <text:span text:style-name="T68">this</text:span> — в конце предложения.</text:p>
      <text:p text:style-name="P167"/>
      <text:p text:style-name="P63">I <text:span text:style-name="T315">ha</text:span>ve <text:span text:style-name="T262">never</text:span> been to New York. <text:span text:style-name="T313">— </text:span>Я никогда не был в Нью Йорке.</text:p>
      <text:p text:style-name="P63">I <text:span text:style-name="T315">ha</text:span>ve worked a lot <text:span text:style-name="T262">these days</text:span>. <text:span text:style-name="T313">—</text:span> Я много работал в эти дни.</text:p>
      <text:p text:style-name="P169"/>
      <text:p text:style-name="P155"/>
      <text:p text:style-name="P354">Отрицания в Present Perfect</text:p>
      <text:p text:style-name="P170"/>
      <text:p text:style-name="P171">Используются, когда хотят сказать:</text:p>
      <text:list xml:id="list2708086025" text:style-name="L24">
        <text:list-item>
          <text:p text:style-name="P393">об отсутствии ожидаемого результата;</text:p>
        </text:list-item>
        <text:list-item>
          <text:p text:style-name="P393">о том, чего автор никогда не делал или не испытывал.</text:p>
        </text:list-item>
      </text:list>
      <text:p text:style-name="P170"/>
      <text:p text:style-name="P170">Для этого ставится частица <text:span text:style-name="T68">not</text:span> после вспомогательного глагола <text:span text:style-name="T68">have</text:span>.</text:p>
      <text:p text:style-name="P170"/>
      <text:p text:style-name="P170">Также отрицательным считается предложение со словом <text:span text:style-name="T68">never</text:span>, которое передает отрицательный контекст.</text:p>
      <text:p text:style-name="P170"/>
      <text:p text:style-name="P283"><text:span text:style-name="T193">В </text:span><text:span text:style-name="T187">отрицаниях почти всегда используется сокращенная форма глагола — </text:span><text:span text:style-name="T113">haven`t</text:span><text:span text:style-name="T187">.</text:span></text:p>
      <text:p text:style-name="P284"><text:span text:style-name="T205">Сокращени</text:span><text:span text:style-name="T237">е</text:span><text:span text:style-name="T205"> </text:span><text:span text:style-name="T116">`ve not</text:span><text:span text:style-name="T205"> не используется.</text:span></text:p>
      <text:p text:style-name="P170"/>
      <text:p text:style-name="P64">I have<text:span text:style-name="T62">n</text:span><text:span text:style-name="T66">`</text:span><text:span text:style-name="T62">t</text:span> expected that. <text:span text:style-name="T313">—</text:span> Я этого не ожидал.</text:p>
      <text:p text:style-name="P64">I<text:span text:style-name="T315">`</text:span>ve <text:span text:style-name="T62">never</text:span> seen this movie before. <text:span text:style-name="T313">— </text:span>Я до этого не видел этот фильм. </text:p>
      <text:p text:style-name="P64"/>
      <text:p text:style-name="P147">Вопросы в Present Perfect</text:p>
      <text:p text:style-name="P65"/>
      <text:p text:style-name="P173">Используются, если хоят узнать:</text:p>
      <text:list xml:id="list3866783799" text:style-name="L25">
        <text:list-item>
          <text:p text:style-name="P394">сделано ли дело к этом моменту, каким образом оно сделано;</text:p>
        </text:list-item>
        <text:list-item>
          <text:p text:style-name="P404"><text:span text:style-name="T205">имеет ли человек определенный опыт </text:span><text:span text:style-name="T203">или совершил ли он </text:span><text:span text:style-name="T206">нужное</text:span><text:span text:style-name="T203"> действие</text:span><text:span text:style-name="T205">;</text:span></text:p>
        </text:list-item>
      </text:list>
      <text:p text:style-name="P172"/>
      <text:p text:style-name="P284">Для этого используется уже знакомая схема. Глагол <text:span text:style-name="T68">have</text:span> ставится перед по<text:span text:style-name="T321">д</text:span>л<text:span text:style-name="T321">е</text:span>ж<text:span text:style-name="T321">а</text:span>щим.</text:p>
      <text:p text:style-name="P284"/>
      <text:p text:style-name="P66">Why have you done it? <text:span text:style-name="T313">—</text:span> Зачем ты это сделал?</text:p>
      <text:p text:style-name="P66">Have you ever been to Rome? <text:span text:style-name="T313">—</text:span> Вы бывали в Риме?</text:p>
      <text:p text:style-name="P66"/>
      <text:p text:style-name="P148">Present Perfect Continuous</text:p>
      <text:p text:style-name="P174"/>
      <text:p text:style-name="P176">Для того, чтобы использовать, нужно чтобы совпало сразу несколько условий:</text:p>
      <text:list xml:id="list4151029" text:style-name="L26">
        <text:list-item>
          <text:p text:style-name="P405"><text:span text:style-name="T194">действие не закончено либо закончено не</text:span><text:span text:style-name="T198">давно</text:span><text:span text:style-name="T194">;</text:span></text:p>
        </text:list-item>
        <text:list-item>
          <text:p text:style-name="P405"><text:span text:style-name="T194">известн</text:span><text:span text:style-name="T198">а его продолжительность </text:span><text:span text:style-name="T212">(обычно из контекста предложения)</text:span><text:span text:style-name="T198">.</text:span></text:p>
        </text:list-item>
      </text:list>
      <text:p text:style-name="P175"/>
      <text:p text:style-name="P178">Схема состоит из 3х частей: вспомогательного глагола <text:span text:style-name="T68">have</text:span>, слова <text:span text:style-name="T68">been</text:span> </text:p>
      <text:p text:style-name="P178">и смыслового глагола с окончанием <text:span text:style-name="T68">-ing</text:span>. </text:p>
      <text:p text:style-name="P178"/>
      <text:p text:style-name="P297"><text:span text:style-name="T187">На русский </text:span><text:span text:style-name="T196">язык </text:span><text:span text:style-name="T175">Present Perfect Continuous</text:span><text:span text:style-name="T181"> </text:span><text:span text:style-name="T187">переводится настоящим временем</text:span></text:p>
      <text:p text:style-name="P288"><text:span text:style-name="T195">(редко в прошлом). </text:span><text:span text:style-name="T196">При этом все 3 части </text:span><text:span text:style-name="T197">переводятся</text:span><text:span text:style-name="T196"> одним словом.</text:span></text:p>
      <text:p text:style-name="P177"/>
      <text:p text:style-name="P23"><text:span text:style-name="T271">I </text:span><text:span text:style-name="T282">have been learning</text:span><text:span text:style-name="T271"> English for 2 years. </text:span><text:span text:style-name="T287">—</text:span><text:span text:style-name="T271"> Я </text:span><text:span text:style-name="T282">учу</text:span><text:span text:style-name="T271"> английский уже 2 года (и еще не закончил).</text:span></text:p>
      <text:p text:style-name="P23"><text:span text:style-name="T271">We </text:span><text:span text:style-name="T282">have been cleaning</text:span><text:span text:style-name="T271"> the flat the whole morning. </text:span><text:span text:style-name="T287">— </text:span><text:span text:style-name="T271">Мы </text:span><text:span text:style-name="T282">убирали</text:span><text:span text:style-name="T271"> </text:span><text:span text:style-name="T288">квартиру все утро.</text:span></text:p>
      <text:p text:style-name="P179"/>
      <text:p text:style-name="P180">Формы глагола <text:span text:style-name="T68">have</text:span> <text:span text:style-name="T68">verb-ing</text:span> (подобно <text:span text:style-name="T68">am/is/are verb-ing</text:span>, как в Continuous) не существует.</text:p>
      <text:p text:style-name="P180">Если у смыслового глагола окончание<text:span text:style-name="T68"> -ing</text:span>, то <text:span text:style-name="T68">have</text:span> применяется только с <text:span text:style-name="T68">been</text:span>.</text:p>
      <text:p text:style-name="P180"/>
      <text:p text:style-name="P289"><text:span text:style-name="T198">С</text:span><text:span text:style-name="T187">лова-маячки Present Perfect Continuous:</text:span></text:p>
      <text:list xml:id="list1973489438" text:style-name="L27">
        <text:list-item>
          <text:p text:style-name="P395">for — в течении;</text:p>
        </text:list-item>
        <text:list-item>
          <text:p text:style-name="P395">since — с какого-то времени;</text:p>
        </text:list-item>
        <text:list-item>
          <text:p text:style-name="P395">how long — как долго.</text:p>
        </text:list-item>
      </text:list>
      <text:p text:style-name="P181"><text:soft-page-break/>Дополнительно могут использоваться указатели периода:</text:p>
      <text:list xml:id="list964127427" text:style-name="L28">
        <text:list-item>
          <text:p text:style-name="P396">all — весь (день/год);</text:p>
        </text:list-item>
        <text:list-item>
          <text:p text:style-name="P396">the whole — целый (день/вечер); </text:p>
        </text:list-item>
      </text:list>
      <text:p text:style-name="P177"/>
      <text:p text:style-name="P24"><text:span text:style-name="T271">He</text:span><text:span text:style-name="T289">`</text:span><text:span text:style-name="T272">s been playing</text:span><text:span text:style-name="T271"> for an hour. — Он </text:span><text:span text:style-name="T272">играет</text:span><text:span text:style-name="T271"> уже час </text:span><text:span text:style-name="T289">(в течении часа).</text:span></text:p>
      <text:p text:style-name="P25"><text:span text:style-name="T289">W</text:span><text:span text:style-name="T271">e`</text:span><text:span text:style-name="T272">ve been staying</text:span><text:span text:style-name="T271"> in this hotel since Tuesday. </text:span><text:span text:style-name="T290">— </text:span><text:span text:style-name="T271">Мы </text:span><text:span text:style-name="T272">находимся</text:span><text:span text:style-name="T271"> в этом отеле со вторника.</text:span></text:p>
      <text:p text:style-name="P182"/>
      <text:p text:style-name="P293"><text:span text:style-name="T199">В утверждениях глагол </text:span><text:span text:style-name="T115">have</text:span><text:span text:style-name="T199"> </text:span><text:span text:style-name="T200">часто</text:span><text:span text:style-name="T199"> сокращают до </text:span><text:span text:style-name="T115">`ve</text:span><text:span text:style-name="T199">, а </text:span><text:span text:style-name="T115">has</text:span><text:span text:style-name="T199"> — до </text:span><text:span text:style-name="T115">`s</text:span><text:span text:style-name="T199"> (лего перепутать с </text:span><text:span text:style-name="T115">is</text:span><text:span text:style-name="T199">, посему здесь вспомогательный глагол можно понять только по контексту).</text:span></text:p>
      <text:p text:style-name="P183"/>
      <text:p text:style-name="P291"><text:span text:style-name="T199">Е</text:span><text:span text:style-name="T187">сли используется глагол </text:span><text:span text:style-name="T113">be</text:span><text:span text:style-name="T187"> или глаголы состояния, которые не стоят в Continuous</text:span><text:span text:style-name="T209">,</text:span><text:span text:style-name="T187"> </text:span></text:p>
      <text:p text:style-name="P184">то предложение будет в Present Perfect. </text:p>
      <text:p text:style-name="P184"/>
      <text:p text:style-name="P28"><text:span text:style-name="T272">I </text:span><text:span text:style-name="T282">have known </text:span><text:span text:style-name="T272">(</text:span><text:span text:style-name="T281">а </text:span><text:span text:style-name="T272">не have been knowing)</text:span><text:span text:style-name="T271"> Alice for 3 years. </text:span><text:span text:style-name="T199">—</text:span><text:span text:style-name="T271"> Я </text:span><text:span text:style-name="T282">знаю</text:span><text:span text:style-name="T271"> Алису уже 3 года </text:span></text:p>
      <text:p text:style-name="P29"><text:span text:style-name="T271">I </text:span><text:span text:style-name="T282">haven`t seen</text:span><text:span text:style-name="T271"> Mary for years. </text:span><text:span text:style-name="T289">— </text:span><text:span text:style-name="T271">Я н</text:span><text:span text:style-name="T282">е видел</text:span><text:span text:style-name="T271"> Мэри много лет. </text:span></text:p>
      <text:p text:style-name="P184"/>
      <text:p text:style-name="P294"><text:span text:style-name="T208">Present Perfect Continuous можно упрощать до Present Perfect с пом</text:span><text:span text:style-name="T207">.</text:span><text:span text:style-name="T208"> глаголов </text:span><text:span text:style-name="T117">live</text:span><text:span text:style-name="T208"> </text:span><text:span text:style-name="T207">и</text:span><text:span text:style-name="T208"> </text:span><text:span text:style-name="T117">work</text:span><text:span text:style-name="T208">:</text:span></text:p>
      <text:p text:style-name="P27"><text:span text:style-name="T291">I</text:span><text:span text:style-name="T271">`ve </text:span><text:span text:style-name="T282">been working</text:span><text:span text:style-name="T271"> here for 2 years → I`ve </text:span><text:span text:style-name="T282">worked</text:span><text:span text:style-name="T271"> here for 2 years. </text:span><text:span text:style-name="T292">(смысл одинаковый)</text:span></text:p>
      <text:p text:style-name="P183"/>
      <text:p text:style-name="P7"><text:span text:style-name="T199">О</text:span><text:span text:style-name="T187">трицания в Present Perfect Continuous</text:span></text:p>
      <text:p text:style-name="P185"/>
      <text:p text:style-name="P290"><text:span text:style-name="T200">Использу</text:span><text:span text:style-name="T201">ю</text:span><text:span text:style-name="T200">тся, чтобы сказать, что что-то не происходит в течении указанного времени.</text:span></text:p>
      <text:p text:style-name="P186">Для этого добавляется частица <text:span text:style-name="T68">not</text:span> после вспомогательного глагола <text:span text:style-name="T68">have</text:span>.</text:p>
      <text:p text:style-name="P186"/>
      <text:p text:style-name="P26"><text:span text:style-name="T271">I </text:span><text:span text:style-name="T272">have not been waiting</text:span><text:span text:style-name="T271"> long. </text:span><text:span text:style-name="T290">—</text:span><text:span text:style-name="T271"> Я </text:span><text:span text:style-name="T272">не жду</text:span><text:span text:style-name="T271"> долго.</text:span></text:p>
      <text:p text:style-name="P177"/>
      <text:p text:style-name="P8"><text:span text:style-name="T187">Вопросы </text:span><text:span text:style-name="T202">в Present Perfect Continuous</text:span><text:span text:style-name="T187"> </text:span></text:p>
      <text:p text:style-name="P177"/>
      <text:p text:style-name="P187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187"/>
      <text:p text:style-name="P39"><text:span text:style-name="T271">Have you been waiting long? </text:span><text:span text:style-name="T290">— </text:span><text:span text:style-name="T271">Вы давно ждете? </text:span></text:p>
      <text:p text:style-name="P39"><text:span text:style-name="T271">How long have you been waiting? </text:span><text:span text:style-name="T290">—</text:span><text:span text:style-name="T271"> Как долго вы ждете?</text:span></text:p>
      <text:p text:style-name="P156"/>
      <text:p text:style-name="P156"><text:span text:style-name="T324">Прошедшее. </text:span>Past</text:p>
      <text:p text:style-name="P188"/>
      <text:p text:style-name="P204">Past Perfect и Past Perfect Continuous относительно редки и <text:span text:style-name="T333">в</text:span> рамках начального курса </text:p>
      <text:p text:style-name="P204">не проходятся. <text:span text:style-name="T325">В художественной литературе почти всегда используется Past Simple.</text:span></text:p>
      <text:p text:style-name="P188"/>
      <text:p text:style-name="P151">Past Simple</text:p>
      <text:p text:style-name="P189"/>
      <text:p text:style-name="P191">Используется, чтобы:</text:p>
      <text:list xml:id="list976148107" text:style-name="L29">
        <text:list-item>
          <text:p text:style-name="P406"><text:span text:style-name="T210">сообщить факты </text:span><text:span text:style-name="T211">прошлого,</text:span><text:span text:style-name="T210"> рассказать историю, </text:span><text:span text:style-name="T218">биографию</text:span><text:span text:style-name="T210">; </text:span></text:p>
        </text:list-item>
        <text:list-item>
          <text:p text:style-name="P397">описать действие из прошлого, результат которого не важен в настоящем.</text:p>
        </text:list-item>
      </text:list>
      <text:p text:style-name="P190"/>
      <text:p text:style-name="P298"><text:span text:style-name="T212">Для этого использются глаголы во 2й форме. </text:span><text:span text:style-name="T213">Вторая форма правильного глагола образуется добавлением окончания </text:span><text:span text:style-name="T118">-ed</text:span><text:span text:style-name="T213">. </text:span><text:span text:style-name="T221">Ф</text:span><text:span text:style-name="T213">орма </text:span><text:span text:style-name="T221">неправильного глагола </text:span><text:span text:style-name="T213">находится в таблице.</text:span></text:p>
      <text:p text:style-name="P190"/>
      <text:p text:style-name="P30"><text:span text:style-name="T271">Mozart </text:span><text:span text:style-name="T282">lived</text:span><text:span text:style-name="T271"> from 1756 to 1791 — Моцарт </text:span><text:span text:style-name="T282">жил</text:span><text:span text:style-name="T271"> с 1756 по 1791 год (факт прошлого). </text:span></text:p>
      <text:p text:style-name="P30"><text:span text:style-name="T271">I </text:span><text:span text:style-name="T282">visited</text:span><text:span text:style-name="T271"> my parents yesterday — Вчера я </text:span><text:span text:style-name="T282">навещал</text:span><text:span text:style-name="T271"> родителей (действие из прошлого).</text:span></text:p>
      <text:p text:style-name="P254"/>
      <text:p text:style-name="P255"><text:soft-page-break/>Если глагол заканчивается на глухой звук, то <text:span text:style-name="T68">-ed</text:span> читается как <text:span text:style-name="T68">t</text:span>, а если на звконкий </text:p>
      <text:p text:style-name="P255">согласный или на гласный звук — то как <text:span text:style-name="T68">d</text:span>: <text:span text:style-name="T68">worked [воркт], played [плэйд]</text:span>.</text:p>
      <text:p text:style-name="P296"/>
      <text:p text:style-name="P253">Если глагол заканчивается на <text:span text:style-name="T68">d </text:span>или <text:span text:style-name="T68">t</text:span>, то <text:span text:style-name="T68">-ed</text:span> читается как <text:span text:style-name="T68">id</text:span>: <text:span text:style-name="T68">recorded [рикодид]</text:span>. </text:p>
      <text:p text:style-name="P256">Если глагол заканчивается на <text:span text:style-name="T68">-e</text:span>, то её не надо писать 2 раза: <text:span text:style-name="T68">chase</text:span> → <text:span text:style-name="T68">chased</text:span>.</text:p>
      <text:p text:style-name="P296"/>
      <text:p text:style-name="P295">Слова-маячки Past Simple:</text:p>
      <text:list xml:id="list520930786" text:style-name="L30">
        <text:list-item>
          <text:p text:style-name="P407">ago — <text:span text:style-name="T326">тому назад</text:span>;</text:p>
        </text:list-item>
        <text:list-item>
          <text:p text:style-name="P408">last — <text:span text:style-name="T326">прошлый</text:span>;</text:p>
        </text:list-item>
        <text:list-item>
          <text:p text:style-name="P398">yesterday — вчера;</text:p>
        </text:list-item>
      </text:list>
      <text:p text:style-name="P194"/>
      <text:p text:style-name="P301"><text:span text:style-name="T219">Past Simple часто путают с Present Perfect, потому что на русский они переводятся </text:span><text:span text:style-name="T220">почти</text:span><text:span text:style-name="T219"> одинаково. Главное отличие в том, что Present Perfect всегда будет сообщать доп</text:span><text:span text:style-name="T220">олнительную</text:span><text:span text:style-name="T219"> информацию, указывающ</text:span><text:span text:style-name="T220">ую </text:span><text:span text:style-name="T219">на настоящее время </text:span><text:span text:style-name="T220">(</text:span><text:span text:style-name="T221">чтобы сообщить</text:span><text:span text:style-name="T220"> результат).</text:span></text:p>
      <text:p text:style-name="P201"/>
      <text:p text:style-name="P202">Past Simple используется когда известен момент в прошлом. Если мы знаешь, </text:p>
      <text:p text:style-name="P202">когда произошло событие, то Present Perfect использовать нельзя.</text:p>
      <text:p text:style-name="P202"/>
      <text:p text:style-name="P73">Tom has lost his key — Том потерал ключ (у него сейчас нет ключа, </text:p>
      <text:p text:style-name="P73">потому что он его потерян).</text:p>
      <text:p text:style-name="P73"/>
      <text:p text:style-name="P73">Tom lost his key last weak — Том потерял ключ на прошлой неделе </text:p>
      <text:p text:style-name="P73">(не важно, есть у него ключ или нет).</text:p>
      <text:p text:style-name="P195"/>
      <text:p text:style-name="P199">В английском, если вопрос задается в настоящем, то и ответ должен быть в настоящем. </text:p>
      <text:p text:style-name="P199">Если вопрос в прошлом, то ответ также должен быть в прошлом.</text:p>
      <text:p text:style-name="P199"/>
      <text:p text:style-name="P199">Но если вопрос был в Present Perfect, а в ответе дается информация, когда именно это случилось, тогда необходимо отвечать в Past Simple.</text:p>
      <text:p text:style-name="P199"/>
      <text:p text:style-name="P71">Have you already started to learn English? Yes, I started to learn it 3 month ago — </text:p>
      <text:p text:style-name="P71">Ты уже начал учить английский? Да, 3 месяца назад (информация о времени).</text:p>
      <text:p text:style-name="P70"/>
      <text:p text:style-name="P200">Если вопрос содержит слово <text:span text:style-name="T68">when</text:span>, то он автоматически привязывает нас к моменту </text:p>
      <text:p text:style-name="P200">в прошлом. <text:span text:style-name="T332">Поэтому Present Perfect в вопросах с </text:span><text:span text:style-name="T83">when</text:span><text:span text:style-name="T332"> не используется.</text:span></text:p>
      <text:p text:style-name="P200"/>
      <text:p text:style-name="P72">Have you met him before? <text:span text:style-name="T331">—</text:span> Вы раньше с ним встречались?</text:p>
      <text:p text:style-name="P72">When did you meet him? <text:span text:style-name="T331">—</text:span> Когда вы встречались с ним?</text:p>
      <text:p text:style-name="P195"/>
      <text:p text:style-name="P157">Отрицания и вопросы в Past Simple</text:p>
      <text:p text:style-name="P193"/>
      <text:p text:style-name="P303"><text:span text:style-name="T213">Отрицание представляет связку </text:span><text:span text:style-name="T118">did</text:span><text:span text:style-name="T213"> с частицей </text:span><text:span text:style-name="T118">not</text:span><text:span text:style-name="T213">, </text:span><text:span text:style-name="T223">которая ставится перед смысловым глаголом в начальной форме. </text:span><text:span text:style-name="T214">Обычно </text:span><text:span text:style-name="T223">эта связка</text:span><text:span text:style-name="T214"> сокращается до </text:span><text:span text:style-name="T119">didn`t</text:span><text:span text:style-name="T214">.</text:span></text:p>
      <text:p text:style-name="P208"/>
      <text:p text:style-name="P303"><text:span text:style-name="T222">В вопросах </text:span><text:span text:style-name="T213">вспомогательный глагол </text:span><text:span text:style-name="T118">did</text:span><text:span text:style-name="T213"> используется </text:span><text:span text:style-name="T223">по тем же грамматическим </text:span></text:p>
      <text:p text:style-name="P303"><text:span text:style-name="T223">правилам</text:span><text:span text:style-name="T213">, </text:span><text:span text:style-name="T214">как</text:span><text:span text:style-name="T213"> </text:span><text:span text:style-name="T118">do</text:span><text:span text:style-name="T213"> для Present Simple. </text:span></text:p>
      <text:p text:style-name="P192"/>
      <text:p text:style-name="P67"><text:span text:style-name="T262">Did</text:span> you <text:span text:style-name="T262">go</text:span> to Los Angeles last week? - Ты <text:span text:style-name="T262">ездил</text:span> в Лос Анжелес на прошлой неделе?</text:p>
      <text:p text:style-name="P67">I <text:span text:style-name="T262">didn`t go</text:span> to Los Angeles, I <text:span text:style-name="T262">went</text:span> to Bostom — Я <text:span text:style-name="T262">не ездил</text:span> в Лос Анжелес, я <text:span text:style-name="T262">ездил</text:span> в Бостон.</text:p>
      <text:p text:style-name="P152"/>
      <text:p text:style-name="P152"/>
      <text:p text:style-name="P357"><text:span text:style-name="T182">Глаголы </text:span><text:span text:style-name="T183">d</text:span><text:span text:style-name="T182">o и </text:span><text:span text:style-name="T183">b</text:span><text:span text:style-name="T182">e </text:span><text:span text:style-name="T184">в </text:span><text:span text:style-name="T185">Past</text:span><text:span text:style-name="T184"> Simple</text:span></text:p>
      <text:p text:style-name="P190"/>
      <text:p text:style-name="P197">Глагол <text:span text:style-name="T68">did</text:span> это 2я форма глагола <text:span text:style-name="T68">do</text:span> (в прошедшем времени). </text:p>
      <text:p text:style-name="P197"><text:span text:style-name="T327">Когда появ</text:span><text:span text:style-name="T329">л</text:span><text:span text:style-name="T327">яется глагол </text:span><text:span text:style-name="T84">be</text:span><text:span text:style-name="T329"> (</text:span><text:span text:style-name="T85">was/were</text:span><text:span text:style-name="T329">)</text:span><text:span text:style-name="T327">, то </text:span><text:span text:style-name="T85">did</text:span><text:span text:style-name="T327"> уже не нужно использовать.</text:span></text:p>
      <text:p text:style-name="P196"/>
      <text:p text:style-name="P234"><text:span text:style-name="T215">Глагол be</text:span><text:span text:style-name="T217"> </text:span><text:span text:style-name="T215">в Past Simple имеет 2 формы: </text:span></text:p>
      <text:list xml:id="list1375226303" text:style-name="L31">
        <text:list-item>
          <text:p text:style-name="P409"><text:span text:style-name="T215">was — </text:span><text:span text:style-name="T216">если подлежащее в первом лице или множественном числе (</text:span><text:span text:style-name="T120">I, you, we, they</text:span><text:span text:style-name="T216">);</text:span></text:p>
        </text:list-item>
        <text:list-item>
          <text:p text:style-name="P399">were — если подлежащее в третьем лице, единственном числе (<text:span text:style-name="T68">he, she, it</text:span>).</text:p>
        </text:list-item>
      </text:list>
      <text:p text:style-name="P198"/>
      <text:p text:style-name="P31"><text:span text:style-name="T293">I </text:span><text:span text:style-name="T272">was</text:span><text:span text:style-name="T271"> satisfied with my work — Я </text:span><text:span text:style-name="T272">был</text:span><text:span text:style-name="T271"> доволен своей работой.</text:span></text:p>
      <text:p text:style-name="P69"/>
      <text:p text:style-name="P32"><text:span text:style-name="T272">Was</text:span><text:span text:style-name="T271"> the weather good at the weekend? No, it </text:span><text:span text:style-name="T272">wasn`t</text:span><text:span text:style-name="T271"> — </text:span></text:p>
      <text:p text:style-name="P32"><text:span text:style-name="T271">Погода </text:span><text:span text:style-name="T272">была</text:span><text:span text:style-name="T271"> хорош</text:span><text:span text:style-name="T294">ая</text:span><text:span text:style-name="T271"> на выходных? Нет.</text:span></text:p>
      <text:p text:style-name="P68"/>
      <text:p text:style-name="P153">Past Continuous</text:p>
      <text:p text:style-name="P203"/>
      <text:p text:style-name="P306"><text:span text:style-name="T225">О</text:span><text:span text:style-name="T224">значает процесс или незаконченное действие, которое привязано к точному моменту </text:span></text:p>
      <text:p text:style-name="P306"><text:span text:style-name="T224">в </text:span><text:span text:style-name="T255">прошлом</text:span><text:span text:style-name="T224"> (т. е. действие происходило и не было закончено).</text:span></text:p>
      <text:p text:style-name="P205"/>
      <text:p text:style-name="P305"><text:span text:style-name="T224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228">обсуждаемая ситуация</text:span><text:span text:style-name="T224">).</text:span></text:p>
      <text:p text:style-name="P205"/>
      <text:p text:style-name="P307"><text:span text:style-name="T225">Состоит из 2х частей: вспомогательного глагола </text:span><text:span text:style-name="T121">be</text:span><text:span text:style-name="T225"> (</text:span><text:span text:style-name="T226">формы как в Past Simple</text:span><text:span text:style-name="T225">) и смыслового глагола с окончанием </text:span><text:span text:style-name="T121">-ing</text:span><text:span text:style-name="T225">. </text:span><text:span text:style-name="T224">На русский переводится глаголом в прошедшем времени.</text:span></text:p>
      <text:p text:style-name="P207"/>
      <text:p text:style-name="P74">Last Sunday at 5 I <text:span text:style-name="T262">was having</text:span> dinner with my friends — В прошлое воскресенье в 5 </text:p>
      <text:p text:style-name="P74">я <text:span text:style-name="T262">ужинал</text:span> со своими друзьями (привязка к точному моменту в прошлом).</text:p>
      <text:p text:style-name="P206"/>
      <text:p text:style-name="P34"><text:span text:style-name="T295">My parents </text:span><text:span text:style-name="T284">were watching</text:span><text:span text:style-name="T295"> TV when I came home yesterday — Мои родители </text:span><text:span text:style-name="T284">смотрели</text:span><text:span text:style-name="T295"> телевизор, когда я пришел вчера домой (незаконченное действие </text:span><text:span text:style-name="T296">в тот момент</text:span><text:span text:style-name="T295">).</text:span></text:p>
      <text:p text:style-name="P75"/>
      <text:p text:style-name="P307"><text:span text:style-name="T226">В отрицаниях и вопросах </text:span><text:span text:style-name="T227">глагол </text:span><text:span text:style-name="T122">be</text:span><text:span text:style-name="T226"> ведет себя точно так же, как и </text:span><text:span text:style-name="T227">для</text:span><text:span text:style-name="T226"> Past Simple:</text:span></text:p>
      <text:p text:style-name="P35"><text:span text:style-name="T297">W</text:span><text:span text:style-name="T271">e weren`t reading — Мы не читали (именно тогда). Was I running? — Я бежал?</text:span></text:p>
      <text:p text:style-name="P77"/>
      <text:p text:style-name="P211">В одном предложении часто используются Past Continuous и Past Simple одновременно.</text:p>
      <text:p text:style-name="P310"><text:span text:style-name="T229">Действие, длящееся какое-то время (</text:span><text:span text:style-name="T230">Past Continuous</text:span><text:span text:style-name="T229">) может прерываться более коротким действием (</text:span><text:span text:style-name="T230">Past Simple</text:span><text:span text:style-name="T235">)</text:span><text:span text:style-name="T229"> </text:span><text:span text:style-name="T233">либо другим Past Continuous </text:span><text:span text:style-name="T236">(смотреть по контексту)</text:span><text:span text:style-name="T233">.</text:span></text:p>
      <text:p text:style-name="P209"/>
      <text:p text:style-name="P308"><text:span text:style-name="T229">В этом случае предложение может содержать слово </text:span><text:span text:style-name="T123">while</text:span><text:span text:style-name="T229"> </text:span><text:span text:style-name="T231">(в то время, как)</text:span><text:span text:style-name="T229"> в той части, которая относится к <text:s/></text:span><text:span text:style-name="T230">Past Continuous, </text:span><text:span text:style-name="T229">либо </text:span><text:span text:style-name="T123">when</text:span><text:span text:style-name="T229">, там, где используется Past Simple.</text:span></text:p>
      <text:p text:style-name="P209"/>
      <text:p text:style-name="P36"><text:span text:style-name="T285">While</text:span><text:span text:style-name="T298"> I was working in the garden, I </text:span><text:span text:style-name="T299">kicked</text:span><text:span text:style-name="T298"> my leg — Пока я работал в саду, я </text:span><text:span text:style-name="T300">пнул</text:span><text:span text:style-name="T298"> ногу.</text:span></text:p>
      <text:p text:style-name="P37"><text:span text:style-name="T271">I was working in the garden </text:span><text:span text:style-name="T282">when</text:span><text:span text:style-name="T271"> I kicked my leg — </text:span><text:span text:style-name="T299">Я работал в саду, когда </text:span><text:span text:style-name="T300">пнул</text:span><text:span text:style-name="T299"> ногу</text:span><text:span text:style-name="T271">.</text:span></text:p>
      <text:p text:style-name="P78"/>
      <text:p text:style-name="P38"><text:span text:style-name="T282">While</text:span><text:span text:style-name="T271"> Tom was reading, Amely was watching a documentary on TV — Пока </text:span><text:span text:style-name="T301">Т</text:span><text:span text:style-name="T271">ом читал, </text:span></text:p>
      <text:p text:style-name="P79">Эмили смотрела документальный фильм по телевизору.</text:p>
      <text:p text:style-name="P212"/>
      <text:p text:style-name="P309"><text:span text:style-name="T234">Если действия происходят не одновременно, а следуют одно за другим</text:span><text:span text:style-name="T232">, то в этом </text:span></text:p>
      <text:p text:style-name="P210">случае нужно использовать <text:span text:style-name="T336">только</text:span> Past Simple.</text:p>
      <text:p text:style-name="P210"/>
      <text:p text:style-name="P76">I saw Jane in the street yesterday. I stopped and said hello — Я увидел Джейн вчера на улице. </text:p>
      <text:p text:style-name="P76">Я остановился и поздоровался (сказал «привет»).</text:p>
      <text:p text:style-name="P400"><text:soft-page-break/><text:span text:style-name="T262">Будущие. Future</text:span></text:p>
      <text:p text:style-name="P96"/>
      <text:p text:style-name="P101">В английском языке о будущем можно говорить не только с помощью формы Future, но и </text:p>
      <text:p text:style-name="P316"><text:span text:style-name="T250">с помощью </text:span><text:span text:style-name="T254">формы</text:span><text:span text:style-name="T250"> </text:span><text:span text:style-name="T252">Present</text:span><text:span text:style-name="T250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00"/>
      <text:p text:style-name="P315"><text:span text:style-name="T251">Другие варианты Future (кроме </text:span><text:span text:style-name="T253">Future </text:span><text:span text:style-name="T251">Simple) используются редко, </text:span><text:span text:style-name="T253">т. к.</text:span><text:span text:style-name="T251"> они громоздкие и довольно неудобные. В современном английском можно обойтись без них.</text:span></text:p>
      <text:p text:style-name="P100"/>
      <text:p text:style-name="P313"><text:span text:style-name="T53">На будущ</text:span><text:span text:style-name="T54">и</text:span><text:span text:style-name="T53">е могут также указы</text:span><text:span text:style-name="T54">вать</text:span><text:span text:style-name="T53"> модальные глаголы </text:span><text:span text:style-name="T55">и оборот </text:span><text:span text:style-name="T36">be going to</text:span><text:span text:style-name="T56">, </text:span><text:span text:style-name="T55">который </text:span></text:p>
      <text:p text:style-name="P313"><text:span text:style-name="T55">в основном</text:span><text:span text:style-name="T56"> встречается </text:span><text:span text:style-name="T55">в разговорной речи и нередко используется вместо Future Simple.</text:span></text:p>
      <text:p text:style-name="P100"/>
      <text:p text:style-name="P216">Present Continuous в значении будущего</text:p>
      <text:p text:style-name="P102"/>
      <text:p text:style-name="P102">Используется, чтобы сказать о личных планах. В предложении обычно указывается дата </text:p>
      <text:p text:style-name="P102">или время, связанные с будущим. Переводить можно как будущим так и настоящим.</text:p>
      <text:p text:style-name="P102"/>
      <text:p text:style-name="P269">What are you doing on Satureday? <text:span text:style-name="T67">—</text:span> Что ты делаешь в субботу? (какие у тебя планы?)</text:p>
      <text:p text:style-name="P270">I am flying to London tomorrow — <text:span text:style-name="T337">Завтра я лечу в Лондон (личный план)</text:span></text:p>
      <text:p text:style-name="P270"/>
      <text:p text:style-name="P257">Present Simple в значении будущего</text:p>
      <text:p text:style-name="P271"/>
      <text:p text:style-name="P103"><text:span text:style-name="T58">Используется, чтобы сказать о том, что </text:span><text:span text:style-name="T60">что-то </text:span><text:span text:style-name="T58">должно произойти по рассписанию, либо </text:span></text:p>
      <text:p text:style-name="P103"><text:span text:style-name="T58">о собственном графике. </text:span><text:span text:style-name="T59">Переводить можно как будущим так и настоящим.</text:span></text:p>
      <text:p text:style-name="P260"/>
      <text:p text:style-name="P260">Ключевое отличие от Present Continuous в том, что расписание не зависит от говорящего, </text:p>
      <text:p text:style-name="P311"><text:span text:style-name="T42">т. е. речь может идти </text:span><text:span text:style-name="T43">о </text:span><text:span text:style-name="T42">рассписании транспорта, сеансов в кино и т. </text:span><text:span text:style-name="T43">п</text:span><text:span text:style-name="T42">.</text:span></text:p>
      <text:p text:style-name="P260"/>
      <text:p text:style-name="P272">My airplane flies at 6 o`clock tomorrow — Мой самолет летит завтра в 6 (рассписание)</text:p>
      <text:p text:style-name="P320"><text:span text:style-name="T31">What time do you finish work tommorow? </text:span><text:span text:style-name="T32">— </text:span><text:span text:style-name="T31">В какое время ты заканчиваешь работу завтра?</text:span></text:p>
      <text:p text:style-name="P274"/>
      <text:p text:style-name="P258">Оборот be going to</text:p>
      <text:p text:style-name="P261"/>
      <text:p text:style-name="P312"><text:span text:style-name="T44">Подразумевает, что человек говорит не о спонтанном решении что-либо сделать, </text:span><text:span text:style-name="T47">а о заранее </text:span><text:span text:style-name="T48">продуманных</text:span><text:span text:style-name="T47"> действиях. </text:span><text:span text:style-name="T44">На русский переводится как «собираюсь сделать».</text:span></text:p>
      <text:p text:style-name="P261"/>
      <text:p text:style-name="P104"><text:span text:style-name="T57">Чтобы использовать, нужно поставить глагол </text:span><text:span text:style-name="T31">be</text:span><text:span text:style-name="T57"> в форму </text:span><text:span text:style-name="T31">am/is/are</text:span><text:span text:style-name="T57">, а смысловой глагол оставить в начальной форме, после </text:span><text:span text:style-name="T31">going to</text:span><text:span text:style-name="T57">.</text:span></text:p>
      <text:p text:style-name="P261"/>
      <text:p text:style-name="P273">I`m going to meet my friends tomorrow — Я собираюсь встретиться с друзьями завтра.</text:p>
      <text:p text:style-name="P319"><text:span text:style-name="T26">I`m going to go</text:span><text:span text:style-name="T61"> out after I finish my work — Я собираюсь погулять после, как закончу работу.</text:span></text:p>
      <text:p text:style-name="P261"/>
      <text:p text:style-name="P314"><text:span text:style-name="T44">В разговорной </text:span><text:span text:style-name="T48">стиле</text:span><text:span text:style-name="T45"> </text:span><text:span text:style-name="T46">этот </text:span><text:span text:style-name="T45">оборот </text:span><text:span text:style-name="T44">очень часто </text:span><text:span text:style-name="T48">записывается</text:span><text:span text:style-name="T44"> как </text:span><text:span text:style-name="T33">gonna</text:span><text:span text:style-name="T44"> </text:span><text:span text:style-name="T33">[гона].</text:span></text:p>
      <text:p text:style-name="P275"/>
      <text:p text:style-name="P105"><text:span text:style-name="T57">Также его используют, когда очевидно, что вот-вот случится какое-то действие. В этом случае </text:span><text:span text:style-name="T31">be goin to </text:span><text:span text:style-name="T57">передает оттенок неизбежности происходящего и применяется по отношению </text:span></text:p>
      <text:p text:style-name="P262">к постороннему человеку или объетку.</text:p>
      <text:p text:style-name="P262"/>
      <text:p text:style-name="P276">Look! He`s going to fall — Смотри! Он сейчас упадет.</text:p>
      <text:p text:style-name="P276">The sky is dark. It`s going to rain — Небо темное. Сейчас пойдет дождь.</text:p>
      <text:p text:style-name="P276"/>
      <text:p text:style-name="P259"/>
      <text:p text:style-name="P259"><text:soft-page-break/>Future Simple</text:p>
      <text:p text:style-name="P263"/>
      <text:p text:style-name="P317"><text:span text:style-name="T49">Сообщает о будущих, еще не случившихся событиях. </text:span><text:span text:style-name="T50">Эта форма говорит о том, что человек сделает что-то в будущем, но решение он принял в момент речи, </text:span><text:span text:style-name="T51">т. е. описывает не спланированные, а спонтанные дейсвтия. </text:span></text:p>
      <text:p text:style-name="P265"/>
      <text:p text:style-name="P317"><text:span text:style-name="T52">В</text:span><text:span text:style-name="T51"> предложени</text:span><text:span text:style-name="T52">ях</text:span><text:span text:style-name="T51"> </text:span><text:span text:style-name="T52">будут </text:span><text:span text:style-name="T51">часто </text:span><text:span text:style-name="T52">попадаться слова</text:span><text:span text:style-name="T51">, </text:span><text:span text:style-name="T52">выражающие</text:span><text:span text:style-name="T51"> мнение: <text:s/></text:span><text:span text:style-name="T34">I think </text:span><text:span text:style-name="T35">(я думаю)</text:span><text:span text:style-name="T34">, </text:span></text:p>
      <text:p text:style-name="P317"><text:span text:style-name="T34">I`m sure </text:span><text:span text:style-name="T35">(я уверен), I hope (я надеюсь), </text:span><text:span text:style-name="T34">probably (возможно).</text:span><text:span text:style-name="T35"> </text:span></text:p>
      <text:p text:style-name="P268"/>
      <text:p text:style-name="P264">Схема состоит из 2х частей: вспомогательного глагола <text:span text:style-name="T68">will </text:span><text:span text:style-name="T341">(заменяет </text:span><text:span text:style-name="T86">do/did</text:span><text:span text:style-name="T341">)</text:span> и смыслового глагола в начальной форме. <text:span text:style-name="T68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68">not</text:span>.</text:p>
      <text:p text:style-name="P264"/>
      <text:p text:style-name="P264">В речи и на письме <text:span text:style-name="T68">will</text:span> обычно сокращается до <text:span text:style-name="T68">`ll</text:span>, а отрицание <text:span text:style-name="T68">will</text:span> <text:span text:style-name="T68">not</text:span> д<text:span text:style-name="T340">о</text:span> <text:span text:style-name="T68">won`t</text:span>.</text:p>
      <text:p text:style-name="P264"/>
      <text:p text:style-name="P277">We <text:span text:style-name="T262">will</text:span> proobably <text:span text:style-name="T262">meet</text:span> soon — Мы, возможно, скоро <text:span text:style-name="T262">встретимся</text:span>.</text:p>
      <text:p text:style-name="P277">I hope everything <text:span text:style-name="T262">will be</text:span> fine — Надеюсь, все <text:span text:style-name="T262">будет </text:span>хорошо.</text:p>
      <text:p text:style-name="P277"><text:span text:style-name="T262">Will</text:span> you <text:span text:style-name="T262">be</text:span> at home toworrow? No, I won`t — <text:span text:style-name="T339">Ты </text:span><text:span text:style-name="T264">будешь</text:span><text:span text:style-name="T339"> завтра дома? Нет</text:span>.</text:p>
      <text:p text:style-name="P264"/>
      <text:p text:style-name="P267">Чтобы правильно подобрать нужную форму, нужно отталкиваться от контекста:</text:p>
      <text:list xml:id="list3349108313" text:style-name="L32">
        <text:list-item>
          <text:p text:style-name="P367">I will do — я сделаю (считаю/верю, что сделаю это);</text:p>
        </text:list-item>
        <text:list-item>
          <text:p text:style-name="P368">I am doing — я сделаю (потому что уже спланировал это);</text:p>
        </text:list-item>
        <text:list-item>
          <text:p text:style-name="P368">I am going to do — я собираюсь сделать (ключевое слово «собираюсь»).</text:p>
        </text:list-item>
      </text:list>
      <text:p text:style-name="P266"/>
      <text:p text:style-name="P266">Нередко, вместо will используется модальный глагол might. Но на русский он будет переводится не глаголом, а наречием: «возможно», «вероятно», «наверное».</text:p>
      <text:p text:style-name="P266"/>
      <text:p text:style-name="P278">I might do it — Наверное, я сделаю это.</text:p>
      <text:p text:style-name="P278"/>
      <text:p text:style-name="P369">Модальные глаголы</text:p>
      <text:p text:style-name="P371"/>
      <text:p text:style-name="P371"/>
      <text:p text:style-name="P355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849889260912">
          <table:table-cell table:style-name="Table7.A1" office:value-type="string">
            <text:p text:style-name="P329"/>
          </table:table-cell>
          <table:table-cell table:style-name="Table7.A1" office:value-type="string">
            <text:p text:style-name="P321">Past</text:p>
          </table:table-cell>
          <table:table-cell table:style-name="Table7.A1" office:value-type="string">
            <text:p text:style-name="P321">Present</text:p>
          </table:table-cell>
          <table:table-cell table:style-name="Table7.D1" office:value-type="string">
            <text:p text:style-name="P321">Future</text:p>
          </table:table-cell>
        </table:table-row>
        <table:table-row table:style-name="TableLine94849888184304">
          <table:table-cell table:style-name="Table7.A2" office:value-type="string">
            <text:p text:style-name="P328">+</text:p>
          </table:table-cell>
          <table:table-cell table:style-name="Table7.A2" office:value-type="string">
            <text:p text:style-name="P347">I/y<text:span text:style-name="T343">ou</text:span>/w<text:span text:style-name="T343">e</text:span>/t<text:span text:style-name="T343">hey</text:span>/he/she/it</text:p>
            <text:p text:style-name="P347">started</text:p>
          </table:table-cell>
          <table:table-cell table:style-name="Table7.A2" office:value-type="string">
            <text:p text:style-name="P339">I/you/we/they start</text:p>
            <text:p text:style-name="P339">He/she/it starts</text:p>
          </table:table-cell>
          <table:table-cell table:style-name="Table7.D2" office:value-type="string">
            <text:p text:style-name="P350">I/y<text:span text:style-name="T343">ou</text:span>/w<text:span text:style-name="T343">e</text:span>/t<text:span text:style-name="T343">hey</text:span>/he/she/it </text:p>
            <text:p text:style-name="P350">will start</text:p>
          </table:table-cell>
        </table:table-row>
        <table:table-row table:style-name="TableLine94849888209808">
          <table:table-cell table:style-name="Table7.A2" office:value-type="string">
            <text:p text:style-name="P322">-</text:p>
          </table:table-cell>
          <table:table-cell table:style-name="Table7.A2" office:value-type="string">
            <text:p text:style-name="P347">I/y<text:span text:style-name="T343">ou</text:span>/w<text:span text:style-name="T343">e</text:span>/t<text:span text:style-name="T343">hey</text:span>/he/she/it</text:p>
            <text:p text:style-name="P347">didn`t start</text:p>
          </table:table-cell>
          <table:table-cell table:style-name="Table7.A2" office:value-type="string">
            <text:p text:style-name="P339">I/you/we/they don`t start</text:p>
            <text:p text:style-name="P339">He/she/it doesn`t start</text:p>
          </table:table-cell>
          <table:table-cell table:style-name="Table7.D2" office:value-type="string">
            <text:p text:style-name="P350">I/y<text:span text:style-name="T343">ou</text:span>/w<text:span text:style-name="T343">e</text:span>/t<text:span text:style-name="T343">hey</text:span>/he/she/it</text:p>
            <text:p text:style-name="P350">won`t start</text:p>
          </table:table-cell>
        </table:table-row>
        <table:table-row table:style-name="TableLine94849888215328">
          <table:table-cell table:style-name="Table7.A2" office:value-type="string">
            <text:p text:style-name="P322">?</text:p>
          </table:table-cell>
          <table:table-cell table:style-name="Table7.A2" office:value-type="string">
            <text:p text:style-name="P348">Did I/y<text:span text:style-name="T343">ou</text:span>/w<text:span text:style-name="T343">e</text:span>/t<text:span text:style-name="T343">hey</text:span>/he</text:p>
            <text:p text:style-name="P348">/she/it start?</text:p>
          </table:table-cell>
          <table:table-cell table:style-name="Table7.A2" office:value-type="string">
            <text:p text:style-name="P339">Do I/you/we/they start?</text:p>
            <text:p text:style-name="P339">Does he/she/it start?</text:p>
          </table:table-cell>
          <table:table-cell table:style-name="Table7.D2" office:value-type="string">
            <text:p text:style-name="P351">Will I/y<text:span text:style-name="T343">ou</text:span>/w<text:span text:style-name="T343">e</text:span>/t<text:span text:style-name="T343">hey</text:span>/he</text:p>
            <text:p text:style-name="P351">/she/it start?</text:p>
          </table:table-cell>
        </table:table-row>
      </table:table>
      <text:p text:style-name="P95"/>
      <text:p text:style-name="P233"><text:span text:style-name="T246">Таблица времен группы Continu</text:span><text:span text:style-name="T247">ou</text:span><text:span text:style-name="T246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849888222288">
          <table:table-cell table:style-name="Table8.A1" office:value-type="string">
            <text:p text:style-name="P338"/>
          </table:table-cell>
          <table:table-cell table:style-name="Table8.A1" office:value-type="string">
            <text:p text:style-name="P321">Past</text:p>
          </table:table-cell>
          <table:table-cell table:style-name="Table8.A1" office:value-type="string">
            <text:p text:style-name="P321">Present</text:p>
          </table:table-cell>
          <table:table-cell table:style-name="Table8.D1" office:value-type="string">
            <text:p text:style-name="P321">Future</text:p>
          </table:table-cell>
        </table:table-row>
        <table:table-row table:style-name="TableLine94849888350784">
          <table:table-cell table:style-name="Table8.A2" office:value-type="string">
            <text:p text:style-name="P322">+</text:p>
          </table:table-cell>
          <table:table-cell table:style-name="Table8.A2" office:value-type="string">
            <text:p text:style-name="P349">I/<text:span text:style-name="T342">he/she/it</text:span> <text:span text:style-name="T342">was starting</text:span></text:p>
            <text:p text:style-name="P349"><text:span text:style-name="T342">Y</text:span><text:span text:style-name="T343">ou</text:span><text:span text:style-name="T342">/w</text:span><text:span text:style-name="T343">e</text:span><text:span text:style-name="T342">/t</text:span><text:span text:style-name="T343">hey</text:span><text:span text:style-name="T342"> were starting</text:span></text:p>
          </table:table-cell>
          <table:table-cell table:style-name="Table8.A2" office:value-type="string">
            <text:p text:style-name="P341">I am starting</text:p>
            <text:p text:style-name="P341">You/we/they are starting</text:p>
            <text:p text:style-name="P341">He/she/it is starting</text:p>
          </table:table-cell>
          <table:table-cell table:style-name="Table8.D2" office:value-type="string">
            <text:p text:style-name="P329"/>
          </table:table-cell>
        </table:table-row>
        <table:table-row table:style-name="TableLine94849888376080">
          <table:table-cell table:style-name="Table8.A2" office:value-type="string">
            <text:p text:style-name="P322">-</text:p>
          </table:table-cell>
          <table:table-cell table:style-name="Table8.A2" office:value-type="string">
            <text:p text:style-name="P350">I/he/she/it wasn`t starting</text:p>
            <text:p text:style-name="P350">Y<text:span text:style-name="T343">ou</text:span>/w<text:span text:style-name="T343">e</text:span>/t<text:span text:style-name="T343">hey</text:span> weren`t starting</text:p>
          </table:table-cell>
          <table:table-cell table:style-name="Table8.A2" office:value-type="string">
            <text:p text:style-name="P341">I`m not starting</text:p>
            <text:p text:style-name="P341">You/we/they aren`t starting</text:p>
            <text:p text:style-name="P341">He/she/it isn`t starting</text:p>
          </table:table-cell>
          <table:table-cell table:style-name="Table8.D2" office:value-type="string">
            <text:p text:style-name="P329"/>
          </table:table-cell>
        </table:table-row>
        <table:table-row table:style-name="TableLine94849888383920">
          <table:table-cell table:style-name="Table8.A2" office:value-type="string">
            <text:p text:style-name="P322">?</text:p>
          </table:table-cell>
          <table:table-cell table:style-name="Table8.A2" office:value-type="string">
            <text:p text:style-name="P350">Was I/he/she/it starting?</text:p>
            <text:p text:style-name="P350">Were y<text:span text:style-name="T343">ou</text:span>/w<text:span text:style-name="T343">e</text:span>/t<text:span text:style-name="T343">hey</text:span> starting?</text:p>
          </table:table-cell>
          <table:table-cell table:style-name="Table8.A2" office:value-type="string">
            <text:p text:style-name="P341">Am I starting?</text:p>
            <text:p text:style-name="P341">Are you/we/they starting?</text:p>
            <text:p text:style-name="P341">Is he/she/it starting?</text:p>
          </table:table-cell>
          <table:table-cell table:style-name="Table8.D2" office:value-type="string">
            <text:p text:style-name="P329"/>
          </table:table-cell>
        </table:table-row>
      </table:table>
      <text:p text:style-name="P95"/>
      <text:p text:style-name="P97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849888393344">
          <table:table-cell table:style-name="Table9.A1" office:value-type="string">
            <text:p text:style-name="P338"/>
          </table:table-cell>
          <table:table-cell table:style-name="Table9.A1" office:value-type="string">
            <text:p text:style-name="P321">Past</text:p>
          </table:table-cell>
          <table:table-cell table:style-name="Table9.A1" office:value-type="string">
            <text:p text:style-name="P321">Present</text:p>
          </table:table-cell>
          <table:table-cell table:style-name="Table9.D1" office:value-type="string">
            <text:p text:style-name="P321">Future</text:p>
          </table:table-cell>
        </table:table-row>
        <table:table-row table:style-name="TableLine94849888492016">
          <table:table-cell table:style-name="Table9.A2" office:value-type="string">
            <text:p text:style-name="P322">+</text:p>
          </table:table-cell>
          <table:table-cell table:style-name="Table9.A2" office:value-type="string">
            <text:p text:style-name="P329"/>
          </table:table-cell>
          <table:table-cell table:style-name="Table9.A2" office:value-type="string">
            <text:p text:style-name="P341">I/you/we/they have started</text:p>
            <text:p text:style-name="P341">He/she/it has started</text:p>
          </table:table-cell>
          <table:table-cell table:style-name="Table9.D2" office:value-type="string">
            <text:p text:style-name="P329"/>
          </table:table-cell>
        </table:table-row>
        <table:table-row table:style-name="TableLine94849888498096">
          <table:table-cell table:style-name="Table9.A2" office:value-type="string">
            <text:p text:style-name="P322">-</text:p>
          </table:table-cell>
          <table:table-cell table:style-name="Table9.A2" office:value-type="string">
            <text:p text:style-name="P329"/>
          </table:table-cell>
          <table:table-cell table:style-name="Table9.A2" office:value-type="string">
            <text:p text:style-name="P341">I/y<text:span text:style-name="T317">ou</text:span>/w<text:span text:style-name="T317">e</text:span>/t<text:span text:style-name="T317">hey</text:span> haven`t started</text:p>
            <text:p text:style-name="P341">He/she/it hasn`t started</text:p>
          </table:table-cell>
          <table:table-cell table:style-name="Table9.D2" office:value-type="string">
            <text:p text:style-name="P329"/>
          </table:table-cell>
        </table:table-row>
        <table:table-row table:style-name="TableLine94849888502128">
          <table:table-cell table:style-name="Table9.A2" office:value-type="string">
            <text:p text:style-name="P322">?</text:p>
          </table:table-cell>
          <table:table-cell table:style-name="Table9.A2" office:value-type="string">
            <text:p text:style-name="P329"/>
          </table:table-cell>
          <table:table-cell table:style-name="Table9.A2" office:value-type="string">
            <text:p text:style-name="P341">Have I/y<text:span text:style-name="T318">ou</text:span>/w<text:span text:style-name="T318">e</text:span>/t<text:span text:style-name="T318">hey</text:span> started?</text:p>
            <text:p text:style-name="P341">Has he/she/it started?</text:p>
          </table:table-cell>
          <table:table-cell table:style-name="Table9.D2" office:value-type="string">
            <text:p text:style-name="P329"/>
          </table:table-cell>
        </table:table-row>
      </table:table>
      <text:p text:style-name="P97"/>
      <text:p text:style-name="P98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49888508112">
          <table:table-cell table:style-name="Table1.A1" office:value-type="string">
            <text:p text:style-name="P340"/>
          </table:table-cell>
          <table:table-cell table:style-name="Table1.A1" office:value-type="string">
            <text:p text:style-name="P323">Past</text:p>
          </table:table-cell>
          <table:table-cell table:style-name="Table1.A1" office:value-type="string">
            <text:p text:style-name="P323">Present</text:p>
          </table:table-cell>
          <table:table-cell table:style-name="Table1.D1" office:value-type="string">
            <text:p text:style-name="P323">Future</text:p>
          </table:table-cell>
        </table:table-row>
        <table:table-row table:style-name="TableLine94849888557424">
          <table:table-cell table:style-name="Table1.A2" office:value-type="string">
            <text:p text:style-name="P323">+</text:p>
          </table:table-cell>
          <table:table-cell table:style-name="Table1.A2" office:value-type="string">
            <text:p text:style-name="P330"/>
          </table:table-cell>
          <table:table-cell table:style-name="Table1.A2" office:value-type="string">
            <text:p text:style-name="P346">I/y<text:span text:style-name="T343">ou</text:span>/w<text:span text:style-name="T343">e</text:span>/t<text:span text:style-name="T343">hey</text:span> have been starting</text:p>
            <text:p text:style-name="P346">He/she/it has been starting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849888571296">
          <table:table-cell table:style-name="Table1.A2" office:value-type="string">
            <text:p text:style-name="P323">-</text:p>
          </table:table-cell>
          <table:table-cell table:style-name="Table1.A2" office:value-type="string">
            <text:p text:style-name="P330"/>
          </table:table-cell>
          <table:table-cell table:style-name="Table1.A2" office:value-type="string">
            <text:p text:style-name="P346">I/y<text:span text:style-name="T343">ou</text:span>/w<text:span text:style-name="T343">e</text:span>/t<text:span text:style-name="T343">hey</text:span> haven`t been starting</text:p>
            <text:p text:style-name="P346">He/she/it hasn`t been starting</text:p>
          </table:table-cell>
          <table:table-cell table:style-name="Table1.D2" office:value-type="string">
            <text:p text:style-name="P330"/>
          </table:table-cell>
        </table:table-row>
        <table:table-row table:style-name="TableLine94849888583632">
          <table:table-cell table:style-name="Table1.A2" office:value-type="string">
            <text:p text:style-name="P323">?</text:p>
          </table:table-cell>
          <table:table-cell table:style-name="Table1.A2" office:value-type="string">
            <text:p text:style-name="P330"/>
          </table:table-cell>
          <table:table-cell table:style-name="Table1.A2" office:value-type="string">
            <text:p text:style-name="P346">Have I/y<text:span text:style-name="T343">ou</text:span>/w<text:span text:style-name="T343">e</text:span>/t<text:span text:style-name="T343">hey</text:span> been starting?</text:p>
            <text:p text:style-name="P346">Has he/she/it been starting?</text:p>
          </table:table-cell>
          <table:table-cell table:style-name="Table1.D2" office:value-type="string">
            <text:p text:style-name="P330"/>
          </table:table-cell>
        </table:table-row>
      </table:table>
      <text:p text:style-name="P356"><text:span text:style-name="T164">Таблица </text:span><text:span text:style-name="T165">форм</text:span><text:span text:style-name="T164"> глагола </text:span><text:span text:style-name="T174">b</text:span><text:span text:style-name="T164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849888606656">
          <table:table-cell table:style-name="Table5.A1" office:value-type="string">
            <text:p text:style-name="P327">Подлежащее</text:p>
          </table:table-cell>
          <table:table-cell table:style-name="Table5.A1" office:value-type="string">
            <text:p text:style-name="P324">Past</text:p>
          </table:table-cell>
          <table:table-cell table:style-name="Table5.A1" office:value-type="string">
            <text:p text:style-name="P324">Present</text:p>
          </table:table-cell>
          <table:table-cell table:style-name="Table5.D1" office:value-type="string">
            <text:p text:style-name="P324">Future</text:p>
          </table:table-cell>
        </table:table-row>
        <table:table-row table:style-name="TableLine94849888685216">
          <table:table-cell table:style-name="Table5.A2" office:value-type="string">
            <text:p text:style-name="P345"><text:s/>I</text:p>
          </table:table-cell>
          <table:table-cell table:style-name="Table5.A2" office:value-type="string">
            <text:p text:style-name="P346">was</text:p>
          </table:table-cell>
          <table:table-cell table:style-name="Table5.A2" office:value-type="string">
            <text:p text:style-name="P342">am</text:p>
          </table:table-cell>
          <table:table-cell table:style-name="Table5.D2" office:value-type="string">
            <text:p text:style-name="P352">will be</text:p>
          </table:table-cell>
        </table:table-row>
        <table:table-row table:style-name="TableLine94849888691072">
          <table:table-cell table:style-name="Table5.A2" office:value-type="string">
            <text:p text:style-name="P344">he/she/<text:span text:style-name="T328">it</text:span></text:p>
          </table:table-cell>
          <table:table-cell table:style-name="Table5.A2" office:value-type="string">
            <text:p text:style-name="P346">was</text:p>
          </table:table-cell>
          <table:table-cell table:style-name="Table5.A2" office:value-type="string">
            <text:p text:style-name="P343">is</text:p>
          </table:table-cell>
          <table:table-cell table:style-name="Table5.D2" office:value-type="string">
            <text:p text:style-name="P352">will be</text:p>
          </table:table-cell>
        </table:table-row>
        <table:table-row table:style-name="TableLine94849888706112">
          <table:table-cell table:style-name="Table5.A2" office:value-type="string">
            <text:p text:style-name="P344">you/we/they</text:p>
          </table:table-cell>
          <table:table-cell table:style-name="Table5.A2" office:value-type="string">
            <text:p text:style-name="P346">were</text:p>
          </table:table-cell>
          <table:table-cell table:style-name="Table5.A2" office:value-type="string">
            <text:p text:style-name="P343">are</text:p>
          </table:table-cell>
          <table:table-cell table:style-name="Table5.D2" office:value-type="string">
            <text:p text:style-name="P352">will be</text:p>
          </table:table-cell>
        </table:table-row>
      </table:table>
      <text:p text:style-name="P127"/>
      <text:p text:style-name="P129"/>
      <text:p text:style-name="P353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849888716864">
          <table:table-cell table:style-name="Table6.A1" office:value-type="string">
            <text:p text:style-name="P326">Перевод</text:p>
          </table:table-cell>
          <table:table-cell table:style-name="Table6.A1" office:value-type="string">
            <text:p text:style-name="P325">Начальная форма</text:p>
          </table:table-cell>
          <table:table-cell table:style-name="Table6.A1" office:value-type="string">
            <text:p text:style-name="P325">2я форма</text:p>
          </table:table-cell>
          <table:table-cell table:style-name="Table6.D1" office:value-type="string">
            <text:p text:style-name="P326">3я форма</text:p>
          </table:table-cell>
        </table:table-row>
        <table:table-row table:style-name="TableLine94849889065952">
          <table:table-cell table:style-name="Table6.A2" office:value-type="string">
            <text:p text:style-name="P331">начинать</text:p>
          </table:table-cell>
          <table:table-cell table:style-name="Table6.A2" office:value-type="string">
            <text:p text:style-name="P332">begin</text:p>
          </table:table-cell>
          <table:table-cell table:style-name="Table6.A2" office:value-type="string">
            <text:p text:style-name="P332">began</text:p>
          </table:table-cell>
          <table:table-cell table:style-name="Table6.D2" office:value-type="string">
            <text:p text:style-name="P331">begun</text:p>
          </table:table-cell>
        </table:table-row>
        <table:table-row table:style-name="TableLine94849889093376">
          <table:table-cell table:style-name="Table6.A2" office:value-type="string">
            <text:p text:style-name="P331">ломать</text:p>
          </table:table-cell>
          <table:table-cell table:style-name="Table6.A2" office:value-type="string">
            <text:p text:style-name="P332">break</text:p>
          </table:table-cell>
          <table:table-cell table:style-name="Table6.A2" office:value-type="string">
            <text:p text:style-name="P332">broke</text:p>
          </table:table-cell>
          <table:table-cell table:style-name="Table6.D2" office:value-type="string">
            <text:p text:style-name="P331">broken</text:p>
          </table:table-cell>
        </table:table-row>
        <table:table-row table:style-name="TableLine94849889097536">
          <table:table-cell table:style-name="Table6.A2" office:value-type="string">
            <text:p text:style-name="P331">приносить</text:p>
          </table:table-cell>
          <table:table-cell table:style-name="Table6.A2" office:value-type="string">
            <text:p text:style-name="P332">bring</text:p>
          </table:table-cell>
          <table:table-cell table:style-name="Table6.A2" office:value-type="string">
            <text:p text:style-name="P332">brought</text:p>
          </table:table-cell>
          <table:table-cell table:style-name="Table6.D2" office:value-type="string">
            <text:p text:style-name="P331">brought</text:p>
          </table:table-cell>
        </table:table-row>
        <table:table-row table:style-name="TableLine94849889108304">
          <table:table-cell table:style-name="Table6.A2" office:value-type="string">
            <text:p text:style-name="P331">покупать</text:p>
          </table:table-cell>
          <table:table-cell table:style-name="Table6.A2" office:value-type="string">
            <text:p text:style-name="P332">buy</text:p>
          </table:table-cell>
          <table:table-cell table:style-name="Table6.A2" office:value-type="string">
            <text:p text:style-name="P332">bought</text:p>
          </table:table-cell>
          <table:table-cell table:style-name="Table6.D2" office:value-type="string">
            <text:p text:style-name="P331">bought</text:p>
          </table:table-cell>
        </table:table-row>
        <table:table-row table:style-name="TableLine94849889114128">
          <table:table-cell table:style-name="Table6.A2" office:value-type="string">
            <text:p text:style-name="P331">приходить</text:p>
          </table:table-cell>
          <table:table-cell table:style-name="Table6.A2" office:value-type="string">
            <text:p text:style-name="P332">come</text:p>
          </table:table-cell>
          <table:table-cell table:style-name="Table6.A2" office:value-type="string">
            <text:p text:style-name="P332">came</text:p>
          </table:table-cell>
          <table:table-cell table:style-name="Table6.D2" office:value-type="string">
            <text:p text:style-name="P331">come</text:p>
          </table:table-cell>
        </table:table-row>
        <table:table-row table:style-name="TableLine94849888616816">
          <table:table-cell table:style-name="Table6.A2" office:value-type="string">
            <text:p text:style-name="P331">делать</text:p>
          </table:table-cell>
          <table:table-cell table:style-name="Table6.A2" office:value-type="string">
            <text:p text:style-name="P332">do</text:p>
          </table:table-cell>
          <table:table-cell table:style-name="Table6.A2" office:value-type="string">
            <text:p text:style-name="P332">did</text:p>
          </table:table-cell>
          <table:table-cell table:style-name="Table6.D2" office:value-type="string">
            <text:p text:style-name="P331">done</text:p>
          </table:table-cell>
        </table:table-row>
        <table:table-row table:style-name="TableLine94849889138640">
          <table:table-cell table:style-name="Table6.A2" office:value-type="string">
            <text:p text:style-name="P331">пить</text:p>
          </table:table-cell>
          <table:table-cell table:style-name="Table6.A2" office:value-type="string">
            <text:p text:style-name="P332">drink</text:p>
          </table:table-cell>
          <table:table-cell table:style-name="Table6.A2" office:value-type="string">
            <text:p text:style-name="P332">drank</text:p>
          </table:table-cell>
          <table:table-cell table:style-name="Table6.D2" office:value-type="string">
            <text:p text:style-name="P331">drunk</text:p>
          </table:table-cell>
        </table:table-row>
        <table:table-row table:style-name="TableLine94849889141968">
          <table:table-cell table:style-name="Table6.A2" office:value-type="string">
            <text:p text:style-name="P331">есть</text:p>
          </table:table-cell>
          <table:table-cell table:style-name="Table6.A2" office:value-type="string">
            <text:p text:style-name="P332">eat</text:p>
          </table:table-cell>
          <table:table-cell table:style-name="Table6.A2" office:value-type="string">
            <text:p text:style-name="P332">ate</text:p>
          </table:table-cell>
          <table:table-cell table:style-name="Table6.D2" office:value-type="string">
            <text:p text:style-name="P331">eaten</text:p>
          </table:table-cell>
        </table:table-row>
        <table:table-row table:style-name="TableLine94849889145088">
          <table:table-cell table:style-name="Table6.A2" office:value-type="string">
            <text:p text:style-name="P331">падать</text:p>
          </table:table-cell>
          <table:table-cell table:style-name="Table6.A2" office:value-type="string">
            <text:p text:style-name="P333">fall</text:p>
          </table:table-cell>
          <table:table-cell table:style-name="Table6.A2" office:value-type="string">
            <text:p text:style-name="P333">fell</text:p>
          </table:table-cell>
          <table:table-cell table:style-name="Table6.D2" office:value-type="string">
            <text:p text:style-name="P331">fallen</text:p>
          </table:table-cell>
        </table:table-row>
        <table:table-row table:style-name="TableLine94849889151696">
          <table:table-cell table:style-name="Table6.A2" office:value-type="string">
            <text:p text:style-name="P331">летать</text:p>
          </table:table-cell>
          <table:table-cell table:style-name="Table6.A2" office:value-type="string">
            <text:p text:style-name="P333">fly</text:p>
          </table:table-cell>
          <table:table-cell table:style-name="Table6.A2" office:value-type="string">
            <text:p text:style-name="P333">flew</text:p>
          </table:table-cell>
          <table:table-cell table:style-name="Table6.D2" office:value-type="string">
            <text:p text:style-name="P331">flown</text:p>
          </table:table-cell>
        </table:table-row>
        <table:table-row table:style-name="TableLine94849889161808">
          <table:table-cell table:style-name="Table6.A2" office:value-type="string">
            <text:p text:style-name="P331">забывать</text:p>
          </table:table-cell>
          <table:table-cell table:style-name="Table6.A2" office:value-type="string">
            <text:p text:style-name="P333">forget</text:p>
          </table:table-cell>
          <table:table-cell table:style-name="Table6.A2" office:value-type="string">
            <text:p text:style-name="P333">forgot</text:p>
          </table:table-cell>
          <table:table-cell table:style-name="Table6.D2" office:value-type="string">
            <text:p text:style-name="P331">forgotten</text:p>
          </table:table-cell>
        </table:table-row>
        <table:table-row table:style-name="TableLine94849889164752">
          <table:table-cell table:style-name="Table6.A2" office:value-type="string">
            <text:p text:style-name="P331">получать</text:p>
          </table:table-cell>
          <table:table-cell table:style-name="Table6.A2" office:value-type="string">
            <text:p text:style-name="P333">get</text:p>
          </table:table-cell>
          <table:table-cell table:style-name="Table6.A2" office:value-type="string">
            <text:p text:style-name="P333">got</text:p>
          </table:table-cell>
          <table:table-cell table:style-name="Table6.D2" office:value-type="string">
            <text:p text:style-name="P331">got</text:p>
          </table:table-cell>
        </table:table-row>
        <table:table-row table:style-name="TableLine94849889168144">
          <table:table-cell table:style-name="Table6.A2" office:value-type="string">
            <text:p text:style-name="P334">давать</text:p>
          </table:table-cell>
          <table:table-cell table:style-name="Table6.A2" office:value-type="string">
            <text:p text:style-name="P335">give</text:p>
          </table:table-cell>
          <table:table-cell table:style-name="Table6.A2" office:value-type="string">
            <text:p text:style-name="P335">gave</text:p>
          </table:table-cell>
          <table:table-cell table:style-name="Table6.D2" office:value-type="string">
            <text:p text:style-name="P334">given</text:p>
          </table:table-cell>
        </table:table-row>
        <table:table-row table:style-name="TableLine94849889172256">
          <table:table-cell table:style-name="Table6.A2" office:value-type="string">
            <text:p text:style-name="P334">идти</text:p>
          </table:table-cell>
          <table:table-cell table:style-name="Table6.A2" office:value-type="string">
            <text:p text:style-name="P335">go</text:p>
          </table:table-cell>
          <table:table-cell table:style-name="Table6.A2" office:value-type="string">
            <text:p text:style-name="P335">went</text:p>
          </table:table-cell>
          <table:table-cell table:style-name="Table6.D2" office:value-type="string">
            <text:p text:style-name="P334">gone</text:p>
          </table:table-cell>
        </table:table-row>
        <table:table-row table:style-name="TableLine94849889176272">
          <table:table-cell table:style-name="Table6.A2" office:value-type="string">
            <text:p text:style-name="P336">иметь </text:p>
          </table:table-cell>
          <table:table-cell table:style-name="Table6.A2" office:value-type="string">
            <text:p text:style-name="P337">have</text:p>
          </table:table-cell>
          <table:table-cell table:style-name="Table6.A2" office:value-type="string">
            <text:p text:style-name="P337">had</text:p>
          </table:table-cell>
          <table:table-cell table:style-name="Table6.D2" office:value-type="string">
            <text:p text:style-name="P336">had</text:p>
          </table:table-cell>
        </table:table-row>
        <table:table-row table:style-name="TableLine94849889183744">
          <table:table-cell table:style-name="Table6.A2" office:value-type="string">
            <text:p text:style-name="P336">слышать</text:p>
          </table:table-cell>
          <table:table-cell table:style-name="Table6.A2" office:value-type="string">
            <text:p text:style-name="P337">hear</text:p>
          </table:table-cell>
          <table:table-cell table:style-name="Table6.A2" office:value-type="string">
            <text:p text:style-name="P337">heard</text:p>
          </table:table-cell>
          <table:table-cell table:style-name="Table6.D2" office:value-type="string">
            <text:p text:style-name="P336">heard</text:p>
          </table:table-cell>
        </table:table-row>
        <table:table-row table:style-name="TableLine94849889192464">
          <table:table-cell table:style-name="Table6.A2" office:value-type="string">
            <text:p text:style-name="P336">знать</text:p>
          </table:table-cell>
          <table:table-cell table:style-name="Table6.A2" office:value-type="string">
            <text:p text:style-name="P337">know</text:p>
          </table:table-cell>
          <table:table-cell table:style-name="Table6.A2" office:value-type="string">
            <text:p text:style-name="P337">knew</text:p>
          </table:table-cell>
          <table:table-cell table:style-name="Table6.D2" office:value-type="string">
            <text:p text:style-name="P336">known</text:p>
          </table:table-cell>
        </table:table-row>
        <table:table-row table:style-name="TableLine94849889197680">
          <table:table-cell table:style-name="Table6.A2" office:value-type="string">
            <text:p text:style-name="P336">терять</text:p>
          </table:table-cell>
          <table:table-cell table:style-name="Table6.A2" office:value-type="string">
            <text:p text:style-name="P337">lose</text:p>
          </table:table-cell>
          <table:table-cell table:style-name="Table6.A2" office:value-type="string">
            <text:p text:style-name="P337">lost</text:p>
          </table:table-cell>
          <table:table-cell table:style-name="Table6.D2" office:value-type="string">
            <text:p text:style-name="P336">lost</text:p>
          </table:table-cell>
        </table:table-row>
        <table:table-row table:style-name="TableLine94849889201056">
          <table:table-cell table:style-name="Table6.A2" office:value-type="string">
            <text:p text:style-name="P336">делать</text:p>
          </table:table-cell>
          <table:table-cell table:style-name="Table6.A2" office:value-type="string">
            <text:p text:style-name="P337">make</text:p>
          </table:table-cell>
          <table:table-cell table:style-name="Table6.A2" office:value-type="string">
            <text:p text:style-name="P337">made</text:p>
          </table:table-cell>
          <table:table-cell table:style-name="Table6.D2" office:value-type="string">
            <text:p text:style-name="P336">made</text:p>
          </table:table-cell>
        </table:table-row>
        <table:table-row table:style-name="TableLine94849889210544">
          <table:table-cell table:style-name="Table6.A2" office:value-type="string">
            <text:p text:style-name="P336">платить</text:p>
          </table:table-cell>
          <table:table-cell table:style-name="Table6.A2" office:value-type="string">
            <text:p text:style-name="P337">pay</text:p>
          </table:table-cell>
          <table:table-cell table:style-name="Table6.A2" office:value-type="string">
            <text:p text:style-name="P337">paid</text:p>
          </table:table-cell>
          <table:table-cell table:style-name="Table6.D2" office:value-type="string">
            <text:p text:style-name="P336">paid</text:p>
          </table:table-cell>
        </table:table-row>
        <table:table-row table:style-name="TableLine94849889215296">
          <table:table-cell table:style-name="Table6.A2" office:value-type="string">
            <text:p text:style-name="P336">класть</text:p>
          </table:table-cell>
          <table:table-cell table:style-name="Table6.A2" office:value-type="string">
            <text:p text:style-name="P337">put</text:p>
          </table:table-cell>
          <table:table-cell table:style-name="Table6.A2" office:value-type="string">
            <text:p text:style-name="P337">put</text:p>
          </table:table-cell>
          <table:table-cell table:style-name="Table6.D2" office:value-type="string">
            <text:p text:style-name="P336">put</text:p>
          </table:table-cell>
        </table:table-row>
        <table:table-row table:style-name="TableLine94849889219360">
          <table:table-cell table:style-name="Table6.A2" office:value-type="string">
            <text:p text:style-name="P336">читать</text:p>
          </table:table-cell>
          <table:table-cell table:style-name="Table6.A2" office:value-type="string">
            <text:p text:style-name="P337">read [рид]</text:p>
          </table:table-cell>
          <table:table-cell table:style-name="Table6.A2" office:value-type="string">
            <text:p text:style-name="P337">read [рэд]</text:p>
          </table:table-cell>
          <table:table-cell table:style-name="Table6.D2" office:value-type="string">
            <text:p text:style-name="P337">read [рэд]</text:p>
          </table:table-cell>
        </table:table-row>
        <table:table-row table:style-name="TableLine94849889234928">
          <table:table-cell table:style-name="Table6.A2" office:value-type="string">
            <text:p text:style-name="P336">сказать</text:p>
          </table:table-cell>
          <table:table-cell table:style-name="Table6.A2" office:value-type="string">
            <text:p text:style-name="P337">say</text:p>
          </table:table-cell>
          <table:table-cell table:style-name="Table6.A2" office:value-type="string">
            <text:p text:style-name="P337">said</text:p>
          </table:table-cell>
          <table:table-cell table:style-name="Table6.D2" office:value-type="string">
            <text:p text:style-name="P337">said</text:p>
          </table:table-cell>
        </table:table-row>
        <table:table-row table:style-name="TableLine94849888787152">
          <table:table-cell table:style-name="Table6.A2" office:value-type="string">
            <text:p text:style-name="P336">говорить</text:p>
          </table:table-cell>
          <table:table-cell table:style-name="Table6.A2" office:value-type="string">
            <text:p text:style-name="P337">speak</text:p>
          </table:table-cell>
          <table:table-cell table:style-name="Table6.A2" office:value-type="string">
            <text:p text:style-name="P337">spoke</text:p>
          </table:table-cell>
          <table:table-cell table:style-name="Table6.D2" office:value-type="string">
            <text:p text:style-name="P336">spoken</text:p>
          </table:table-cell>
        </table:table-row>
        <table:table-row table:style-name="TableLine94849889400352">
          <table:table-cell table:style-name="Table6.A2" office:value-type="string">
            <text:p text:style-name="P336">видеть</text:p>
          </table:table-cell>
          <table:table-cell table:style-name="Table6.A2" office:value-type="string">
            <text:p text:style-name="P337">see</text:p>
          </table:table-cell>
          <table:table-cell table:style-name="Table6.A2" office:value-type="string">
            <text:p text:style-name="P337">saw</text:p>
          </table:table-cell>
          <table:table-cell table:style-name="Table6.D2" office:value-type="string">
            <text:p text:style-name="P336">seen</text:p>
          </table:table-cell>
        </table:table-row>
        <table:table-row table:style-name="TableLine94849889401168">
          <table:table-cell table:style-name="Table6.A2" office:value-type="string">
            <text:p text:style-name="P336">сидеть</text:p>
          </table:table-cell>
          <table:table-cell table:style-name="Table6.A2" office:value-type="string">
            <text:p text:style-name="P337">sit</text:p>
          </table:table-cell>
          <table:table-cell table:style-name="Table6.A2" office:value-type="string">
            <text:p text:style-name="P337">sat</text:p>
          </table:table-cell>
          <table:table-cell table:style-name="Table6.D2" office:value-type="string">
            <text:p text:style-name="P336">sat</text:p>
          </table:table-cell>
        </table:table-row>
        <table:table-row table:style-name="TableLine94849889401984">
          <table:table-cell table:style-name="Table6.A2" office:value-type="string">
            <text:p text:style-name="P336">брать</text:p>
          </table:table-cell>
          <table:table-cell table:style-name="Table6.A2" office:value-type="string">
            <text:p text:style-name="P337">take</text:p>
          </table:table-cell>
          <table:table-cell table:style-name="Table6.A2" office:value-type="string">
            <text:p text:style-name="P337">took</text:p>
          </table:table-cell>
          <table:table-cell table:style-name="Table6.D2" office:value-type="string">
            <text:p text:style-name="P336">taken</text:p>
          </table:table-cell>
        </table:table-row>
        <table:table-row table:style-name="TableLine94849889402800">
          <table:table-cell table:style-name="Table6.A2" office:value-type="string">
            <text:p text:style-name="P336">рассказывать</text:p>
          </table:table-cell>
          <table:table-cell table:style-name="Table6.A2" office:value-type="string">
            <text:p text:style-name="P337">tell</text:p>
          </table:table-cell>
          <table:table-cell table:style-name="Table6.A2" office:value-type="string">
            <text:p text:style-name="P337">told</text:p>
          </table:table-cell>
          <table:table-cell table:style-name="Table6.D2" office:value-type="string">
            <text:p text:style-name="P336">told</text:p>
          </table:table-cell>
        </table:table-row>
        <table:table-row table:style-name="TableLine94849889403792">
          <table:table-cell table:style-name="Table6.A2" office:value-type="string">
            <text:p text:style-name="P336">думать</text:p>
          </table:table-cell>
          <table:table-cell table:style-name="Table6.A2" office:value-type="string">
            <text:p text:style-name="P337">think</text:p>
          </table:table-cell>
          <table:table-cell table:style-name="Table6.A2" office:value-type="string">
            <text:p text:style-name="P337">thought</text:p>
          </table:table-cell>
          <table:table-cell table:style-name="Table6.D2" office:value-type="string">
            <text:p text:style-name="P336">thought</text:p>
          </table:table-cell>
        </table:table-row>
        <table:table-row table:style-name="TableLine94849889404864">
          <table:table-cell table:style-name="Table6.A2" office:value-type="string">
            <text:p text:style-name="P336">побеждать</text:p>
          </table:table-cell>
          <table:table-cell table:style-name="Table6.A2" office:value-type="string">
            <text:p text:style-name="P337">win</text:p>
          </table:table-cell>
          <table:table-cell table:style-name="Table6.A2" office:value-type="string">
            <text:p text:style-name="P337">won</text:p>
          </table:table-cell>
          <table:table-cell table:style-name="Table6.D2" office:value-type="string">
            <text:p text:style-name="P336">won</text:p>
          </table:table-cell>
        </table:table-row>
        <table:table-row table:style-name="TableLine94849889405936">
          <table:table-cell table:style-name="Table6.A2" office:value-type="string">
            <text:p text:style-name="P336">писать</text:p>
          </table:table-cell>
          <table:table-cell table:style-name="Table6.A2" office:value-type="string">
            <text:p text:style-name="P337">write</text:p>
          </table:table-cell>
          <table:table-cell table:style-name="Table6.A2" office:value-type="string">
            <text:p text:style-name="P337">wrote</text:p>
          </table:table-cell>
          <table:table-cell table:style-name="Table6.D2" office:value-type="string">
            <text:p text:style-name="P336">written</text:p>
          </table:table-cell>
        </table:table-row>
      </table:table>
      <text:p text:style-name="P1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22T15:59:48.931542215</dc:date>
    <meta:editing-duration>PT16H32M18S</meta:editing-duration>
    <meta:editing-cycles>274</meta:editing-cycles>
    <meta:generator>LibreOffice/6.4.7.2$Linux_X86_64 LibreOffice_project/40$Build-2</meta:generator>
    <meta:document-statistic meta:table-count="6" meta:image-count="0" meta:object-count="0" meta:page-count="16" meta:paragraph-count="629" meta:word-count="4286" meta:character-count="26989" meta:non-whitespace-character-count="23180"/>
  </office:meta>
</office:document-meta>
</file>